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3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4" style:family="table-cell" style:parent-style-name="Excel_20_Built-in_20_Normal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6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7" style:family="table-cell" style:parent-style-name="Excel_20_Built-in_20_Normal" style:data-style-name="N11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8" style:family="table-cell" style:parent-style-name="Excel_20_Built-in_20_Normal" style:data-style-name="N11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9" style:family="table-cell" style:parent-style-name="Excel_20_Built-in_20_Normal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10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3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4" style:family="table-cell" style:parent-style-name="Excel_20_Built-in_20_Normal" style:data-style-name="N111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5" style:family="table-cell" style:parent-style-name="Excel_20_Built-in_20_Normal" style:data-style-name="N111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6" style:family="table-cell" style:parent-style-name="Excel_20_Built-in_20_Normal" style:data-style-name="N109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18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Standard_20_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Standard_20_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1" style:family="table-cell" style:parent-style-name="Standard_20_2" style:data-style-name="N80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2" style:family="table-cell" style:parent-style-name="Standard_20_2" style:data-style-name="N80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bold" style:font-size-asian="8pt" style:font-style-asian="normal" style:font-weight-asian="bold" style:font-name-complex="Microsoft Sans Serif" style:font-size-complex="8pt" style:font-style-complex="normal" style:font-weight-complex="bold"/>
    </style:style>
    <style:style style:name="ce23" style:family="table-cell" style:parent-style-name="Standard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20_2" style:data-style-name="N800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5" style:family="table-cell" style:parent-style-name="Standard_20_2" style:data-style-name="N1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6" style:family="table-cell" style:parent-style-name="Standard_20_2" style:data-style-name="N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7" style:family="table-cell" style:parent-style-name="Standard_20_2" style:data-style-name="N8100">
      <style:table-cell-properties fo:background-color="#ffffff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8" style:family="table-cell" style:parent-style-name="Standard_20_2">
      <style:table-cell-properties fo:background-color="#c0c0c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29" style:family="table-cell" style:parent-style-name="Standard_20_2" style:data-style-name="N8100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Microsoft Sans Serif" fo:font-size="8pt" fo:font-style="normal" fo:text-shadow="none" style:text-underline-style="none" fo:font-weight="normal" style:font-size-asian="8pt" style:font-style-asian="normal" style:font-weight-asian="normal" style:font-name-complex="Microsoft Sans Serif" style:font-size-complex="8pt" style:font-style-complex="normal" style:font-weight-complex="normal"/>
    </style:style>
    <style:style style:name="ce30" style:family="table-cell" style:parent-style-name="Standard_20_2" style:data-style-name="N1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2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Standard_20_2" style:data-style-name="N800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Standard_20_2" style:data-style-name="N801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17_06_2016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Expiry</text:p>
          </table:table-cell>
          <table:table-cell table:style-name="ce1" office:value-type="string">
            <text:p>1Y</text:p>
          </table:table-cell>
          <table:table-cell table:style-name="ce1" office:value-type="string">
            <text:p>2Y</text:p>
          </table:table-cell>
          <table:table-cell table:style-name="ce1" office:value-type="string">
            <text:p>3Y</text:p>
          </table:table-cell>
          <table:table-cell table:style-name="ce1" office:value-type="string">
            <text:p>4Y</text:p>
          </table:table-cell>
          <table:table-cell table:style-name="ce1" office:value-type="string">
            <text:p>5Y</text:p>
          </table:table-cell>
          <table:table-cell table:style-name="ce1" office:value-type="string">
            <text:p>6Y</text:p>
          </table:table-cell>
          <table:table-cell table:style-name="ce1" office:value-type="string">
            <text:p>7Y</text:p>
          </table:table-cell>
          <table:table-cell table:style-name="ce1" office:value-type="string">
            <text:p>8Y</text:p>
          </table:table-cell>
          <table:table-cell table:style-name="ce1" office:value-type="string">
            <text:p>9Y</text:p>
          </table:table-cell>
          <table:table-cell table:style-name="ce1" office:value-type="string">
            <text:p>10Y</text:p>
          </table:table-cell>
          <table:table-cell table:style-name="ce1" office:value-type="string">
            <text:p>15Y</text:p>
          </table:table-cell>
          <table:table-cell table:style-name="ce1" office:value-type="string">
            <text:p>20Y</text:p>
          </table:table-cell>
          <table:table-cell table:style-name="ce1" office:value-type="string">
            <text:p>25Y</text:p>
          </table:table-cell>
          <table:table-cell table:style-name="ce1" office:value-type="string">
            <text:p>30Y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Y</text:p>
          </table:table-cell>
          <table:table-cell table:style-name="ce7" office:value-type="float" office:value="0.098">
            <text:p>0.09800</text:p>
          </table:table-cell>
          <table:table-cell table:style-name="ce7" office:value-type="float" office:value="0.123">
            <text:p>0.12300</text:p>
          </table:table-cell>
          <table:table-cell table:style-name="ce7" office:value-type="float" office:value="0.161">
            <text:p>0.16100</text:p>
          </table:table-cell>
          <table:table-cell table:style-name="ce7" office:value-type="float" office:value="0.204">
            <text:p>0.20400</text:p>
          </table:table-cell>
          <table:table-cell table:style-name="ce7" office:value-type="float" office:value="0.259">
            <text:p>0.25900</text:p>
          </table:table-cell>
          <table:table-cell table:style-name="ce7" office:value-type="float" office:value="0.268">
            <text:p>0.26800</text:p>
          </table:table-cell>
          <table:table-cell table:style-name="ce7" office:value-type="float" office:value="0.279">
            <text:p>0.27900</text:p>
          </table:table-cell>
          <table:table-cell table:style-name="ce7" office:value-type="float" office:value="0.286">
            <text:p>0.28600</text:p>
          </table:table-cell>
          <table:table-cell table:style-name="ce7" office:value-type="float" office:value="0.291">
            <text:p>0.29100</text:p>
          </table:table-cell>
          <table:table-cell table:style-name="ce7" office:value-type="float" office:value="0.295">
            <text:p>0.29500</text:p>
          </table:table-cell>
          <table:table-cell table:style-name="ce7" office:value-type="float" office:value="0.283">
            <text:p>0.28300</text:p>
          </table:table-cell>
          <table:table-cell table:style-name="ce7" office:value-type="float" office:value="0.285">
            <text:p>0.28500</text:p>
          </table:table-cell>
          <table:table-cell table:style-name="ce7" office:value-type="float" office:value="0.29">
            <text:p>0.29000</text:p>
          </table:table-cell>
          <table:table-cell table:style-name="ce7" office:value-type="float" office:value="0.294">
            <text:p>0.294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Y</text:p>
          </table:table-cell>
          <table:table-cell table:style-name="ce8" office:value-type="float" office:value="0.139">
            <text:p>0.13900</text:p>
          </table:table-cell>
          <table:table-cell table:style-name="ce8" office:value-type="float" office:value="0.16">
            <text:p>0.16000</text:p>
          </table:table-cell>
          <table:table-cell table:style-name="ce8" office:value-type="float" office:value="0.196">
            <text:p>0.19600</text:p>
          </table:table-cell>
          <table:table-cell table:style-name="ce8" office:value-type="float" office:value="0.231">
            <text:p>0.23100</text:p>
          </table:table-cell>
          <table:table-cell table:style-name="ce8" office:value-type="float" office:value="0.276">
            <text:p>0.27600</text:p>
          </table:table-cell>
          <table:table-cell table:style-name="ce8" office:value-type="float" office:value="0.279">
            <text:p>0.27900</text:p>
          </table:table-cell>
          <table:table-cell table:style-name="ce8" office:value-type="float" office:value="0.283">
            <text:p>0.28300</text:p>
          </table:table-cell>
          <table:table-cell table:style-name="ce8" office:value-type="float" office:value="0.286">
            <text:p>0.28600</text:p>
          </table:table-cell>
          <table:table-cell table:style-name="ce8" office:value-type="float" office:value="0.29">
            <text:p>0.29000</text:p>
          </table:table-cell>
          <table:table-cell table:style-name="ce8" office:value-type="float" office:value="0.295">
            <text:p>0.29500</text:p>
          </table:table-cell>
          <table:table-cell table:style-name="ce8" office:value-type="float" office:value="0.281">
            <text:p>0.28100</text:p>
          </table:table-cell>
          <table:table-cell table:style-name="ce8" office:value-type="float" office:value="0.278">
            <text:p>0.27800</text:p>
          </table:table-cell>
          <table:table-cell table:style-name="ce8" office:value-type="float" office:value="0.283">
            <text:p>0.28300</text:p>
          </table:table-cell>
          <table:table-cell table:style-name="ce8" office:value-type="float" office:value="0.286">
            <text:p>0.286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Y</text:p>
          </table:table-cell>
          <table:table-cell table:style-name="ce7" office:value-type="float" office:value="0.174">
            <text:p>0.17400</text:p>
          </table:table-cell>
          <table:table-cell table:style-name="ce7" office:value-type="float" office:value="0.189">
            <text:p>0.18900</text:p>
          </table:table-cell>
          <table:table-cell table:style-name="ce7" office:value-type="float" office:value="0.216">
            <text:p>0.21600</text:p>
          </table:table-cell>
          <table:table-cell table:style-name="ce7" office:value-type="float" office:value="0.245">
            <text:p>0.24500</text:p>
          </table:table-cell>
          <table:table-cell table:style-name="ce7" office:value-type="float" office:value="0.28">
            <text:p>0.28000</text:p>
          </table:table-cell>
          <table:table-cell table:style-name="ce7" office:value-type="float" office:value="0.278">
            <text:p>0.27800</text:p>
          </table:table-cell>
          <table:table-cell table:style-name="ce7" office:value-type="float" office:value="0.281">
            <text:p>0.28100</text:p>
          </table:table-cell>
          <table:table-cell table:style-name="ce7" office:value-type="float" office:value="0.282">
            <text:p>0.28200</text:p>
          </table:table-cell>
          <table:table-cell table:style-name="ce7" office:value-type="float" office:value="0.285">
            <text:p>0.28500</text:p>
          </table:table-cell>
          <table:table-cell table:style-name="ce7" office:value-type="float" office:value="0.288">
            <text:p>0.28800</text:p>
          </table:table-cell>
          <table:table-cell table:style-name="ce7" office:value-type="float" office:value="0.273">
            <text:p>0.27300</text:p>
          </table:table-cell>
          <table:table-cell table:style-name="ce7" office:value-type="float" office:value="0.27">
            <text:p>0.27000</text:p>
          </table:table-cell>
          <table:table-cell table:style-name="ce7" office:value-type="float" office:value="0.273">
            <text:p>0.27300</text:p>
          </table:table-cell>
          <table:table-cell table:style-name="ce7" office:value-type="float" office:value="0.276">
            <text:p>0.276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4Y</text:p>
          </table:table-cell>
          <table:table-cell table:style-name="ce8" office:value-type="float" office:value="0.192">
            <text:p>0.19200</text:p>
          </table:table-cell>
          <table:table-cell table:style-name="ce8" office:value-type="float" office:value="0.2">
            <text:p>0.20000</text:p>
          </table:table-cell>
          <table:table-cell table:style-name="ce8" office:value-type="float" office:value="0.22">
            <text:p>0.22000</text:p>
          </table:table-cell>
          <table:table-cell table:style-name="ce8" office:value-type="float" office:value="0.244">
            <text:p>0.24400</text:p>
          </table:table-cell>
          <table:table-cell table:number-columns-repeated="3" table:style-name="ce8" office:value-type="float" office:value="0.274">
            <text:p>0.27400</text:p>
          </table:table-cell>
          <table:table-cell table:style-name="ce8" office:value-type="float" office:value="0.275">
            <text:p>0.27500</text:p>
          </table:table-cell>
          <table:table-cell table:style-name="ce8" office:value-type="float" office:value="0.276">
            <text:p>0.27600</text:p>
          </table:table-cell>
          <table:table-cell table:style-name="ce8" office:value-type="float" office:value="0.278">
            <text:p>0.27800</text:p>
          </table:table-cell>
          <table:table-cell table:style-name="ce8" office:value-type="float" office:value="0.264">
            <text:p>0.26400</text:p>
          </table:table-cell>
          <table:table-cell table:style-name="ce8" office:value-type="float" office:value="0.261">
            <text:p>0.26100</text:p>
          </table:table-cell>
          <table:table-cell table:style-name="ce8" office:value-type="float" office:value="0.263">
            <text:p>0.26300</text:p>
          </table:table-cell>
          <table:table-cell table:style-name="ce8" office:value-type="float" office:value="0.265">
            <text:p>0.26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Y</text:p>
          </table:table-cell>
          <table:table-cell table:style-name="ce7" office:value-type="float" office:value="0.194">
            <text:p>0.19400</text:p>
          </table:table-cell>
          <table:table-cell table:style-name="ce7" office:value-type="float" office:value="0.198">
            <text:p>0.19800</text:p>
          </table:table-cell>
          <table:table-cell table:style-name="ce7" office:value-type="float" office:value="0.216">
            <text:p>0.21600</text:p>
          </table:table-cell>
          <table:table-cell table:style-name="ce7" office:value-type="float" office:value="0.238">
            <text:p>0.23800</text:p>
          </table:table-cell>
          <table:table-cell table:style-name="ce7" office:value-type="float" office:value="0.266">
            <text:p>0.26600</text:p>
          </table:table-cell>
          <table:table-cell table:number-columns-repeated="2" table:style-name="ce7" office:value-type="float" office:value="0.264">
            <text:p>0.26400</text:p>
          </table:table-cell>
          <table:table-cell table:style-name="ce7" office:value-type="float" office:value="0.265">
            <text:p>0.26500</text:p>
          </table:table-cell>
          <table:table-cell table:style-name="ce7" office:value-type="float" office:value="0.266">
            <text:p>0.26600</text:p>
          </table:table-cell>
          <table:table-cell table:style-name="ce7" office:value-type="float" office:value="0.269">
            <text:p>0.26900</text:p>
          </table:table-cell>
          <table:table-cell table:style-name="ce7" office:value-type="float" office:value="0.256">
            <text:p>0.25600</text:p>
          </table:table-cell>
          <table:table-cell table:style-name="ce7" office:value-type="float" office:value="0.253">
            <text:p>0.25300</text:p>
          </table:table-cell>
          <table:table-cell table:style-name="ce7" office:value-type="float" office:value="0.254">
            <text:p>0.25400</text:p>
          </table:table-cell>
          <table:table-cell table:style-name="ce7" office:value-type="float" office:value="0.256">
            <text:p>0.256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7Y</text:p>
          </table:table-cell>
          <table:table-cell table:style-name="ce8" office:value-type="float" office:value="0.18">
            <text:p>0.18000</text:p>
          </table:table-cell>
          <table:table-cell table:style-name="ce8" office:value-type="float" office:value="0.187">
            <text:p>0.18700</text:p>
          </table:table-cell>
          <table:table-cell table:style-name="ce8" office:value-type="float" office:value="0.203">
            <text:p>0.20300</text:p>
          </table:table-cell>
          <table:table-cell table:style-name="ce8" office:value-type="float" office:value="0.223">
            <text:p>0.22300</text:p>
          </table:table-cell>
          <table:table-cell table:number-columns-repeated="2" table:style-name="ce8" office:value-type="float" office:value="0.248">
            <text:p>0.24800</text:p>
          </table:table-cell>
          <table:table-cell table:style-name="ce8" office:value-type="float" office:value="0.25">
            <text:p>0.25000</text:p>
          </table:table-cell>
          <table:table-cell table:style-name="ce8" office:value-type="float" office:value="0.252">
            <text:p>0.25200</text:p>
          </table:table-cell>
          <table:table-cell table:style-name="ce8" office:value-type="float" office:value="0.253">
            <text:p>0.25300</text:p>
          </table:table-cell>
          <table:table-cell table:style-name="ce8" office:value-type="float" office:value="0.255">
            <text:p>0.25500</text:p>
          </table:table-cell>
          <table:table-cell table:style-name="ce8" office:value-type="float" office:value="0.243">
            <text:p>0.24300</text:p>
          </table:table-cell>
          <table:table-cell table:number-columns-repeated="2" table:style-name="ce8" office:value-type="float" office:value="0.24">
            <text:p>0.24000</text:p>
          </table:table-cell>
          <table:table-cell table:style-name="ce8" office:value-type="float" office:value="0.242">
            <text:p>0.242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0Y</text:p>
          </table:table-cell>
          <table:table-cell table:style-name="ce7" office:value-type="float" office:value="0.163">
            <text:p>0.16300</text:p>
          </table:table-cell>
          <table:table-cell table:style-name="ce7" office:value-type="float" office:value="0.176">
            <text:p>0.17600</text:p>
          </table:table-cell>
          <table:table-cell table:style-name="ce7" office:value-type="float" office:value="0.193">
            <text:p>0.19300</text:p>
          </table:table-cell>
          <table:table-cell table:style-name="ce7" office:value-type="float" office:value="0.213">
            <text:p>0.21300</text:p>
          </table:table-cell>
          <table:table-cell table:style-name="ce7" office:value-type="float" office:value="0.237">
            <text:p>0.23700</text:p>
          </table:table-cell>
          <table:table-cell table:style-name="ce7" office:value-type="float" office:value="0.24">
            <text:p>0.24000</text:p>
          </table:table-cell>
          <table:table-cell table:style-name="ce7" office:value-type="float" office:value="0.242">
            <text:p>0.24200</text:p>
          </table:table-cell>
          <table:table-cell table:style-name="ce7" office:value-type="float" office:value="0.245">
            <text:p>0.24500</text:p>
          </table:table-cell>
          <table:table-cell table:style-name="ce7" office:value-type="float" office:value="0.247">
            <text:p>0.24700</text:p>
          </table:table-cell>
          <table:table-cell table:style-name="ce7" office:value-type="float" office:value="0.25">
            <text:p>0.25000</text:p>
          </table:table-cell>
          <table:table-cell table:style-name="ce7" office:value-type="float" office:value="0.239">
            <text:p>0.23900</text:p>
          </table:table-cell>
          <table:table-cell table:style-name="ce7" office:value-type="float" office:value="0.235">
            <text:p>0.23500</text:p>
          </table:table-cell>
          <table:table-cell table:style-name="ce7" office:value-type="float" office:value="0.256">
            <text:p>0.25600</text:p>
          </table:table-cell>
          <table:table-cell table:style-name="ce7" office:value-type="float" office:value="0.281">
            <text:p>0.281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15Y</text:p>
          </table:table-cell>
          <table:table-cell table:style-name="ce8" office:value-type="float" office:value="0.157">
            <text:p>0.15700</text:p>
          </table:table-cell>
          <table:table-cell table:style-name="ce8" office:value-type="float" office:value="0.173">
            <text:p>0.17300</text:p>
          </table:table-cell>
          <table:table-cell table:style-name="ce8" office:value-type="float" office:value="0.191">
            <text:p>0.19100</text:p>
          </table:table-cell>
          <table:table-cell table:style-name="ce8" office:value-type="float" office:value="0.214">
            <text:p>0.21400</text:p>
          </table:table-cell>
          <table:table-cell table:style-name="ce8" office:value-type="float" office:value="0.243">
            <text:p>0.24300</text:p>
          </table:table-cell>
          <table:table-cell table:style-name="ce8" office:value-type="float" office:value="0.248">
            <text:p>0.24800</text:p>
          </table:table-cell>
          <table:table-cell table:style-name="ce8" office:value-type="float" office:value="0.251">
            <text:p>0.25100</text:p>
          </table:table-cell>
          <table:table-cell table:style-name="ce8" office:value-type="float" office:value="0.254">
            <text:p>0.25400</text:p>
          </table:table-cell>
          <table:table-cell table:style-name="ce8" office:value-type="float" office:value="0.258">
            <text:p>0.25800</text:p>
          </table:table-cell>
          <table:table-cell table:style-name="ce8" office:value-type="float" office:value="0.26">
            <text:p>0.26000</text:p>
          </table:table-cell>
          <table:table-cell table:style-name="ce8" office:value-type="float" office:value="0.244">
            <text:p>0.24400</text:p>
          </table:table-cell>
          <table:table-cell table:style-name="ce8" office:value-type="float" office:value="0.23">
            <text:p>0.23000</text:p>
          </table:table-cell>
          <table:table-cell table:style-name="ce8" office:value-type="float" office:value="0.247">
            <text:p>0.24700</text:p>
          </table:table-cell>
          <table:table-cell table:style-name="ce8" office:value-type="float" office:value="0.274">
            <text:p>0.274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0Y</text:p>
          </table:table-cell>
          <table:table-cell table:style-name="ce7" office:value-type="float" office:value="0.161">
            <text:p>0.16100</text:p>
          </table:table-cell>
          <table:table-cell table:style-name="ce7" office:value-type="float" office:value="0.179">
            <text:p>0.17900</text:p>
          </table:table-cell>
          <table:table-cell table:style-name="ce7" office:value-type="float" office:value="0.199">
            <text:p>0.19900</text:p>
          </table:table-cell>
          <table:table-cell table:style-name="ce7" office:value-type="float" office:value="0.225">
            <text:p>0.22500</text:p>
          </table:table-cell>
          <table:table-cell table:style-name="ce7" office:value-type="float" office:value="0.257">
            <text:p>0.25700</text:p>
          </table:table-cell>
          <table:table-cell table:style-name="ce7" office:value-type="float" office:value="0.261">
            <text:p>0.26100</text:p>
          </table:table-cell>
          <table:table-cell table:style-name="ce7" office:value-type="float" office:value="0.263">
            <text:p>0.26300</text:p>
          </table:table-cell>
          <table:table-cell table:style-name="ce7" office:value-type="float" office:value="0.265">
            <text:p>0.26500</text:p>
          </table:table-cell>
          <table:table-cell table:style-name="ce7" office:value-type="float" office:value="0.268">
            <text:p>0.26800</text:p>
          </table:table-cell>
          <table:table-cell table:style-name="ce7" office:value-type="float" office:value="0.27">
            <text:p>0.27000</text:p>
          </table:table-cell>
          <table:table-cell table:style-name="ce7" office:value-type="float" office:value="0.247">
            <text:p>0.24700</text:p>
          </table:table-cell>
          <table:table-cell table:style-name="ce7" office:value-type="float" office:value="0.229">
            <text:p>0.22900</text:p>
          </table:table-cell>
          <table:table-cell table:style-name="ce7" office:value-type="float" office:value="0.249">
            <text:p>0.24900</text:p>
          </table:table-cell>
          <table:table-cell table:style-name="ce7" office:value-type="float" office:value="0.275">
            <text:p>0.27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30Y</text:p>
          </table:table-cell>
          <table:table-cell table:style-name="ce8" office:value-type="float" office:value="0.154">
            <text:p>0.15400</text:p>
          </table:table-cell>
          <table:table-cell table:style-name="ce8" office:value-type="float" office:value="0.172">
            <text:p>0.17200</text:p>
          </table:table-cell>
          <table:table-cell table:style-name="ce8" office:value-type="float" office:value="0.19">
            <text:p>0.19000</text:p>
          </table:table-cell>
          <table:table-cell table:style-name="ce8" office:value-type="float" office:value="0.215">
            <text:p>0.21500</text:p>
          </table:table-cell>
          <table:table-cell table:number-columns-repeated="2" table:style-name="ce8" office:value-type="float" office:value="0.245">
            <text:p>0.24500</text:p>
          </table:table-cell>
          <table:table-cell table:style-name="ce8" office:value-type="float" office:value="0.246">
            <text:p>0.24600</text:p>
          </table:table-cell>
          <table:table-cell table:style-name="ce8" office:value-type="float" office:value="0.247">
            <text:p>0.24700</text:p>
          </table:table-cell>
          <table:table-cell table:style-name="ce8" office:value-type="float" office:value="0.249">
            <text:p>0.24900</text:p>
          </table:table-cell>
          <table:table-cell table:style-name="ce8" office:value-type="float" office:value="0.251">
            <text:p>0.25100</text:p>
          </table:table-cell>
          <table:table-cell table:style-name="ce8" office:value-type="float" office:value="0.237">
            <text:p>0.23700</text:p>
          </table:table-cell>
          <table:table-cell table:style-name="ce8" office:value-type="float" office:value="0.221">
            <text:p>0.22100</text:p>
          </table:table-cell>
          <table:table-cell table:style-name="ce8" office:value-type="float" office:value="0.24">
            <text:p>0.24000</text:p>
          </table:table-cell>
          <table:table-cell table:style-name="ce8" office:value-type="float" office:value="0.267">
            <text:p>0.26700</text:p>
          </table:table-cell>
          <table:table-cell table:number-columns-repeated="1009"/>
        </table:table-row>
        <table:table-row table:style-name="ro1">
          <table:table-cell/>
          <table:table-cell table:style-name="ce9" table:number-columns-repeated="14"/>
          <table:table-cell table:number-columns-repeated="1009"/>
        </table:table-row>
        <table:table-row table:style-name="ro1">
          <table:table-cell table:style-name="ce1" office:value-type="string">
            <text:p>Expiry</text:p>
          </table:table-cell>
          <table:table-cell table:style-name="ce10" table:number-columns-repeated="14"/>
          <table:table-cell table:number-columns-repeated="1009"/>
        </table:table-row>
        <table:table-row table:style-name="ro1">
          <table:table-cell table:style-name="ce2" office:value-type="string">
            <text:p>1Y</text:p>
          </table:table-cell>
          <table:table-cell table:style-name="ce7" office:value-type="float" office:value="0.03">
            <text:p>0.03000</text:p>
          </table:table-cell>
          <table:table-cell table:style-name="ce7" office:value-type="float" office:value="0.0265">
            <text:p>0.02650</text:p>
          </table:table-cell>
          <table:table-cell table:style-name="ce7" office:value-type="float" office:value="0.023">
            <text:p>0.02300</text:p>
          </table:table-cell>
          <table:table-cell table:style-name="ce7" office:value-type="float" office:value="0.0195">
            <text:p>0.01950</text:p>
          </table:table-cell>
          <table:table-cell table:style-name="ce7" office:value-type="float" office:value="0.016">
            <text:p>0.01600</text:p>
          </table:table-cell>
          <table:table-cell table:style-name="ce7" office:value-type="float" office:value="0.0158">
            <text:p>0.01580</text:p>
          </table:table-cell>
          <table:table-cell table:style-name="ce7" office:value-type="float" office:value="0.0156">
            <text:p>0.01560</text:p>
          </table:table-cell>
          <table:table-cell table:style-name="ce7" office:value-type="float" office:value="0.0154">
            <text:p>0.01540</text:p>
          </table:table-cell>
          <table:table-cell table:style-name="ce7" office:value-type="float" office:value="0.0152">
            <text:p>0.01520</text:p>
          </table:table-cell>
          <table:table-cell table:number-columns-repeated="5" table:style-name="ce7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Y</text:p>
          </table:table-cell>
          <table:table-cell table:style-name="ce8" office:value-type="float" office:value="0.03">
            <text:p>0.03000</text:p>
          </table:table-cell>
          <table:table-cell table:style-name="ce8" office:value-type="float" office:value="0.0265">
            <text:p>0.02650</text:p>
          </table:table-cell>
          <table:table-cell table:style-name="ce8" office:value-type="float" office:value="0.023">
            <text:p>0.02300</text:p>
          </table:table-cell>
          <table:table-cell table:style-name="ce8" office:value-type="float" office:value="0.0195">
            <text:p>0.01950</text:p>
          </table:table-cell>
          <table:table-cell table:style-name="ce8" office:value-type="float" office:value="0.016">
            <text:p>0.01600</text:p>
          </table:table-cell>
          <table:table-cell table:style-name="ce8" office:value-type="float" office:value="0.0158">
            <text:p>0.01580</text:p>
          </table:table-cell>
          <table:table-cell table:style-name="ce8" office:value-type="float" office:value="0.0156">
            <text:p>0.01560</text:p>
          </table:table-cell>
          <table:table-cell table:style-name="ce8" office:value-type="float" office:value="0.0154">
            <text:p>0.01540</text:p>
          </table:table-cell>
          <table:table-cell table:style-name="ce8" office:value-type="float" office:value="0.0152">
            <text:p>0.01520</text:p>
          </table:table-cell>
          <table:table-cell table:number-columns-repeated="5" table:style-name="ce8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3Y</text:p>
          </table:table-cell>
          <table:table-cell table:style-name="ce7" office:value-type="float" office:value="0.03">
            <text:p>0.03000</text:p>
          </table:table-cell>
          <table:table-cell table:style-name="ce7" office:value-type="float" office:value="0.0265">
            <text:p>0.02650</text:p>
          </table:table-cell>
          <table:table-cell table:style-name="ce7" office:value-type="float" office:value="0.023">
            <text:p>0.02300</text:p>
          </table:table-cell>
          <table:table-cell table:style-name="ce7" office:value-type="float" office:value="0.0195">
            <text:p>0.01950</text:p>
          </table:table-cell>
          <table:table-cell table:style-name="ce7" office:value-type="float" office:value="0.016">
            <text:p>0.01600</text:p>
          </table:table-cell>
          <table:table-cell table:style-name="ce7" office:value-type="float" office:value="0.0158">
            <text:p>0.01580</text:p>
          </table:table-cell>
          <table:table-cell table:style-name="ce7" office:value-type="float" office:value="0.0156">
            <text:p>0.01560</text:p>
          </table:table-cell>
          <table:table-cell table:style-name="ce7" office:value-type="float" office:value="0.0154">
            <text:p>0.01540</text:p>
          </table:table-cell>
          <table:table-cell table:style-name="ce7" office:value-type="float" office:value="0.0152">
            <text:p>0.01520</text:p>
          </table:table-cell>
          <table:table-cell table:number-columns-repeated="5" table:style-name="ce7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4Y</text:p>
          </table:table-cell>
          <table:table-cell table:style-name="ce8" office:value-type="float" office:value="0.03">
            <text:p>0.03000</text:p>
          </table:table-cell>
          <table:table-cell table:style-name="ce8" office:value-type="float" office:value="0.0265">
            <text:p>0.02650</text:p>
          </table:table-cell>
          <table:table-cell table:style-name="ce8" office:value-type="float" office:value="0.023">
            <text:p>0.02300</text:p>
          </table:table-cell>
          <table:table-cell table:style-name="ce8" office:value-type="float" office:value="0.0195">
            <text:p>0.01950</text:p>
          </table:table-cell>
          <table:table-cell table:style-name="ce8" office:value-type="float" office:value="0.016">
            <text:p>0.01600</text:p>
          </table:table-cell>
          <table:table-cell table:style-name="ce8" office:value-type="float" office:value="0.0158">
            <text:p>0.01580</text:p>
          </table:table-cell>
          <table:table-cell table:style-name="ce8" office:value-type="float" office:value="0.0156">
            <text:p>0.01560</text:p>
          </table:table-cell>
          <table:table-cell table:style-name="ce8" office:value-type="float" office:value="0.0154">
            <text:p>0.01540</text:p>
          </table:table-cell>
          <table:table-cell table:style-name="ce8" office:value-type="float" office:value="0.0152">
            <text:p>0.01520</text:p>
          </table:table-cell>
          <table:table-cell table:number-columns-repeated="5" table:style-name="ce8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5Y</text:p>
          </table:table-cell>
          <table:table-cell table:style-name="ce7" office:value-type="float" office:value="0.03">
            <text:p>0.03000</text:p>
          </table:table-cell>
          <table:table-cell table:style-name="ce7" office:value-type="float" office:value="0.0265">
            <text:p>0.02650</text:p>
          </table:table-cell>
          <table:table-cell table:style-name="ce7" office:value-type="float" office:value="0.023">
            <text:p>0.02300</text:p>
          </table:table-cell>
          <table:table-cell table:style-name="ce7" office:value-type="float" office:value="0.0195">
            <text:p>0.01950</text:p>
          </table:table-cell>
          <table:table-cell table:style-name="ce7" office:value-type="float" office:value="0.016">
            <text:p>0.01600</text:p>
          </table:table-cell>
          <table:table-cell table:style-name="ce7" office:value-type="float" office:value="0.0158">
            <text:p>0.01580</text:p>
          </table:table-cell>
          <table:table-cell table:style-name="ce7" office:value-type="float" office:value="0.0156">
            <text:p>0.01560</text:p>
          </table:table-cell>
          <table:table-cell table:style-name="ce7" office:value-type="float" office:value="0.0154">
            <text:p>0.01540</text:p>
          </table:table-cell>
          <table:table-cell table:style-name="ce7" office:value-type="float" office:value="0.0152">
            <text:p>0.01520</text:p>
          </table:table-cell>
          <table:table-cell table:number-columns-repeated="5" table:style-name="ce7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7Y</text:p>
          </table:table-cell>
          <table:table-cell table:style-name="ce8" office:value-type="float" office:value="0.03">
            <text:p>0.03000</text:p>
          </table:table-cell>
          <table:table-cell table:style-name="ce8" office:value-type="float" office:value="0.0265">
            <text:p>0.02650</text:p>
          </table:table-cell>
          <table:table-cell table:style-name="ce8" office:value-type="float" office:value="0.023">
            <text:p>0.02300</text:p>
          </table:table-cell>
          <table:table-cell table:style-name="ce8" office:value-type="float" office:value="0.0195">
            <text:p>0.01950</text:p>
          </table:table-cell>
          <table:table-cell table:style-name="ce8" office:value-type="float" office:value="0.016">
            <text:p>0.01600</text:p>
          </table:table-cell>
          <table:table-cell table:style-name="ce8" office:value-type="float" office:value="0.0158">
            <text:p>0.01580</text:p>
          </table:table-cell>
          <table:table-cell table:style-name="ce8" office:value-type="float" office:value="0.0156">
            <text:p>0.01560</text:p>
          </table:table-cell>
          <table:table-cell table:style-name="ce8" office:value-type="float" office:value="0.0154">
            <text:p>0.01540</text:p>
          </table:table-cell>
          <table:table-cell table:style-name="ce8" office:value-type="float" office:value="0.0152">
            <text:p>0.01520</text:p>
          </table:table-cell>
          <table:table-cell table:number-columns-repeated="5" table:style-name="ce8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0Y</text:p>
          </table:table-cell>
          <table:table-cell table:style-name="ce7" office:value-type="float" office:value="0.03">
            <text:p>0.03000</text:p>
          </table:table-cell>
          <table:table-cell table:style-name="ce7" office:value-type="float" office:value="0.0265">
            <text:p>0.02650</text:p>
          </table:table-cell>
          <table:table-cell table:style-name="ce7" office:value-type="float" office:value="0.023">
            <text:p>0.02300</text:p>
          </table:table-cell>
          <table:table-cell table:style-name="ce7" office:value-type="float" office:value="0.0195">
            <text:p>0.01950</text:p>
          </table:table-cell>
          <table:table-cell table:style-name="ce7" office:value-type="float" office:value="0.016">
            <text:p>0.01600</text:p>
          </table:table-cell>
          <table:table-cell table:style-name="ce7" office:value-type="float" office:value="0.0158">
            <text:p>0.01580</text:p>
          </table:table-cell>
          <table:table-cell table:style-name="ce7" office:value-type="float" office:value="0.0156">
            <text:p>0.01560</text:p>
          </table:table-cell>
          <table:table-cell table:style-name="ce7" office:value-type="float" office:value="0.0154">
            <text:p>0.01540</text:p>
          </table:table-cell>
          <table:table-cell table:style-name="ce7" office:value-type="float" office:value="0.0152">
            <text:p>0.01520</text:p>
          </table:table-cell>
          <table:table-cell table:number-columns-repeated="5" table:style-name="ce7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15Y</text:p>
          </table:table-cell>
          <table:table-cell table:style-name="ce8" office:value-type="float" office:value="0.03">
            <text:p>0.03000</text:p>
          </table:table-cell>
          <table:table-cell table:style-name="ce8" office:value-type="float" office:value="0.0265">
            <text:p>0.02650</text:p>
          </table:table-cell>
          <table:table-cell table:style-name="ce8" office:value-type="float" office:value="0.023">
            <text:p>0.02300</text:p>
          </table:table-cell>
          <table:table-cell table:style-name="ce8" office:value-type="float" office:value="0.0195">
            <text:p>0.01950</text:p>
          </table:table-cell>
          <table:table-cell table:style-name="ce8" office:value-type="float" office:value="0.016">
            <text:p>0.01600</text:p>
          </table:table-cell>
          <table:table-cell table:style-name="ce8" office:value-type="float" office:value="0.0158">
            <text:p>0.01580</text:p>
          </table:table-cell>
          <table:table-cell table:style-name="ce8" office:value-type="float" office:value="0.0156">
            <text:p>0.01560</text:p>
          </table:table-cell>
          <table:table-cell table:style-name="ce8" office:value-type="float" office:value="0.0154">
            <text:p>0.01540</text:p>
          </table:table-cell>
          <table:table-cell table:style-name="ce8" office:value-type="float" office:value="0.0152">
            <text:p>0.01520</text:p>
          </table:table-cell>
          <table:table-cell table:number-columns-repeated="5" table:style-name="ce8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20Y</text:p>
          </table:table-cell>
          <table:table-cell table:style-name="ce7" office:value-type="float" office:value="0.03">
            <text:p>0.03000</text:p>
          </table:table-cell>
          <table:table-cell table:style-name="ce7" office:value-type="float" office:value="0.0265">
            <text:p>0.02650</text:p>
          </table:table-cell>
          <table:table-cell table:style-name="ce7" office:value-type="float" office:value="0.023">
            <text:p>0.02300</text:p>
          </table:table-cell>
          <table:table-cell table:style-name="ce7" office:value-type="float" office:value="0.0195">
            <text:p>0.01950</text:p>
          </table:table-cell>
          <table:table-cell table:style-name="ce7" office:value-type="float" office:value="0.016">
            <text:p>0.01600</text:p>
          </table:table-cell>
          <table:table-cell table:style-name="ce7" office:value-type="float" office:value="0.0158">
            <text:p>0.01580</text:p>
          </table:table-cell>
          <table:table-cell table:style-name="ce7" office:value-type="float" office:value="0.0156">
            <text:p>0.01560</text:p>
          </table:table-cell>
          <table:table-cell table:style-name="ce7" office:value-type="float" office:value="0.0154">
            <text:p>0.01540</text:p>
          </table:table-cell>
          <table:table-cell table:style-name="ce7" office:value-type="float" office:value="0.0152">
            <text:p>0.01520</text:p>
          </table:table-cell>
          <table:table-cell table:number-columns-repeated="5" table:style-name="ce7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30Y</text:p>
          </table:table-cell>
          <table:table-cell table:style-name="ce8" office:value-type="float" office:value="0.03">
            <text:p>0.03000</text:p>
          </table:table-cell>
          <table:table-cell table:style-name="ce8" office:value-type="float" office:value="0.0265">
            <text:p>0.02650</text:p>
          </table:table-cell>
          <table:table-cell table:style-name="ce8" office:value-type="float" office:value="0.023">
            <text:p>0.02300</text:p>
          </table:table-cell>
          <table:table-cell table:style-name="ce8" office:value-type="float" office:value="0.0195">
            <text:p>0.01950</text:p>
          </table:table-cell>
          <table:table-cell table:style-name="ce8" office:value-type="float" office:value="0.016">
            <text:p>0.01600</text:p>
          </table:table-cell>
          <table:table-cell table:style-name="ce8" office:value-type="float" office:value="0.0158">
            <text:p>0.01580</text:p>
          </table:table-cell>
          <table:table-cell table:style-name="ce8" office:value-type="float" office:value="0.0156">
            <text:p>0.01560</text:p>
          </table:table-cell>
          <table:table-cell table:style-name="ce8" office:value-type="float" office:value="0.0154">
            <text:p>0.01540</text:p>
          </table:table-cell>
          <table:table-cell table:style-name="ce8" office:value-type="float" office:value="0.0152">
            <text:p>0.01520</text:p>
          </table:table-cell>
          <table:table-cell table:number-columns-repeated="5" table:style-name="ce8" office:value-type="float" office:value="0.015">
            <text:p>0.015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6" table:number-rows-spanned="1">
            <text:p>OIS6M Forward Curve</text:p>
          </table:table-cell>
          <table:covered-table-cell table:number-columns-repeated="5" table:style-name="ce11"/>
          <table:table-cell/>
          <table:table-cell table:style-name="ce4" office:value-type="string" table:number-columns-spanned="6" table:number-rows-spanned="1">
            <text:p>EONIA Discount Curve</text:p>
          </table:table-cell>
          <table:covered-table-cell table:number-columns-repeated="5" table:style-name="ce11"/>
          <table:table-cell table:number-columns-repeated="1011"/>
        </table:table-row>
        <table:table-row table:style-name="ro1">
          <table:table-cell table:number-columns-repeated="14"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1612092999573">
            <text:p>-0.16121</text:p>
          </table:table-cell>
          <table:table-cell table:style-name="ce8" office:value-type="float" office:value="1.0000132501672">
            <text:p>1.00001</text:p>
          </table:table-cell>
          <table:table-cell table:formula="of:=[.B28]/360" office:value-type="float" office:value="0.00833333333333333">
            <text:p>0,0083333333</text:p>
          </table:table-cell>
          <table:table-cell table:style-name="ce18" table:formula="of:=[.C28]/100" office:value-type="percentage" office:value="-0.001612092999573">
            <text:p>-0,16%</text:p>
          </table:table-cell>
          <table:table-cell/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3397424768974">
            <text:p>-0.33974</text:p>
          </table:table-cell>
          <table:table-cell table:style-name="ce8" office:value-type="float" office:value="1.0000279244291">
            <text:p>1.00003</text:p>
          </table:table-cell>
          <table:table-cell table:formula="of:=[.I28]/360" office:value-type="float" office:value="0.00833333333333333">
            <text:p>0,0083333333</text:p>
          </table:table-cell>
          <table:table-cell table:style-name="ce18" table:formula="of:=[.J28]/100" office:value-type="percentage" office:value="-0.003397424768974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6-12-21">
            <text:p>21.12.2016</text:p>
          </table:table-cell>
          <table:table-cell table:style-name="ce13" office:value-type="string">
            <text:p>187</text:p>
          </table:table-cell>
          <table:table-cell table:style-name="ce7" office:value-type="float" office:value="-0.1612720511492">
            <text:p>-0.16127</text:p>
          </table:table-cell>
          <table:table-cell table:style-name="ce7" office:value-type="float" office:value="1.0008265845442">
            <text:p>1.00083</text:p>
          </table:table-cell>
          <table:table-cell table:formula="of:=[.B29]/360" office:value-type="float" office:value="0.519444444444444">
            <text:p>0,5194444444</text:p>
          </table:table-cell>
          <table:table-cell table:style-name="ce18" table:formula="of:=[.C29]/100" office:value-type="percentage" office:value="-0.001612720511492">
            <text:p>-0,16%</text:p>
          </table:table-cell>
          <table:table-cell/>
          <table:table-cell table:style-name="ce6" office:value-type="date" office:date-value="2016-06-28">
            <text:p>28.06.2016</text:p>
          </table:table-cell>
          <table:table-cell table:style-name="ce13" office:value-type="string">
            <text:p>11</text:p>
          </table:table-cell>
          <table:table-cell table:style-name="ce7" office:value-type="float" office:value="-0.3404312864426">
            <text:p>-0.34043</text:p>
          </table:table-cell>
          <table:table-cell table:style-name="ce15" office:value-type="float" office:value="1.0001026009933">
            <text:p>1.0001</text:p>
          </table:table-cell>
          <table:table-cell table:formula="of:=[.I29]/360" office:value-type="float" office:value="0.0305555555555556">
            <text:p>0,0305555556</text:p>
          </table:table-cell>
          <table:table-cell table:style-name="ce18" table:formula="of:=[.J29]/100" office:value-type="percentage" office:value="-0.003404312864426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1-23">
            <text:p>23.01.2017</text:p>
          </table:table-cell>
          <table:table-cell table:style-name="ce12" office:value-type="string">
            <text:p>220</text:p>
          </table:table-cell>
          <table:table-cell table:style-name="ce8" office:value-type="float" office:value="-0.1604474991005">
            <text:p>-0.16045</text:p>
          </table:table-cell>
          <table:table-cell table:style-name="ce8" office:value-type="float" office:value="1.0009675485899">
            <text:p>1.00097</text:p>
          </table:table-cell>
          <table:table-cell table:formula="of:=[.B30]/360" office:value-type="float" office:value="0.611111111111111">
            <text:p>0,6111111111</text:p>
          </table:table-cell>
          <table:table-cell table:style-name="ce18" table:formula="of:=[.C30]/100" office:value-type="percentage" office:value="-0.001604474991005">
            <text:p>-0,16%</text:p>
          </table:table-cell>
          <table:table-cell/>
          <table:table-cell table:style-name="ce5" office:value-type="date" office:date-value="2016-07-05">
            <text:p>05.07.2016</text:p>
          </table:table-cell>
          <table:table-cell table:style-name="ce12" office:value-type="string">
            <text:p>18</text:p>
          </table:table-cell>
          <table:table-cell table:style-name="ce8" office:value-type="float" office:value="-0.3397850027485">
            <text:p>-0.33979</text:p>
          </table:table-cell>
          <table:table-cell table:style-name="ce8" office:value-type="float" office:value="1.0001675792467">
            <text:p>1.00017</text:p>
          </table:table-cell>
          <table:table-cell table:formula="of:=[.I30]/360" office:value-type="float" office:value="0.05">
            <text:p>0,05</text:p>
          </table:table-cell>
          <table:table-cell table:style-name="ce18" table:formula="of:=[.J30]/100" office:value-type="percentage" office:value="-0.003397850027485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02-21">
            <text:p>21.02.2017</text:p>
          </table:table-cell>
          <table:table-cell table:style-name="ce13" office:value-type="string">
            <text:p>249</text:p>
          </table:table-cell>
          <table:table-cell table:style-name="ce7" office:value-type="float" office:value="-0.1627883930767">
            <text:p>-0.16279</text:p>
          </table:table-cell>
          <table:table-cell table:style-name="ce7" office:value-type="float" office:value="1.0011111459034">
            <text:p>1.00111</text:p>
          </table:table-cell>
          <table:table-cell table:formula="of:=[.B31]/360" office:value-type="float" office:value="0.691666666666667">
            <text:p>0,6916666667</text:p>
          </table:table-cell>
          <table:table-cell table:style-name="ce18" table:formula="of:=[.C31]/100" office:value-type="percentage" office:value="-0.001627883930767">
            <text:p>-0,16%</text:p>
          </table:table-cell>
          <table:table-cell/>
          <table:table-cell table:style-name="ce6" office:value-type="date" office:date-value="2016-07-12">
            <text:p>12.07.2016</text:p>
          </table:table-cell>
          <table:table-cell table:style-name="ce13" office:value-type="string">
            <text:p>25</text:p>
          </table:table-cell>
          <table:table-cell table:style-name="ce7" office:value-type="float" office:value="-0.3397908164178">
            <text:p>-0.33979</text:p>
          </table:table-cell>
          <table:table-cell table:style-name="ce7" office:value-type="float" office:value="1.0002327605204">
            <text:p>1.00023</text:p>
          </table:table-cell>
          <table:table-cell table:formula="of:=[.I31]/360" office:value-type="float" office:value="0.0694444444444444">
            <text:p>0,0694444444</text:p>
          </table:table-cell>
          <table:table-cell table:style-name="ce18" table:formula="of:=[.J31]/100" office:value-type="percentage" office:value="-0.003397908164178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3-21">
            <text:p>21.03.2017</text:p>
          </table:table-cell>
          <table:table-cell table:style-name="ce12" office:value-type="string">
            <text:p>277</text:p>
          </table:table-cell>
          <table:table-cell table:style-name="ce8" office:value-type="float" office:value="-0.1659347914403">
            <text:p>-0.16593</text:p>
          </table:table-cell>
          <table:table-cell table:style-name="ce8" office:value-type="float" office:value="1.001260079185">
            <text:p>1.00126</text:p>
          </table:table-cell>
          <table:table-cell table:formula="of:=[.B32]/360" office:value-type="float" office:value="0.769444444444444">
            <text:p>0,7694444444</text:p>
          </table:table-cell>
          <table:table-cell table:style-name="ce18" table:formula="of:=[.C32]/100" office:value-type="percentage" office:value="-0.001659347914403">
            <text:p>-0,17%</text:p>
          </table:table-cell>
          <table:table-cell/>
          <table:table-cell table:style-name="ce5" office:value-type="date" office:date-value="2016-07-21">
            <text:p>21.07.2016</text:p>
          </table:table-cell>
          <table:table-cell table:style-name="ce12" office:value-type="string">
            <text:p>34</text:p>
          </table:table-cell>
          <table:table-cell table:style-name="ce8" office:value-type="float" office:value="-0.3406909595953">
            <text:p>-0.34069</text:p>
          </table:table-cell>
          <table:table-cell table:style-name="ce8" office:value-type="float" office:value="1.0003174063251">
            <text:p>1.00032</text:p>
          </table:table-cell>
          <table:table-cell table:formula="of:=[.I32]/360" office:value-type="float" office:value="0.0944444444444444">
            <text:p>0,0944444444</text:p>
          </table:table-cell>
          <table:table-cell table:style-name="ce18" table:formula="of:=[.J32]/100" office:value-type="percentage" office:value="-0.003406909595953">
            <text:p>-0,34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06-21">
            <text:p>21.06.2017</text:p>
          </table:table-cell>
          <table:table-cell table:style-name="ce13" office:value-type="string">
            <text:p>369</text:p>
          </table:table-cell>
          <table:table-cell table:style-name="ce7" office:value-type="float" office:value="-0.1713081960297">
            <text:p>-0.17131</text:p>
          </table:table-cell>
          <table:table-cell table:style-name="ce7" office:value-type="float" office:value="1.001733355989">
            <text:p>1.00173</text:p>
          </table:table-cell>
          <table:table-cell table:formula="of:=[.B33]/360" office:value-type="float" office:value="1.025">
            <text:p>1,025</text:p>
          </table:table-cell>
          <table:table-cell table:style-name="ce18" table:formula="of:=[.C33]/100" office:value-type="percentage" office:value="-0.001713081960297">
            <text:p>-0,17%</text:p>
          </table:table-cell>
          <table:table-cell/>
          <table:table-cell table:style-name="ce6" office:value-type="date" office:date-value="2016-08-22">
            <text:p>22.08.2016</text:p>
          </table:table-cell>
          <table:table-cell table:style-name="ce13" office:value-type="string">
            <text:p>66</text:p>
          </table:table-cell>
          <table:table-cell table:style-name="ce7" office:value-type="float" office:value="-0.3474672099374">
            <text:p>-0.34747</text:p>
          </table:table-cell>
          <table:table-cell table:style-name="ce7" office:value-type="float" office:value="1.0006284942926">
            <text:p>1.00063</text:p>
          </table:table-cell>
          <table:table-cell table:formula="of:=[.I33]/360" office:value-type="float" office:value="0.183333333333333">
            <text:p>0,1833333333</text:p>
          </table:table-cell>
          <table:table-cell table:style-name="ce18" table:formula="of:=[.J33]/100" office:value-type="percentage" office:value="-0.003474672099374">
            <text:p>-0,35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7-09-21">
            <text:p>21.09.2017</text:p>
          </table:table-cell>
          <table:table-cell table:style-name="ce12" office:value-type="string">
            <text:p>461</text:p>
          </table:table-cell>
          <table:table-cell table:style-name="ce8" office:value-type="float" office:value="-0.1778679221776">
            <text:p>-0.17787</text:p>
          </table:table-cell>
          <table:table-cell table:style-name="ce8" office:value-type="float" office:value="1.0022490214859">
            <text:p>1.00225</text:p>
          </table:table-cell>
          <table:table-cell table:formula="of:=[.B34]/360" office:value-type="float" office:value="1.28055555555556">
            <text:p>1,2805555556</text:p>
          </table:table-cell>
          <table:table-cell table:style-name="ce18" table:formula="of:=[.C34]/100" office:value-type="percentage" office:value="-0.001778679221776">
            <text:p>-0,18%</text:p>
          </table:table-cell>
          <table:table-cell/>
          <table:table-cell table:style-name="ce5" office:value-type="date" office:date-value="2016-09-21">
            <text:p>21.09.2016</text:p>
          </table:table-cell>
          <table:table-cell table:style-name="ce12" office:value-type="string">
            <text:p>96</text:p>
          </table:table-cell>
          <table:table-cell table:style-name="ce8" office:value-type="float" office:value="-0.35447815427">
            <text:p>-0.35448</text:p>
          </table:table-cell>
          <table:table-cell table:style-name="ce8" office:value-type="float" office:value="1.0009327608555">
            <text:p>1.00093</text:p>
          </table:table-cell>
          <table:table-cell table:formula="of:=[.I34]/360" office:value-type="float" office:value="0.266666666666667">
            <text:p>0,2666666667</text:p>
          </table:table-cell>
          <table:table-cell table:style-name="ce18" table:formula="of:=[.J34]/100" office:value-type="percentage" office:value="-0.0035447815427">
            <text:p>-0,35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6" office:value-type="date" office:date-value="2017-12-21">
            <text:p>21.12.2017</text:p>
          </table:table-cell>
          <table:table-cell table:style-name="ce13" office:value-type="string">
            <text:p>552</text:p>
          </table:table-cell>
          <table:table-cell table:style-name="ce7" office:value-type="float" office:value="-0.1838530910413">
            <text:p>-0.18385</text:p>
          </table:table-cell>
          <table:table-cell table:style-name="ce7" office:value-type="float" office:value="1.0027843322579">
            <text:p>1.00278</text:p>
          </table:table-cell>
          <table:table-cell table:formula="of:=[.B35]/360" office:value-type="float" office:value="1.53333333333333">
            <text:p>1,5333333333</text:p>
          </table:table-cell>
          <table:table-cell table:style-name="ce18" table:formula="of:=[.C35]/100" office:value-type="percentage" office:value="-0.001838530910413">
            <text:p>-0,18%</text:p>
          </table:table-cell>
          <table:table-cell/>
          <table:table-cell table:style-name="ce6" office:value-type="date" office:date-value="2016-10-21">
            <text:p>21.10.2016</text:p>
          </table:table-cell>
          <table:table-cell table:style-name="ce13" office:value-type="string">
            <text:p>126</text:p>
          </table:table-cell>
          <table:table-cell table:style-name="ce7" office:value-type="float" office:value="-0.3625450282334">
            <text:p>-0.36255</text:p>
          </table:table-cell>
          <table:table-cell table:style-name="ce7" office:value-type="float" office:value="1.0012523087876">
            <text:p>1.00125</text:p>
          </table:table-cell>
          <table:table-cell table:formula="of:=[.I35]/360" office:value-type="float" office:value="0.35">
            <text:p>0,35</text:p>
          </table:table-cell>
          <table:table-cell table:style-name="ce18" table:formula="of:=[.J35]/100" office:value-type="percentage" office:value="-0.003625450282334">
            <text:p>-0,36%</text:p>
          </table:table-cell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5" office:value-type="date" office:date-value="2018-03-21">
            <text:p>21.03.2018</text:p>
          </table:table-cell>
          <table:table-cell table:style-name="ce12" office:value-type="string">
            <text:p>642</text:p>
          </table:table-cell>
          <table:table-cell table:style-name="ce14" office:value-type="float" office:value="-0.1888002416241">
            <text:p>-0.1888</text:p>
          </table:table-cell>
          <table:table-cell table:style-name="ce8" office:value-type="float" office:value="1.0033263352243">
            <text:p>1.00333</text:p>
          </table:table-cell>
          <table:table-cell table:formula="of:=[.B36]/360" office:value-type="float" office:value="1.78333333333333">
            <text:p>1,7833333333</text:p>
          </table:table-cell>
          <table:table-cell table:style-name="ce18" table:formula="of:=[.C36]/100" office:value-type="percentage" office:value="-0.001888002416241">
            <text:p>-0,19%</text:p>
          </table:table-cell>
          <table:table-cell/>
          <table:table-cell table:style-name="ce5" office:value-type="date" office:date-value="2016-11-21">
            <text:p>21.11.2016</text:p>
          </table:table-cell>
          <table:table-cell table:style-name="ce12" office:value-type="string">
            <text:p>157</text:p>
          </table:table-cell>
          <table:table-cell table:style-name="ce8" office:value-type="float" office:value="-0.371655210948">
            <text:p>-0.37166</text:p>
          </table:table-cell>
          <table:table-cell table:style-name="ce14" office:value-type="float" office:value="1.0015999050084">
            <text:p>1.0016</text:p>
          </table:table-cell>
          <table:table-cell table:formula="of:=[.I36]/360" office:value-type="float" office:value="0.436111111111111">
            <text:p>0,4361111111</text:p>
          </table:table-cell>
          <table:table-cell table:style-name="ce18" table:formula="of:=[.J36]/100" office:value-type="percentage" office:value="-0.00371655210948">
            <text:p>-0,37%</text:p>
          </table:table-cell>
          <table:table-cell/>
          <table:table-cell table:style-name="ce5"/>
          <table:table-cell table:style-name="ce12"/>
          <table:table-cell table:style-name="ce14"/>
          <table:table-cell table:style-name="ce8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8-06-21">
            <text:p>21.06.2018</text:p>
          </table:table-cell>
          <table:table-cell table:style-name="ce13" office:value-type="string">
            <text:p>734</text:p>
          </table:table-cell>
          <table:table-cell table:style-name="ce7" office:value-type="float" office:value="-0.1920486876805">
            <text:p>-0.19205</text:p>
          </table:table-cell>
          <table:table-cell table:style-name="ce7" office:value-type="float" office:value="1.0038694873948">
            <text:p>1.00387</text:p>
          </table:table-cell>
          <table:table-cell table:formula="of:=[.B37]/360" office:value-type="float" office:value="2.03888888888889">
            <text:p>2,0388888889</text:p>
          </table:table-cell>
          <table:table-cell table:style-name="ce18" table:formula="of:=[.C37]/100" office:value-type="percentage" office:value="-0.001920486876805">
            <text:p>-0,19%</text:p>
          </table:table-cell>
          <table:table-cell/>
          <table:table-cell table:style-name="ce6" office:value-type="date" office:date-value="2016-12-21">
            <text:p>21.12.2016</text:p>
          </table:table-cell>
          <table:table-cell table:style-name="ce13" office:value-type="string">
            <text:p>187</text:p>
          </table:table-cell>
          <table:table-cell table:style-name="ce15" office:value-type="float" office:value="-0.3788047974266">
            <text:p>-0.3788</text:p>
          </table:table-cell>
          <table:table-cell table:style-name="ce7" office:value-type="float" office:value="1.0019426103759">
            <text:p>1.00194</text:p>
          </table:table-cell>
          <table:table-cell table:formula="of:=[.I37]/360" office:value-type="float" office:value="0.519444444444444">
            <text:p>0,5194444444</text:p>
          </table:table-cell>
          <table:table-cell table:style-name="ce18" table:formula="of:=[.J37]/100" office:value-type="percentage" office:value="-0.003788047974266">
            <text:p>-0,3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8-09-21">
            <text:p>21.09.2018</text:p>
          </table:table-cell>
          <table:table-cell table:style-name="ce12" office:value-type="string">
            <text:p>826</text:p>
          </table:table-cell>
          <table:table-cell table:style-name="ce8" office:value-type="float" office:value="-0.1924475724814">
            <text:p>-0.19245</text:p>
          </table:table-cell>
          <table:table-cell table:style-name="ce8" office:value-type="float" office:value="1.0043646122232">
            <text:p>1.00436</text:p>
          </table:table-cell>
          <table:table-cell table:formula="of:=[.B38]/360" office:value-type="float" office:value="2.29444444444444">
            <text:p>2,2944444444</text:p>
          </table:table-cell>
          <table:table-cell table:style-name="ce18" table:formula="of:=[.C38]/100" office:value-type="percentage" office:value="-0.001924475724814">
            <text:p>-0,19%</text:p>
          </table:table-cell>
          <table:table-cell/>
          <table:table-cell table:style-name="ce5" office:value-type="date" office:date-value="2017-01-23">
            <text:p>23.01.2017</text:p>
          </table:table-cell>
          <table:table-cell table:style-name="ce12" office:value-type="string">
            <text:p>220</text:p>
          </table:table-cell>
          <table:table-cell table:style-name="ce8" office:value-type="float" office:value="-0.3859823693953">
            <text:p>-0.38598</text:p>
          </table:table-cell>
          <table:table-cell table:style-name="ce8" office:value-type="float" office:value="1.0023291774049">
            <text:p>1.00233</text:p>
          </table:table-cell>
          <table:table-cell table:formula="of:=[.I38]/360" office:value-type="float" office:value="0.611111111111111">
            <text:p>0,6111111111</text:p>
          </table:table-cell>
          <table:table-cell table:style-name="ce18" table:formula="of:=[.J38]/100" office:value-type="percentage" office:value="-0.003859823693953">
            <text:p>-0,3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8-12-21">
            <text:p>21.12.2018</text:p>
          </table:table-cell>
          <table:table-cell table:style-name="ce13" office:value-type="string">
            <text:p>917</text:p>
          </table:table-cell>
          <table:table-cell table:style-name="ce7" office:value-type="float" office:value="-0.1901571176325">
            <text:p>-0.19016</text:p>
          </table:table-cell>
          <table:table-cell table:style-name="ce7" office:value-type="float" office:value="1.0047888018048">
            <text:p>1.00479</text:p>
          </table:table-cell>
          <table:table-cell table:formula="of:=[.B39]/360" office:value-type="float" office:value="2.54722222222222">
            <text:p>2,5472222222</text:p>
          </table:table-cell>
          <table:table-cell table:style-name="ce18" table:formula="of:=[.C39]/100" office:value-type="percentage" office:value="-0.001901571176325">
            <text:p>-0,19%</text:p>
          </table:table-cell>
          <table:table-cell/>
          <table:table-cell table:style-name="ce6" office:value-type="date" office:date-value="2017-02-21">
            <text:p>21.02.2017</text:p>
          </table:table-cell>
          <table:table-cell table:style-name="ce13" office:value-type="string">
            <text:p>249</text:p>
          </table:table-cell>
          <table:table-cell table:style-name="ce7" office:value-type="float" office:value="-0.3931437495657">
            <text:p>-0.39314</text:p>
          </table:table-cell>
          <table:table-cell table:style-name="ce7" office:value-type="float" office:value="1.0026855941107">
            <text:p>1.00269</text:p>
          </table:table-cell>
          <table:table-cell table:formula="of:=[.I39]/360" office:value-type="float" office:value="0.691666666666667">
            <text:p>0,6916666667</text:p>
          </table:table-cell>
          <table:table-cell table:style-name="ce18" table:formula="of:=[.J39]/100" office:value-type="percentage" office:value="-0.003931437495657">
            <text:p>-0,39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9-03-21">
            <text:p>21.03.2019</text:p>
          </table:table-cell>
          <table:table-cell table:style-name="ce12" office:value-type="string">
            <text:p>1007</text:p>
          </table:table-cell>
          <table:table-cell table:style-name="ce8" office:value-type="float" office:value="-0.185655404618">
            <text:p>-0.18566</text:p>
          </table:table-cell>
          <table:table-cell table:style-name="ce8" office:value-type="float" office:value="1.0051351947346">
            <text:p>1.00514</text:p>
          </table:table-cell>
          <table:table-cell table:formula="of:=[.B40]/360" office:value-type="float" office:value="2.79722222222222">
            <text:p>2,7972222222</text:p>
          </table:table-cell>
          <table:table-cell table:style-name="ce18" table:formula="of:=[.C40]/100" office:value-type="percentage" office:value="-0.00185655404618">
            <text:p>-0,19%</text:p>
          </table:table-cell>
          <table:table-cell/>
          <table:table-cell table:style-name="ce5" office:value-type="date" office:date-value="2017-03-21">
            <text:p>21.03.2017</text:p>
          </table:table-cell>
          <table:table-cell table:style-name="ce12" office:value-type="string">
            <text:p>277</text:p>
          </table:table-cell>
          <table:table-cell table:style-name="ce8" office:value-type="float" office:value="-0.3993053142739">
            <text:p>-0.39931</text:p>
          </table:table-cell>
          <table:table-cell table:style-name="ce8" office:value-type="float" office:value="1.003034940575">
            <text:p>1.00303</text:p>
          </table:table-cell>
          <table:table-cell table:formula="of:=[.I40]/360" office:value-type="float" office:value="0.769444444444444">
            <text:p>0,7694444444</text:p>
          </table:table-cell>
          <table:table-cell table:style-name="ce18" table:formula="of:=[.J40]/100" office:value-type="percentage" office:value="-0.003993053142739">
            <text:p>-0,4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9-06-21">
            <text:p>21.06.2019</text:p>
          </table:table-cell>
          <table:table-cell table:style-name="ce13" office:value-type="string">
            <text:p>1099</text:p>
          </table:table-cell>
          <table:table-cell table:style-name="ce7" office:value-type="float" office:value="-0.1791558157716">
            <text:p>-0.17916</text:p>
          </table:table-cell>
          <table:table-cell table:style-name="ce7" office:value-type="float" office:value="1.005408883463">
            <text:p>1.00541</text:p>
          </table:table-cell>
          <table:table-cell table:formula="of:=[.B41]/360" office:value-type="float" office:value="3.05277777777778">
            <text:p>3,0527777778</text:p>
          </table:table-cell>
          <table:table-cell table:style-name="ce18" table:formula="of:=[.C41]/100" office:value-type="percentage" office:value="-0.001791558157716">
            <text:p>-0,18%</text:p>
          </table:table-cell>
          <table:table-cell/>
          <table:table-cell table:style-name="ce6" office:value-type="date" office:date-value="2017-04-21">
            <text:p>21.04.2017</text:p>
          </table:table-cell>
          <table:table-cell table:style-name="ce13" office:value-type="string">
            <text:p>308</text:p>
          </table:table-cell>
          <table:table-cell table:style-name="ce7" office:value-type="float" office:value="-0.4044819070991">
            <text:p>-0.40448</text:p>
          </table:table-cell>
          <table:table-cell table:style-name="ce7" office:value-type="float" office:value="1.0034189938656">
            <text:p>1.00342</text:p>
          </table:table-cell>
          <table:table-cell table:formula="of:=[.I41]/360" office:value-type="float" office:value="0.855555555555556">
            <text:p>0,8555555556</text:p>
          </table:table-cell>
          <table:table-cell table:style-name="ce18" table:formula="of:=[.J41]/100" office:value-type="percentage" office:value="-0.004044819070991">
            <text:p>-0,4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19-09-21">
            <text:p>21.09.2019</text:p>
          </table:table-cell>
          <table:table-cell table:style-name="ce12" office:value-type="string">
            <text:p>1191</text:p>
          </table:table-cell>
          <table:table-cell table:style-name="ce8" office:value-type="float" office:value="-0.1710491338934">
            <text:p>-0.17105</text:p>
          </table:table-cell>
          <table:table-cell table:style-name="ce14" office:value-type="float" office:value="1.0055969614599">
            <text:p>1.0056</text:p>
          </table:table-cell>
          <table:table-cell table:formula="of:=[.B42]/360" office:value-type="float" office:value="3.30833333333333">
            <text:p>3,3083333333</text:p>
          </table:table-cell>
          <table:table-cell table:style-name="ce18" table:formula="of:=[.C42]/100" office:value-type="percentage" office:value="-0.001710491338934">
            <text:p>-0,17%</text:p>
          </table:table-cell>
          <table:table-cell/>
          <table:table-cell table:style-name="ce5" office:value-type="date" office:date-value="2017-05-22">
            <text:p>22.05.2017</text:p>
          </table:table-cell>
          <table:table-cell table:style-name="ce12" office:value-type="string">
            <text:p>339</text:p>
          </table:table-cell>
          <table:table-cell table:style-name="ce8" office:value-type="float" office:value="-0.4106643806318">
            <text:p>-0.41066</text:p>
          </table:table-cell>
          <table:table-cell table:style-name="ce8" office:value-type="float" office:value="1.0038213987503">
            <text:p>1.00382</text:p>
          </table:table-cell>
          <table:table-cell table:formula="of:=[.I42]/360" office:value-type="float" office:value="0.941666666666667">
            <text:p>0,9416666667</text:p>
          </table:table-cell>
          <table:table-cell table:style-name="ce18" table:formula="of:=[.J42]/100" office:value-type="percentage" office:value="-0.004106643806318">
            <text:p>-0,41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19-12-21">
            <text:p>21.12.2019</text:p>
          </table:table-cell>
          <table:table-cell table:style-name="ce13" office:value-type="string">
            <text:p>1282</text:p>
          </table:table-cell>
          <table:table-cell table:style-name="ce7" office:value-type="float" office:value="-0.1613849664341">
            <text:p>-0.16138</text:p>
          </table:table-cell>
          <table:table-cell table:style-name="ce7" office:value-type="float" office:value="1.0056844662121">
            <text:p>1.00568</text:p>
          </table:table-cell>
          <table:table-cell table:formula="of:=[.B43]/360" office:value-type="float" office:value="3.56111111111111">
            <text:p>3,5611111111</text:p>
          </table:table-cell>
          <table:table-cell table:style-name="ce18" table:formula="of:=[.C43]/100" office:value-type="percentage" office:value="-0.001613849664341">
            <text:p>-0,16%</text:p>
          </table:table-cell>
          <table:table-cell/>
          <table:table-cell table:style-name="ce6" office:value-type="date" office:date-value="2017-06-21">
            <text:p>21.06.2017</text:p>
          </table:table-cell>
          <table:table-cell table:style-name="ce13" office:value-type="string">
            <text:p>369</text:p>
          </table:table-cell>
          <table:table-cell table:style-name="ce7" office:value-type="float" office:value="-0.4158411637834">
            <text:p>-0.41584</text:p>
          </table:table-cell>
          <table:table-cell table:style-name="ce7" office:value-type="float" office:value="1.0042128324061">
            <text:p>1.00421</text:p>
          </table:table-cell>
          <table:table-cell table:formula="of:=[.I43]/360" office:value-type="float" office:value="1.025">
            <text:p>1,025</text:p>
          </table:table-cell>
          <table:table-cell table:style-name="ce18" table:formula="of:=[.J43]/100" office:value-type="percentage" office:value="-0.004158411637834">
            <text:p>-0,4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0-03-21">
            <text:p>21.03.2020</text:p>
          </table:table-cell>
          <table:table-cell table:style-name="ce12" office:value-type="string">
            <text:p>1373</text:p>
          </table:table-cell>
          <table:table-cell table:style-name="ce8" office:value-type="float" office:value="-0.1499273478697">
            <text:p>-0.14993</text:p>
          </table:table-cell>
          <table:table-cell table:style-name="ce8" office:value-type="float" office:value="1.0056556660713">
            <text:p>1.00566</text:p>
          </table:table-cell>
          <table:table-cell table:formula="of:=[.B44]/360" office:value-type="float" office:value="3.81388888888889">
            <text:p>3,8138888889</text:p>
          </table:table-cell>
          <table:table-cell table:style-name="ce18" table:formula="of:=[.C44]/100" office:value-type="percentage" office:value="-0.001499273478697">
            <text:p>-0,15%</text:p>
          </table:table-cell>
          <table:table-cell/>
          <table:table-cell table:style-name="ce5" office:value-type="date" office:date-value="2017-09-21">
            <text:p>21.09.2017</text:p>
          </table:table-cell>
          <table:table-cell table:style-name="ce12" office:value-type="string">
            <text:p>461</text:p>
          </table:table-cell>
          <table:table-cell table:style-name="ce8" office:value-type="float" office:value="-0.4309936739116">
            <text:p>-0.43099</text:p>
          </table:table-cell>
          <table:table-cell table:style-name="ce8" office:value-type="float" office:value="1.0054583519577">
            <text:p>1.00546</text:p>
          </table:table-cell>
          <table:table-cell table:formula="of:=[.I44]/360" office:value-type="float" office:value="1.28055555555556">
            <text:p>1,2805555556</text:p>
          </table:table-cell>
          <table:table-cell table:style-name="ce18" table:formula="of:=[.J44]/100" office:value-type="percentage" office:value="-0.004309936739116">
            <text:p>-0,43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0-06-22">
            <text:p>22.06.2020</text:p>
          </table:table-cell>
          <table:table-cell table:style-name="ce13" office:value-type="string">
            <text:p>1466</text:p>
          </table:table-cell>
          <table:table-cell table:style-name="ce15" office:value-type="float" office:value="-0.1362022628093">
            <text:p>-0.1362</text:p>
          </table:table-cell>
          <table:table-cell table:style-name="ce7" office:value-type="float" office:value="1.0054854703232">
            <text:p>1.00549</text:p>
          </table:table-cell>
          <table:table-cell table:formula="of:=[.B45]/360" office:value-type="float" office:value="4.07222222222222">
            <text:p>4,0722222222</text:p>
          </table:table-cell>
          <table:table-cell table:style-name="ce18" table:formula="of:=[.C45]/100" office:value-type="percentage" office:value="-0.001362022628093">
            <text:p>-0,14%</text:p>
          </table:table-cell>
          <table:table-cell/>
          <table:table-cell table:style-name="ce6" office:value-type="date" office:date-value="2017-12-21">
            <text:p>21.12.2017</text:p>
          </table:table-cell>
          <table:table-cell table:style-name="ce13" office:value-type="string">
            <text:p>552</text:p>
          </table:table-cell>
          <table:table-cell table:style-name="ce7" office:value-type="float" office:value="-0.4442151875465">
            <text:p>-0.44422</text:p>
          </table:table-cell>
          <table:table-cell table:style-name="ce7" office:value-type="float" office:value="1.0067406104085">
            <text:p>1.00674</text:p>
          </table:table-cell>
          <table:table-cell table:formula="of:=[.I45]/360" office:value-type="float" office:value="1.53333333333333">
            <text:p>1,5333333333</text:p>
          </table:table-cell>
          <table:table-cell table:style-name="ce18" table:formula="of:=[.J45]/100" office:value-type="percentage" office:value="-0.004442151875465">
            <text:p>-0,44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0-09-22">
            <text:p>22.09.2020</text:p>
          </table:table-cell>
          <table:table-cell table:style-name="ce12" office:value-type="string">
            <text:p>1558</text:p>
          </table:table-cell>
          <table:table-cell table:style-name="ce8" office:value-type="float" office:value="-0.1205158821419">
            <text:p>-0.12052</text:p>
          </table:table-cell>
          <table:table-cell table:style-name="ce8" office:value-type="float" office:value="1.0051574663519">
            <text:p>1.00516</text:p>
          </table:table-cell>
          <table:table-cell table:formula="of:=[.B46]/360" office:value-type="float" office:value="4.32777777777778">
            <text:p>4,3277777778</text:p>
          </table:table-cell>
          <table:table-cell table:style-name="ce18" table:formula="of:=[.C46]/100" office:value-type="percentage" office:value="-0.001205158821419">
            <text:p>-0,12%</text:p>
          </table:table-cell>
          <table:table-cell/>
          <table:table-cell table:style-name="ce5" office:value-type="date" office:date-value="2018-03-21">
            <text:p>21.03.2018</text:p>
          </table:table-cell>
          <table:table-cell table:style-name="ce12" office:value-type="string">
            <text:p>642</text:p>
          </table:table-cell>
          <table:table-cell table:style-name="ce8" office:value-type="float" office:value="-0.4544667983744">
            <text:p>-0.45447</text:p>
          </table:table-cell>
          <table:table-cell table:style-name="ce8" office:value-type="float" office:value="1.0080256695953">
            <text:p>1.00803</text:p>
          </table:table-cell>
          <table:table-cell table:formula="of:=[.I46]/360" office:value-type="float" office:value="1.78333333333333">
            <text:p>1,7833333333</text:p>
          </table:table-cell>
          <table:table-cell table:style-name="ce18" table:formula="of:=[.J46]/100" office:value-type="percentage" office:value="-0.004544667983744">
            <text:p>-0,4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0-12-22">
            <text:p>22.12.2020</text:p>
          </table:table-cell>
          <table:table-cell table:style-name="ce13" office:value-type="string">
            <text:p>1649</text:p>
          </table:table-cell>
          <table:table-cell table:style-name="ce7" office:value-type="float" office:value="-0.103063536791">
            <text:p>-0.10306</text:p>
          </table:table-cell>
          <table:table-cell table:style-name="ce7" office:value-type="float" office:value="1.0046670699399">
            <text:p>1.00467</text:p>
          </table:table-cell>
          <table:table-cell table:formula="of:=[.B47]/360" office:value-type="float" office:value="4.58055555555556">
            <text:p>4,5805555556</text:p>
          </table:table-cell>
          <table:table-cell table:style-name="ce18" table:formula="of:=[.C47]/100" office:value-type="percentage" office:value="-0.00103063536791">
            <text:p>-0,10%</text:p>
          </table:table-cell>
          <table:table-cell/>
          <table:table-cell table:style-name="ce6" office:value-type="date" office:date-value="2018-06-21">
            <text:p>21.06.2018</text:p>
          </table:table-cell>
          <table:table-cell table:style-name="ce13" office:value-type="string">
            <text:p>734</text:p>
          </table:table-cell>
          <table:table-cell table:style-name="ce7" office:value-type="float" office:value="-0.4627487894269">
            <text:p>-0.46275</text:p>
          </table:table-cell>
          <table:table-cell table:style-name="ce7" office:value-type="float" office:value="1.0093491205177">
            <text:p>1.00935</text:p>
          </table:table-cell>
          <table:table-cell table:formula="of:=[.I47]/360" office:value-type="float" office:value="2.03888888888889">
            <text:p>2,0388888889</text:p>
          </table:table-cell>
          <table:table-cell table:style-name="ce18" table:formula="of:=[.J47]/100" office:value-type="percentage" office:value="-0.004627487894269">
            <text:p>-0,4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1-03-22">
            <text:p>22.03.2021</text:p>
          </table:table-cell>
          <table:table-cell table:style-name="ce12" office:value-type="string">
            <text:p>1739</text:p>
          </table:table-cell>
          <table:table-cell table:style-name="ce8" office:value-type="float" office:value="-0.0840879276778">
            <text:p>-0.08409</text:p>
          </table:table-cell>
          <table:table-cell table:style-name="ce8" office:value-type="float" office:value="1.0040143072365">
            <text:p>1.00401</text:p>
          </table:table-cell>
          <table:table-cell table:formula="of:=[.B48]/360" office:value-type="float" office:value="4.83055555555556">
            <text:p>4,8305555556</text:p>
          </table:table-cell>
          <table:table-cell table:style-name="ce18" table:formula="of:=[.C48]/100" office:value-type="percentage" office:value="-0.000840879276778">
            <text:p>-0,08%</text:p>
          </table:table-cell>
          <table:table-cell/>
          <table:table-cell table:style-name="ce5" office:value-type="date" office:date-value="2018-09-21">
            <text:p>21.09.2018</text:p>
          </table:table-cell>
          <table:table-cell table:style-name="ce12" office:value-type="string">
            <text:p>826</text:p>
          </table:table-cell>
          <table:table-cell table:style-name="ce8" office:value-type="float" office:value="-0.4679439748693">
            <text:p>-0.46794</text:p>
          </table:table-cell>
          <table:table-cell table:style-name="ce8" office:value-type="float" office:value="1.0106459048973">
            <text:p>1.01065</text:p>
          </table:table-cell>
          <table:table-cell table:formula="of:=[.I48]/360" office:value-type="float" office:value="2.29444444444444">
            <text:p>2,2944444444</text:p>
          </table:table-cell>
          <table:table-cell table:style-name="ce18" table:formula="of:=[.J48]/100" office:value-type="percentage" office:value="-0.004679439748693">
            <text:p>-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1-06-21">
            <text:p>21.06.2021</text:p>
          </table:table-cell>
          <table:table-cell table:style-name="ce13" office:value-type="string">
            <text:p>1830</text:p>
          </table:table-cell>
          <table:table-cell table:style-name="ce7" office:value-type="float" office:value="-0.0633479122227">
            <text:p>-0.06335</text:p>
          </table:table-cell>
          <table:table-cell table:style-name="ce7" office:value-type="float" office:value="1.0031811224725">
            <text:p>1.00318</text:p>
          </table:table-cell>
          <table:table-cell table:formula="of:=[.B49]/360" office:value-type="float" office:value="5.08333333333333">
            <text:p>5,0833333333</text:p>
          </table:table-cell>
          <table:table-cell table:style-name="ce18" table:formula="of:=[.C49]/100" office:value-type="percentage" office:value="-0.000633479122227">
            <text:p>-0,06%</text:p>
          </table:table-cell>
          <table:table-cell/>
          <table:table-cell table:style-name="ce6" office:value-type="date" office:date-value="2018-12-21">
            <text:p>21.12.2018</text:p>
          </table:table-cell>
          <table:table-cell table:style-name="ce13" office:value-type="string">
            <text:p>917</text:p>
          </table:table-cell>
          <table:table-cell table:style-name="ce7" office:value-type="float" office:value="-0.4701754009255">
            <text:p>-0.47018</text:p>
          </table:table-cell>
          <table:table-cell table:style-name="ce7" office:value-type="float" office:value="1.0118823931942">
            <text:p>1.01188</text:p>
          </table:table-cell>
          <table:table-cell table:formula="of:=[.I49]/360" office:value-type="float" office:value="2.54722222222222">
            <text:p>2,5472222222</text:p>
          </table:table-cell>
          <table:table-cell table:style-name="ce18" table:formula="of:=[.J49]/100" office:value-type="percentage" office:value="-0.004701754009255">
            <text:p>-0,4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1-09-21">
            <text:p>21.09.2021</text:p>
          </table:table-cell>
          <table:table-cell table:style-name="ce12" office:value-type="string">
            <text:p>1922</text:p>
          </table:table-cell>
          <table:table-cell table:style-name="ce8" office:value-type="float" office:value="-0.0409630057209">
            <text:p>-0.04096</text:p>
          </table:table-cell>
          <table:table-cell table:style-name="ce8" office:value-type="float" office:value="1.0021593388981">
            <text:p>1.00216</text:p>
          </table:table-cell>
          <table:table-cell table:formula="of:=[.B50]/360" office:value-type="float" office:value="5.33888888888889">
            <text:p>5,3388888889</text:p>
          </table:table-cell>
          <table:table-cell table:style-name="ce18" table:formula="of:=[.C50]/100" office:value-type="percentage" office:value="-0.000409630057209">
            <text:p>-0,04%</text:p>
          </table:table-cell>
          <table:table-cell/>
          <table:table-cell table:style-name="ce5" office:value-type="date" office:date-value="2019-03-21">
            <text:p>21.03.2019</text:p>
          </table:table-cell>
          <table:table-cell table:style-name="ce12" office:value-type="string">
            <text:p>1007</text:p>
          </table:table-cell>
          <table:table-cell table:style-name="ce8" office:value-type="float" office:value="-0.4700523920982">
            <text:p>-0.47005</text:p>
          </table:table-cell>
          <table:table-cell table:style-name="ce8" office:value-type="float" office:value="1.013052747773">
            <text:p>1.01305</text:p>
          </table:table-cell>
          <table:table-cell table:formula="of:=[.I50]/360" office:value-type="float" office:value="2.79722222222222">
            <text:p>2,7972222222</text:p>
          </table:table-cell>
          <table:table-cell table:style-name="ce18" table:formula="of:=[.J50]/100" office:value-type="percentage" office:value="-0.004700523920982">
            <text:p>-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1-12-21">
            <text:p>21.12.2021</text:p>
          </table:table-cell>
          <table:table-cell table:style-name="ce13" office:value-type="string">
            <text:p>2013</text:p>
          </table:table-cell>
          <table:table-cell table:style-name="ce7" office:value-type="float" office:value="-0.0175342344608">
            <text:p>-0.01753</text:p>
          </table:table-cell>
          <table:table-cell table:style-name="ce7" office:value-type="float" office:value="1.0009674927597">
            <text:p>1.00097</text:p>
          </table:table-cell>
          <table:table-cell table:formula="of:=[.B51]/360" office:value-type="float" office:value="5.59166666666667">
            <text:p>5,5916666667</text:p>
          </table:table-cell>
          <table:table-cell table:style-name="ce18" table:formula="of:=[.C51]/100" office:value-type="percentage" office:value="-0.000175342344608">
            <text:p>-0,02%</text:p>
          </table:table-cell>
          <table:table-cell/>
          <table:table-cell table:style-name="ce6" office:value-type="date" office:date-value="2019-06-21">
            <text:p>21.06.2019</text:p>
          </table:table-cell>
          <table:table-cell table:style-name="ce13" office:value-type="string">
            <text:p>1099</text:p>
          </table:table-cell>
          <table:table-cell table:style-name="ce7" office:value-type="float" office:value="-0.4680601303828">
            <text:p>-0.46806</text:p>
          </table:table-cell>
          <table:table-cell table:style-name="ce7" office:value-type="float" office:value="1.0141928740465">
            <text:p>1.01419</text:p>
          </table:table-cell>
          <table:table-cell table:formula="of:=[.I51]/360" office:value-type="float" office:value="3.05277777777778">
            <text:p>3,0527777778</text:p>
          </table:table-cell>
          <table:table-cell table:style-name="ce18" table:formula="of:=[.J51]/100" office:value-type="percentage" office:value="-0.004680601303828">
            <text:p>-0,4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2-03-21">
            <text:p>21.03.2022</text:p>
          </table:table-cell>
          <table:table-cell table:style-name="ce12" office:value-type="string">
            <text:p>2103</text:p>
          </table:table-cell>
          <table:table-cell table:style-name="ce14" office:value-type="float" office:value="0.0067980984571">
            <text:p>0.0068</text:p>
          </table:table-cell>
          <table:table-cell table:style-name="ce8" office:value-type="float" office:value="0.9996083944768">
            <text:p>0.99961</text:p>
          </table:table-cell>
          <table:table-cell table:formula="of:=[.B52]/360" office:value-type="float" office:value="5.84166666666667">
            <text:p>5,8416666667</text:p>
          </table:table-cell>
          <table:table-cell table:style-name="ce18" table:formula="of:=[.C52]/100" office:value-type="percentage" office:value="0.000067980984571">
            <text:p>0,01%</text:p>
          </table:table-cell>
          <table:table-cell/>
          <table:table-cell table:style-name="ce5" office:value-type="date" office:date-value="2019-09-21">
            <text:p>21.09.2019</text:p>
          </table:table-cell>
          <table:table-cell table:style-name="ce12" office:value-type="string">
            <text:p>1191</text:p>
          </table:table-cell>
          <table:table-cell table:style-name="ce8" office:value-type="float" office:value="-0.4645584754747">
            <text:p>-0.46456</text:p>
          </table:table-cell>
          <table:table-cell table:style-name="ce8" office:value-type="float" office:value="1.0152740811106">
            <text:p>1.01527</text:p>
          </table:table-cell>
          <table:table-cell table:formula="of:=[.I52]/360" office:value-type="float" office:value="3.30833333333333">
            <text:p>3,3083333333</text:p>
          </table:table-cell>
          <table:table-cell table:style-name="ce18" table:formula="of:=[.J52]/100" office:value-type="percentage" office:value="-0.004645584754747">
            <text:p>-0,4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2-06-21">
            <text:p>21.06.2022</text:p>
          </table:table-cell>
          <table:table-cell table:style-name="ce13" office:value-type="string">
            <text:p>2195</text:p>
          </table:table-cell>
          <table:table-cell table:style-name="ce7" office:value-type="float" office:value="0.0327636934899">
            <text:p>0.03276</text:p>
          </table:table-cell>
          <table:table-cell table:style-name="ce7" office:value-type="float" office:value="0.9980316299995">
            <text:p>0.99803</text:p>
          </table:table-cell>
          <table:table-cell table:formula="of:=[.B53]/360" office:value-type="float" office:value="6.09722222222222">
            <text:p>6,0972222222</text:p>
          </table:table-cell>
          <table:table-cell table:style-name="ce18" table:formula="of:=[.C53]/100" office:value-type="percentage" office:value="0.000327636934899">
            <text:p>0,03%</text:p>
          </table:table-cell>
          <table:table-cell/>
          <table:table-cell table:style-name="ce6" office:value-type="date" office:date-value="2019-12-21">
            <text:p>21.12.2019</text:p>
          </table:table-cell>
          <table:table-cell table:style-name="ce13" office:value-type="string">
            <text:p>1282</text:p>
          </table:table-cell>
          <table:table-cell table:style-name="ce7" office:value-type="float" office:value="-0.4593633070076">
            <text:p>-0.45936</text:p>
          </table:table-cell>
          <table:table-cell table:style-name="ce7" office:value-type="float" office:value="1.0162652110367">
            <text:p>1.01627</text:p>
          </table:table-cell>
          <table:table-cell table:formula="of:=[.I53]/360" office:value-type="float" office:value="3.56111111111111">
            <text:p>3,5611111111</text:p>
          </table:table-cell>
          <table:table-cell table:style-name="ce18" table:formula="of:=[.J53]/100" office:value-type="percentage" office:value="-0.004593633070076">
            <text:p>-0,4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2-09-21">
            <text:p>21.09.2022</text:p>
          </table:table-cell>
          <table:table-cell table:style-name="ce12" office:value-type="string">
            <text:p>2287</text:p>
          </table:table-cell>
          <table:table-cell table:style-name="ce8" office:value-type="float" office:value="0.0597110997863">
            <text:p>0.05971</text:p>
          </table:table-cell>
          <table:table-cell table:style-name="ce8" office:value-type="float" office:value="0.996265639851">
            <text:p>0.99627</text:p>
          </table:table-cell>
          <table:table-cell table:formula="of:=[.B54]/360" office:value-type="float" office:value="6.35277777777778">
            <text:p>6,3527777778</text:p>
          </table:table-cell>
          <table:table-cell table:style-name="ce18" table:formula="of:=[.C54]/100" office:value-type="percentage" office:value="0.000597110997863">
            <text:p>0,06%</text:p>
          </table:table-cell>
          <table:table-cell/>
          <table:table-cell table:style-name="ce5" office:value-type="date" office:date-value="2020-03-21">
            <text:p>21.03.2020</text:p>
          </table:table-cell>
          <table:table-cell table:style-name="ce12" office:value-type="string">
            <text:p>1373</text:p>
          </table:table-cell>
          <table:table-cell table:style-name="ce8" office:value-type="float" office:value="-0.4520470995897">
            <text:p>-0.45205</text:p>
          </table:table-cell>
          <table:table-cell table:style-name="ce8" office:value-type="float" office:value="1.0171497996621">
            <text:p>1.01715</text:p>
          </table:table-cell>
          <table:table-cell table:formula="of:=[.I54]/360" office:value-type="float" office:value="3.81388888888889">
            <text:p>3,8138888889</text:p>
          </table:table-cell>
          <table:table-cell table:style-name="ce18" table:formula="of:=[.J54]/100" office:value-type="percentage" office:value="-0.004520470995897">
            <text:p>-0,4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2-12-21">
            <text:p>21.12.2022</text:p>
          </table:table-cell>
          <table:table-cell table:style-name="ce13" office:value-type="string">
            <text:p>2378</text:p>
          </table:table-cell>
          <table:table-cell table:style-name="ce7" office:value-type="float" office:value="0.0871304239529">
            <text:p>0.08713</text:p>
          </table:table-cell>
          <table:table-cell table:style-name="ce7" office:value-type="float" office:value="0.9943394746897">
            <text:p>0.99434</text:p>
          </table:table-cell>
          <table:table-cell table:formula="of:=[.B55]/360" office:value-type="float" office:value="6.60555555555556">
            <text:p>6,6055555556</text:p>
          </table:table-cell>
          <table:table-cell table:style-name="ce18" table:formula="of:=[.C55]/100" office:value-type="percentage" office:value="0.000871304239529">
            <text:p>0,09%</text:p>
          </table:table-cell>
          <table:table-cell/>
          <table:table-cell table:style-name="ce6" office:value-type="date" office:date-value="2020-06-22">
            <text:p>22.06.2020</text:p>
          </table:table-cell>
          <table:table-cell table:style-name="ce13" office:value-type="string">
            <text:p>1466</text:p>
          </table:table-cell>
          <table:table-cell table:style-name="ce7" office:value-type="float" office:value="-0.4419649427016">
            <text:p>-0.44196</text:p>
          </table:table-cell>
          <table:table-cell table:style-name="ce7" office:value-type="float" office:value="1.0179097393172">
            <text:p>1.01791</text:p>
          </table:table-cell>
          <table:table-cell table:formula="of:=[.I55]/360" office:value-type="float" office:value="4.07222222222222">
            <text:p>4,0722222222</text:p>
          </table:table-cell>
          <table:table-cell table:style-name="ce18" table:formula="of:=[.J55]/100" office:value-type="percentage" office:value="-0.004419649427016">
            <text:p>-0,44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3-03-21">
            <text:p>21.03.2023</text:p>
          </table:table-cell>
          <table:table-cell table:style-name="ce12" office:value-type="string">
            <text:p>2468</text:p>
          </table:table-cell>
          <table:table-cell table:style-name="ce8" office:value-type="float" office:value="0.1147818555193">
            <text:p>0.11478</text:p>
          </table:table-cell>
          <table:table-cell table:style-name="ce8" office:value-type="float" office:value="0.9922688996261">
            <text:p>0.99227</text:p>
          </table:table-cell>
          <table:table-cell table:formula="of:=[.B56]/360" office:value-type="float" office:value="6.85555555555556">
            <text:p>6,8555555556</text:p>
          </table:table-cell>
          <table:table-cell table:style-name="ce18" table:formula="of:=[.C56]/100" office:value-type="percentage" office:value="0.001147818555193">
            <text:p>0,11%</text:p>
          </table:table-cell>
          <table:table-cell/>
          <table:table-cell table:style-name="ce5" office:value-type="date" office:date-value="2020-09-22">
            <text:p>22.09.2020</text:p>
          </table:table-cell>
          <table:table-cell table:style-name="ce12" office:value-type="string">
            <text:p>1558</text:p>
          </table:table-cell>
          <table:table-cell table:style-name="ce14" office:value-type="float" office:value="-0.4291045096368">
            <text:p>-0.4291</text:p>
          </table:table-cell>
          <table:table-cell table:style-name="ce8" office:value-type="float" office:value="1.0184850688163">
            <text:p>1.01849</text:p>
          </table:table-cell>
          <table:table-cell table:formula="of:=[.I56]/360" office:value-type="float" office:value="4.32777777777778">
            <text:p>4,3277777778</text:p>
          </table:table-cell>
          <table:table-cell table:style-name="ce18" table:formula="of:=[.J56]/100" office:value-type="percentage" office:value="-0.004291045096368">
            <text:p>-0,43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3-06-21">
            <text:p>21.06.2023</text:p>
          </table:table-cell>
          <table:table-cell table:style-name="ce13" office:value-type="string">
            <text:p>2560</text:p>
          </table:table-cell>
          <table:table-cell table:style-name="ce7" office:value-type="float" office:value="0.1433753294278">
            <text:p>0.14338</text:p>
          </table:table-cell>
          <table:table-cell table:style-name="ce7" office:value-type="float" office:value="0.9899944781295">
            <text:p>0.98999</text:p>
          </table:table-cell>
          <table:table-cell table:formula="of:=[.B57]/360" office:value-type="float" office:value="7.11111111111111">
            <text:p>7,1111111111</text:p>
          </table:table-cell>
          <table:table-cell table:style-name="ce18" table:formula="of:=[.C57]/100" office:value-type="percentage" office:value="0.001433753294278">
            <text:p>0,14%</text:p>
          </table:table-cell>
          <table:table-cell/>
          <table:table-cell table:style-name="ce6" office:value-type="date" office:date-value="2020-12-22">
            <text:p>22.12.2020</text:p>
          </table:table-cell>
          <table:table-cell table:style-name="ce13" office:value-type="string">
            <text:p>1649</text:p>
          </table:table-cell>
          <table:table-cell table:style-name="ce7" office:value-type="float" office:value="-0.4137310097022">
            <text:p>-0.41373</text:p>
          </table:table-cell>
          <table:table-cell table:style-name="ce7" office:value-type="float" office:value="1.0188673545223">
            <text:p>1.01887</text:p>
          </table:table-cell>
          <table:table-cell table:formula="of:=[.I57]/360" office:value-type="float" office:value="4.58055555555556">
            <text:p>4,5805555556</text:p>
          </table:table-cell>
          <table:table-cell table:style-name="ce18" table:formula="of:=[.J57]/100" office:value-type="percentage" office:value="-0.004137310097022">
            <text:p>-0,4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3-09-21">
            <text:p>21.09.2023</text:p>
          </table:table-cell>
          <table:table-cell table:style-name="ce12" office:value-type="string">
            <text:p>2652</text:p>
          </table:table-cell>
          <table:table-cell table:style-name="ce14" office:value-type="float" office:value="0.1721010408438">
            <text:p>0.1721</text:p>
          </table:table-cell>
          <table:table-cell table:style-name="ce8" office:value-type="float" office:value="0.9875734183553">
            <text:p>0.98757</text:p>
          </table:table-cell>
          <table:table-cell table:formula="of:=[.B58]/360" office:value-type="float" office:value="7.36666666666667">
            <text:p>7,3666666667</text:p>
          </table:table-cell>
          <table:table-cell table:style-name="ce18" table:formula="of:=[.C58]/100" office:value-type="percentage" office:value="0.001721010408438">
            <text:p>0,17%</text:p>
          </table:table-cell>
          <table:table-cell/>
          <table:table-cell table:style-name="ce5" office:value-type="date" office:date-value="2021-03-22">
            <text:p>22.03.2021</text:p>
          </table:table-cell>
          <table:table-cell table:style-name="ce12" office:value-type="string">
            <text:p>1739</text:p>
          </table:table-cell>
          <table:table-cell table:style-name="ce8" office:value-type="float" office:value="-0.3962110275883">
            <text:p>-0.39621</text:p>
          </table:table-cell>
          <table:table-cell table:style-name="ce8" office:value-type="float" office:value="1.0190563103008">
            <text:p>1.01906</text:p>
          </table:table-cell>
          <table:table-cell table:formula="of:=[.I58]/360" office:value-type="float" office:value="4.83055555555556">
            <text:p>4,8305555556</text:p>
          </table:table-cell>
          <table:table-cell table:style-name="ce18" table:formula="of:=[.J58]/100" office:value-type="percentage" office:value="-0.003962110275883">
            <text:p>-0,4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3-12-21">
            <text:p>21.12.2023</text:p>
          </table:table-cell>
          <table:table-cell table:style-name="ce13" office:value-type="string">
            <text:p>2743</text:p>
          </table:table-cell>
          <table:table-cell table:style-name="ce7" office:value-type="float" office:value="0.2005460769167">
            <text:p>0.20055</text:p>
          </table:table-cell>
          <table:table-cell table:style-name="ce7" office:value-type="float" office:value="0.9850418267159">
            <text:p>0.98504</text:p>
          </table:table-cell>
          <table:table-cell table:formula="of:=[.B59]/360" office:value-type="float" office:value="7.61944444444444">
            <text:p>7,6194444444</text:p>
          </table:table-cell>
          <table:table-cell table:style-name="ce18" table:formula="of:=[.C59]/100" office:value-type="percentage" office:value="0.002005460769167">
            <text:p>0,20%</text:p>
          </table:table-cell>
          <table:table-cell/>
          <table:table-cell table:style-name="ce6" office:value-type="date" office:date-value="2021-06-21">
            <text:p>21.06.2021</text:p>
          </table:table-cell>
          <table:table-cell table:style-name="ce13" office:value-type="string">
            <text:p>1830</text:p>
          </table:table-cell>
          <table:table-cell table:style-name="ce7" office:value-type="float" office:value="-0.3764369073789">
            <text:p>-0.37644</text:p>
          </table:table-cell>
          <table:table-cell table:style-name="ce7" office:value-type="float" office:value="1.0190526406864">
            <text:p>1.01905</text:p>
          </table:table-cell>
          <table:table-cell table:formula="of:=[.I59]/360" office:value-type="float" office:value="5.08333333333333">
            <text:p>5,0833333333</text:p>
          </table:table-cell>
          <table:table-cell table:style-name="ce18" table:formula="of:=[.J59]/100" office:value-type="percentage" office:value="-0.003764369073789">
            <text:p>-0,3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4-03-21">
            <text:p>21.03.2024</text:p>
          </table:table-cell>
          <table:table-cell table:style-name="ce12" office:value-type="string">
            <text:p>2834</text:p>
          </table:table-cell>
          <table:table-cell table:style-name="ce8" office:value-type="float" office:value="0.2289492705069">
            <text:p>0.22895</text:p>
          </table:table-cell>
          <table:table-cell table:style-name="ce8" office:value-type="float" office:value="0.9823805703493">
            <text:p>0.98238</text:p>
          </table:table-cell>
          <table:table-cell table:formula="of:=[.B60]/360" office:value-type="float" office:value="7.87222222222222">
            <text:p>7,8722222222</text:p>
          </table:table-cell>
          <table:table-cell table:style-name="ce18" table:formula="of:=[.C60]/100" office:value-type="percentage" office:value="0.002289492705069">
            <text:p>0,23%</text:p>
          </table:table-cell>
          <table:table-cell/>
          <table:table-cell table:style-name="ce5" office:value-type="date" office:date-value="2021-09-21">
            <text:p>21.09.2021</text:p>
          </table:table-cell>
          <table:table-cell table:style-name="ce12" office:value-type="string">
            <text:p>1922</text:p>
          </table:table-cell>
          <table:table-cell table:style-name="ce14" office:value-type="float" office:value="-0.354603698361">
            <text:p>-0.3546</text:p>
          </table:table-cell>
          <table:table-cell table:style-name="ce8" office:value-type="float" office:value="1.0188479787316">
            <text:p>1.01885</text:p>
          </table:table-cell>
          <table:table-cell table:formula="of:=[.I60]/360" office:value-type="float" office:value="5.33888888888889">
            <text:p>5,3388888889</text:p>
          </table:table-cell>
          <table:table-cell table:style-name="ce18" table:formula="of:=[.J60]/100" office:value-type="percentage" office:value="-0.00354603698361">
            <text:p>-0,3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4-06-21">
            <text:p>21.06.2024</text:p>
          </table:table-cell>
          <table:table-cell table:style-name="ce13" office:value-type="string">
            <text:p>2926</text:p>
          </table:table-cell>
          <table:table-cell table:style-name="ce7" office:value-type="float" office:value="0.2575476101917">
            <text:p>0.25755</text:p>
          </table:table-cell>
          <table:table-cell table:style-name="ce7" office:value-type="float" office:value="0.9795655270086">
            <text:p>0.97957</text:p>
          </table:table-cell>
          <table:table-cell table:formula="of:=[.B61]/360" office:value-type="float" office:value="8.12777777777778">
            <text:p>8,1277777778</text:p>
          </table:table-cell>
          <table:table-cell table:style-name="ce18" table:formula="of:=[.C61]/100" office:value-type="percentage" office:value="0.002575476101917">
            <text:p>0,26%</text:p>
          </table:table-cell>
          <table:table-cell/>
          <table:table-cell table:style-name="ce6" office:value-type="date" office:date-value="2021-12-21">
            <text:p>21.12.2021</text:p>
          </table:table-cell>
          <table:table-cell table:style-name="ce13" office:value-type="string">
            <text:p>2013</text:p>
          </table:table-cell>
          <table:table-cell table:style-name="ce7" office:value-type="float" office:value="-0.3313473973947">
            <text:p>-0.33135</text:p>
          </table:table-cell>
          <table:table-cell table:style-name="ce7" office:value-type="float" office:value="1.0184420278476">
            <text:p>1.01844</text:p>
          </table:table-cell>
          <table:table-cell table:formula="of:=[.I61]/360" office:value-type="float" office:value="5.59166666666667">
            <text:p>5,5916666667</text:p>
          </table:table-cell>
          <table:table-cell table:style-name="ce18" table:formula="of:=[.J61]/100" office:value-type="percentage" office:value="-0.003313473973947">
            <text:p>-0,33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4-09-21">
            <text:p>21.09.2024</text:p>
          </table:table-cell>
          <table:table-cell table:style-name="ce12" office:value-type="string">
            <text:p>3018</text:p>
          </table:table-cell>
          <table:table-cell table:style-name="ce8" office:value-type="float" office:value="0.2859449335436">
            <text:p>0.28594</text:p>
          </table:table-cell>
          <table:table-cell table:style-name="ce8" office:value-type="float" office:value="0.9766339766122">
            <text:p>0.97663</text:p>
          </table:table-cell>
          <table:table-cell table:formula="of:=[.B62]/360" office:value-type="float" office:value="8.38333333333333">
            <text:p>8,3833333333</text:p>
          </table:table-cell>
          <table:table-cell table:style-name="ce18" table:formula="of:=[.C62]/100" office:value-type="percentage" office:value="0.002859449335436">
            <text:p>0,29%</text:p>
          </table:table-cell>
          <table:table-cell/>
          <table:table-cell table:style-name="ce5" office:value-type="date" office:date-value="2022-03-21">
            <text:p>21.03.2022</text:p>
          </table:table-cell>
          <table:table-cell table:style-name="ce12" office:value-type="string">
            <text:p>2103</text:p>
          </table:table-cell>
          <table:table-cell table:style-name="ce8" office:value-type="float" office:value="-0.3068555116425">
            <text:p>-0.30686</text:p>
          </table:table-cell>
          <table:table-cell table:style-name="ce8" office:value-type="float" office:value="1.0178371366354">
            <text:p>1.01784</text:p>
          </table:table-cell>
          <table:table-cell table:formula="of:=[.I62]/360" office:value-type="float" office:value="5.84166666666667">
            <text:p>5,8416666667</text:p>
          </table:table-cell>
          <table:table-cell table:style-name="ce18" table:formula="of:=[.J62]/100" office:value-type="percentage" office:value="-0.003068555116425">
            <text:p>-0,3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4-12-21">
            <text:p>21.12.2024</text:p>
          </table:table-cell>
          <table:table-cell table:style-name="ce13" office:value-type="string">
            <text:p>3109</text:p>
          </table:table-cell>
          <table:table-cell table:style-name="ce7" office:value-type="float" office:value="0.3137213969686">
            <text:p>0.31372</text:p>
          </table:table-cell>
          <table:table-cell table:style-name="ce7" office:value-type="float" office:value="0.9736316915585">
            <text:p>0.97363</text:p>
          </table:table-cell>
          <table:table-cell table:formula="of:=[.B63]/360" office:value-type="float" office:value="8.63611111111111">
            <text:p>8,6361111111</text:p>
          </table:table-cell>
          <table:table-cell table:style-name="ce18" table:formula="of:=[.C63]/100" office:value-type="percentage" office:value="0.003137213969686">
            <text:p>0,31%</text:p>
          </table:table-cell>
          <table:table-cell/>
          <table:table-cell table:style-name="ce6" office:value-type="date" office:date-value="2022-06-21">
            <text:p>21.06.2022</text:p>
          </table:table-cell>
          <table:table-cell table:style-name="ce13" office:value-type="string">
            <text:p>2195</text:p>
          </table:table-cell>
          <table:table-cell table:style-name="ce7" office:value-type="float" office:value="-0.2804234312118">
            <text:p>-0.28042</text:p>
          </table:table-cell>
          <table:table-cell table:style-name="ce7" office:value-type="float" office:value="1.0170068169484">
            <text:p>1.01701</text:p>
          </table:table-cell>
          <table:table-cell table:formula="of:=[.I63]/360" office:value-type="float" office:value="6.09722222222222">
            <text:p>6,0972222222</text:p>
          </table:table-cell>
          <table:table-cell table:style-name="ce18" table:formula="of:=[.J63]/100" office:value-type="percentage" office:value="-0.002804234312118">
            <text:p>-0,2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5-03-21">
            <text:p>21.03.2025</text:p>
          </table:table-cell>
          <table:table-cell table:style-name="ce12" office:value-type="string">
            <text:p>3199</text:p>
          </table:table-cell>
          <table:table-cell table:style-name="ce8" office:value-type="float" office:value="0.3407681943613">
            <text:p>0.34077</text:p>
          </table:table-cell>
          <table:table-cell table:style-name="ce8" office:value-type="float" office:value="0.9705753571682">
            <text:p>0.97058</text:p>
          </table:table-cell>
          <table:table-cell table:formula="of:=[.B64]/360" office:value-type="float" office:value="8.88611111111111">
            <text:p>8,8861111111</text:p>
          </table:table-cell>
          <table:table-cell table:style-name="ce18" table:formula="of:=[.C64]/100" office:value-type="percentage" office:value="0.003407681943613">
            <text:p>0,34%</text:p>
          </table:table-cell>
          <table:table-cell/>
          <table:table-cell table:style-name="ce5" office:value-type="date" office:date-value="2022-09-21">
            <text:p>21.09.2022</text:p>
          </table:table-cell>
          <table:table-cell table:style-name="ce12" office:value-type="string">
            <text:p>2287</text:p>
          </table:table-cell>
          <table:table-cell table:style-name="ce8" office:value-type="float" office:value="-0.2527415287842">
            <text:p>-0.25274</text:p>
          </table:table-cell>
          <table:table-cell table:style-name="ce8" office:value-type="float" office:value="1.015962217531">
            <text:p>1.01596</text:p>
          </table:table-cell>
          <table:table-cell table:formula="of:=[.I64]/360" office:value-type="float" office:value="6.35277777777778">
            <text:p>6,3527777778</text:p>
          </table:table-cell>
          <table:table-cell table:style-name="ce18" table:formula="of:=[.J64]/100" office:value-type="percentage" office:value="-0.002527415287842">
            <text:p>-0,25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5-06-23">
            <text:p>23.06.2025</text:p>
          </table:table-cell>
          <table:table-cell table:style-name="ce13" office:value-type="string">
            <text:p>3293</text:p>
          </table:table-cell>
          <table:table-cell table:style-name="ce7" office:value-type="float" office:value="0.3684391110646">
            <text:p>0.36844</text:p>
          </table:table-cell>
          <table:table-cell table:style-name="ce7" office:value-type="float" office:value="0.9673061133747">
            <text:p>0.96731</text:p>
          </table:table-cell>
          <table:table-cell table:formula="of:=[.B65]/360" office:value-type="float" office:value="9.14722222222222">
            <text:p>9,1472222222</text:p>
          </table:table-cell>
          <table:table-cell table:style-name="ce18" table:formula="of:=[.C65]/100" office:value-type="percentage" office:value="0.003684391110646">
            <text:p>0,37%</text:p>
          </table:table-cell>
          <table:table-cell/>
          <table:table-cell table:style-name="ce6" office:value-type="date" office:date-value="2022-12-21">
            <text:p>21.12.2022</text:p>
          </table:table-cell>
          <table:table-cell table:style-name="ce13" office:value-type="string">
            <text:p>2378</text:p>
          </table:table-cell>
          <table:table-cell table:style-name="ce7" office:value-type="float" office:value="-0.2243790162183">
            <text:p>-0.22438</text:p>
          </table:table-cell>
          <table:table-cell table:style-name="ce7" office:value-type="float" office:value="1.0147258186475">
            <text:p>1.01473</text:p>
          </table:table-cell>
          <table:table-cell table:formula="of:=[.I65]/360" office:value-type="float" office:value="6.60555555555556">
            <text:p>6,6055555556</text:p>
          </table:table-cell>
          <table:table-cell table:style-name="ce18" table:formula="of:=[.J65]/100" office:value-type="percentage" office:value="-0.002243790162183">
            <text:p>-0,2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5-09-23">
            <text:p>23.09.2025</text:p>
          </table:table-cell>
          <table:table-cell table:style-name="ce12" office:value-type="string">
            <text:p>3385</text:p>
          </table:table-cell>
          <table:table-cell table:style-name="ce8" office:value-type="float" office:value="0.3948427290312">
            <text:p>0.39484</text:p>
          </table:table-cell>
          <table:table-cell table:style-name="ce8" office:value-type="float" office:value="0.9640447092912">
            <text:p>0.96404</text:p>
          </table:table-cell>
          <table:table-cell table:formula="of:=[.B66]/360" office:value-type="float" office:value="9.40277777777778">
            <text:p>9,4027777778</text:p>
          </table:table-cell>
          <table:table-cell table:style-name="ce18" table:formula="of:=[.C66]/100" office:value-type="percentage" office:value="0.003948427290312">
            <text:p>0,39%</text:p>
          </table:table-cell>
          <table:table-cell/>
          <table:table-cell table:style-name="ce5" office:value-type="date" office:date-value="2023-03-21">
            <text:p>21.03.2023</text:p>
          </table:table-cell>
          <table:table-cell table:style-name="ce12" office:value-type="string">
            <text:p>2468</text:p>
          </table:table-cell>
          <table:table-cell table:style-name="ce8" office:value-type="float" office:value="-0.1956305711263">
            <text:p>-0.19563</text:p>
          </table:table-cell>
          <table:table-cell table:style-name="ce8" office:value-type="float" office:value="1.013315717399">
            <text:p>1.01332</text:p>
          </table:table-cell>
          <table:table-cell table:formula="of:=[.I66]/360" office:value-type="float" office:value="6.85555555555556">
            <text:p>6,8555555556</text:p>
          </table:table-cell>
          <table:table-cell table:style-name="ce18" table:formula="of:=[.J66]/100" office:value-type="percentage" office:value="-0.001956305711263">
            <text:p>-0,2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5-12-23">
            <text:p>23.12.2025</text:p>
          </table:table-cell>
          <table:table-cell table:style-name="ce13" office:value-type="string">
            <text:p>3476</text:p>
          </table:table-cell>
          <table:table-cell table:style-name="ce7" office:value-type="float" office:value="0.4202721037955">
            <text:p>0.42027</text:p>
          </table:table-cell>
          <table:table-cell table:style-name="ce7" office:value-type="float" office:value="0.9607666481075">
            <text:p>0.96077</text:p>
          </table:table-cell>
          <table:table-cell table:formula="of:=[.B67]/360" office:value-type="float" office:value="9.65555555555556">
            <text:p>9,6555555556</text:p>
          </table:table-cell>
          <table:table-cell table:style-name="ce18" table:formula="of:=[.C67]/100" office:value-type="percentage" office:value="0.004202721037955">
            <text:p>0,42%</text:p>
          </table:table-cell>
          <table:table-cell/>
          <table:table-cell table:style-name="ce6" office:value-type="date" office:date-value="2023-06-21">
            <text:p>21.06.2023</text:p>
          </table:table-cell>
          <table:table-cell table:style-name="ce13" office:value-type="string">
            <text:p>2560</text:p>
          </table:table-cell>
          <table:table-cell table:style-name="ce15" office:value-type="float" office:value="-0.1657960339942">
            <text:p>-0.1658</text:p>
          </table:table-cell>
          <table:table-cell table:style-name="ce15" office:value-type="float" office:value="1.0116963072363">
            <text:p>1.0117</text:p>
          </table:table-cell>
          <table:table-cell table:formula="of:=[.I67]/360" office:value-type="float" office:value="7.11111111111111">
            <text:p>7,1111111111</text:p>
          </table:table-cell>
          <table:table-cell table:style-name="ce18" table:formula="of:=[.J67]/100" office:value-type="percentage" office:value="-0.001657960339942">
            <text:p>-0,1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6-03-23">
            <text:p>23.03.2026</text:p>
          </table:table-cell>
          <table:table-cell table:style-name="ce12" office:value-type="string">
            <text:p>3566</text:p>
          </table:table-cell>
          <table:table-cell table:style-name="ce8" office:value-type="float" office:value="0.4447431163999">
            <text:p>0.44474</text:p>
          </table:table-cell>
          <table:table-cell table:style-name="ce8" office:value-type="float" office:value="0.9574796674087">
            <text:p>0.95748</text:p>
          </table:table-cell>
          <table:table-cell table:formula="of:=[.B68]/360" office:value-type="float" office:value="9.90555555555556">
            <text:p>9,9055555556</text:p>
          </table:table-cell>
          <table:table-cell table:style-name="ce18" table:formula="of:=[.C68]/100" office:value-type="percentage" office:value="0.004447431163999">
            <text:p>0,44%</text:p>
          </table:table-cell>
          <table:table-cell/>
          <table:table-cell table:style-name="ce5" office:value-type="date" office:date-value="2023-09-21">
            <text:p>21.09.2023</text:p>
          </table:table-cell>
          <table:table-cell table:style-name="ce12" office:value-type="string">
            <text:p>2652</text:p>
          </table:table-cell>
          <table:table-cell table:style-name="ce8" office:value-type="float" office:value="-0.135742480683">
            <text:p>-0.13574</text:p>
          </table:table-cell>
          <table:table-cell table:style-name="ce8" office:value-type="float" office:value="1.0099115107933">
            <text:p>1.00991</text:p>
          </table:table-cell>
          <table:table-cell table:formula="of:=[.I68]/360" office:value-type="float" office:value="7.36666666666667">
            <text:p>7,3666666667</text:p>
          </table:table-cell>
          <table:table-cell table:style-name="ce18" table:formula="of:=[.J68]/100" office:value-type="percentage" office:value="-0.00135742480683">
            <text:p>-0,1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6-06-22">
            <text:p>22.06.2026</text:p>
          </table:table-cell>
          <table:table-cell table:style-name="ce13" office:value-type="string">
            <text:p>3657</text:p>
          </table:table-cell>
          <table:table-cell table:style-name="ce7" office:value-type="float" office:value="0.4687928661954">
            <text:p>0.46879</text:p>
          </table:table-cell>
          <table:table-cell table:style-name="ce7" office:value-type="float" office:value="0.9541167914716">
            <text:p>0.95412</text:p>
          </table:table-cell>
          <table:table-cell table:formula="of:=[.B69]/360" office:value-type="float" office:value="10.1583333333333">
            <text:p>10,1583333333</text:p>
          </table:table-cell>
          <table:table-cell table:style-name="ce18" table:formula="of:=[.C69]/100" office:value-type="percentage" office:value="0.004687928661954">
            <text:p>0,47%</text:p>
          </table:table-cell>
          <table:table-cell/>
          <table:table-cell table:style-name="ce6" office:value-type="date" office:date-value="2023-12-21">
            <text:p>21.12.2023</text:p>
          </table:table-cell>
          <table:table-cell table:style-name="ce13" office:value-type="string">
            <text:p>2743</text:p>
          </table:table-cell>
          <table:table-cell table:style-name="ce7" office:value-type="float" office:value="-0.1058714161966">
            <text:p>-0.10587</text:p>
          </table:table-cell>
          <table:table-cell table:style-name="ce7" office:value-type="float" office:value="1.0079880449819">
            <text:p>1.00799</text:p>
          </table:table-cell>
          <table:table-cell table:formula="of:=[.I69]/360" office:value-type="float" office:value="7.61944444444444">
            <text:p>7,6194444444</text:p>
          </table:table-cell>
          <table:table-cell table:style-name="ce18" table:formula="of:=[.J69]/100" office:value-type="percentage" office:value="-0.001058714161966">
            <text:p>-0,1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6-09-22">
            <text:p>22.09.2026</text:p>
          </table:table-cell>
          <table:table-cell table:style-name="ce12" office:value-type="string">
            <text:p>3749</text:p>
          </table:table-cell>
          <table:table-cell table:style-name="ce8" office:value-type="float" office:value="0.4923905098281">
            <text:p>0.49239</text:p>
          </table:table-cell>
          <table:table-cell table:style-name="ce8" office:value-type="float" office:value="0.9506830279603">
            <text:p>0.95068</text:p>
          </table:table-cell>
          <table:table-cell table:formula="of:=[.B70]/360" office:value-type="float" office:value="10.4138888888889">
            <text:p>10,4138888889</text:p>
          </table:table-cell>
          <table:table-cell table:style-name="ce18" table:formula="of:=[.C70]/100" office:value-type="percentage" office:value="0.004923905098281">
            <text:p>0,49%</text:p>
          </table:table-cell>
          <table:table-cell/>
          <table:table-cell table:style-name="ce5" office:value-type="date" office:date-value="2024-03-21">
            <text:p>21.03.2024</text:p>
          </table:table-cell>
          <table:table-cell table:style-name="ce12" office:value-type="string">
            <text:p>2834</text:p>
          </table:table-cell>
          <table:table-cell table:style-name="ce8" office:value-type="float" office:value="-0.075887972357">
            <text:p>-0.07589</text:p>
          </table:table-cell>
          <table:table-cell table:style-name="ce8" office:value-type="float" office:value="1.0059096266024">
            <text:p>1.00591</text:p>
          </table:table-cell>
          <table:table-cell table:formula="of:=[.I70]/360" office:value-type="float" office:value="7.87222222222222">
            <text:p>7,8722222222</text:p>
          </table:table-cell>
          <table:table-cell table:style-name="ce18" table:formula="of:=[.J70]/100" office:value-type="percentage" office:value="-0.00075887972357">
            <text:p>-0,08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6-12-22">
            <text:p>22.12.2026</text:p>
          </table:table-cell>
          <table:table-cell table:style-name="ce13" office:value-type="string">
            <text:p>3840</text:p>
          </table:table-cell>
          <table:table-cell table:style-name="ce7" office:value-type="float" office:value="0.515034158684">
            <text:p>0.51503</text:p>
          </table:table-cell>
          <table:table-cell table:style-name="ce7" office:value-type="float" office:value="0.9472574013525">
            <text:p>0.94726</text:p>
          </table:table-cell>
          <table:table-cell table:formula="of:=[.B71]/360" office:value-type="float" office:value="10.6666666666667">
            <text:p>10,6666666667</text:p>
          </table:table-cell>
          <table:table-cell table:style-name="ce18" table:formula="of:=[.C71]/100" office:value-type="percentage" office:value="0.00515034158684">
            <text:p>0,52%</text:p>
          </table:table-cell>
          <table:table-cell/>
          <table:table-cell table:style-name="ce6" office:value-type="date" office:date-value="2024-06-21">
            <text:p>21.06.2024</text:p>
          </table:table-cell>
          <table:table-cell table:style-name="ce13" office:value-type="string">
            <text:p>2926</text:p>
          </table:table-cell>
          <table:table-cell table:style-name="ce7" office:value-type="float" office:value="-0.0454923276637">
            <text:p>-0.04549</text:p>
          </table:table-cell>
          <table:table-cell table:style-name="ce7" office:value-type="float" office:value="1.003653522305">
            <text:p>1.00365</text:p>
          </table:table-cell>
          <table:table-cell table:formula="of:=[.I71]/360" office:value-type="float" office:value="8.12777777777778">
            <text:p>8,1277777778</text:p>
          </table:table-cell>
          <table:table-cell table:style-name="ce18" table:formula="of:=[.J71]/100" office:value-type="percentage" office:value="-0.000454923276637">
            <text:p>-0,05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7-03-22">
            <text:p>22.03.2027</text:p>
          </table:table-cell>
          <table:table-cell table:style-name="ce12" office:value-type="string">
            <text:p>3930</text:p>
          </table:table-cell>
          <table:table-cell table:style-name="ce8" office:value-type="float" office:value="0.536756488132">
            <text:p>0.53676</text:p>
          </table:table-cell>
          <table:table-cell table:style-name="ce8" office:value-type="float" office:value="0.9438450834374">
            <text:p>0.94385</text:p>
          </table:table-cell>
          <table:table-cell table:formula="of:=[.B72]/360" office:value-type="float" office:value="10.9166666666667">
            <text:p>10,9166666667</text:p>
          </table:table-cell>
          <table:table-cell table:style-name="ce18" table:formula="of:=[.C72]/100" office:value-type="percentage" office:value="0.00536756488132">
            <text:p>0,54%</text:p>
          </table:table-cell>
          <table:table-cell/>
          <table:table-cell table:style-name="ce5" office:value-type="date" office:date-value="2024-09-21">
            <text:p>21.09.2024</text:p>
          </table:table-cell>
          <table:table-cell table:style-name="ce12" office:value-type="string">
            <text:p>3018</text:p>
          </table:table-cell>
          <table:table-cell table:style-name="ce8" office:value-type="float" office:value="-0.0150680433493">
            <text:p>-0.01507</text:p>
          </table:table-cell>
          <table:table-cell table:style-name="ce8" office:value-type="float" office:value="1.0012466765883">
            <text:p>1.00125</text:p>
          </table:table-cell>
          <table:table-cell table:formula="of:=[.I72]/360" office:value-type="float" office:value="8.38333333333333">
            <text:p>8,3833333333</text:p>
          </table:table-cell>
          <table:table-cell table:style-name="ce18" table:formula="of:=[.J72]/100" office:value-type="percentage" office:value="-0.000150680433493">
            <text:p>-0,02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7-06-22">
            <text:p>22.06.2027</text:p>
          </table:table-cell>
          <table:table-cell table:style-name="ce13" office:value-type="string">
            <text:p>4022</text:p>
          </table:table-cell>
          <table:table-cell table:style-name="ce7" office:value-type="float" office:value="0.5582803856304">
            <text:p>0.55828</text:p>
          </table:table-cell>
          <table:table-cell table:style-name="ce7" office:value-type="float" office:value="0.9403361042719">
            <text:p>0.94034</text:p>
          </table:table-cell>
          <table:table-cell table:formula="of:=[.B73]/360" office:value-type="float" office:value="11.1722222222222">
            <text:p>11,1722222222</text:p>
          </table:table-cell>
          <table:table-cell table:style-name="ce18" table:formula="of:=[.C73]/100" office:value-type="percentage" office:value="0.005582803856304">
            <text:p>0,56%</text:p>
          </table:table-cell>
          <table:table-cell/>
          <table:table-cell table:style-name="ce6" office:value-type="date" office:date-value="2024-12-21">
            <text:p>21.12.2024</text:p>
          </table:table-cell>
          <table:table-cell table:style-name="ce13" office:value-type="string">
            <text:p>3109</text:p>
          </table:table-cell>
          <table:table-cell table:style-name="ce7" office:value-type="float" office:value="0.0149111959079">
            <text:p>0.01491</text:p>
          </table:table-cell>
          <table:table-cell table:style-name="ce7" office:value-type="float" office:value="0.998730699174">
            <text:p>0.99873</text:p>
          </table:table-cell>
          <table:table-cell table:formula="of:=[.I73]/360" office:value-type="float" office:value="8.63611111111111">
            <text:p>8,6361111111</text:p>
          </table:table-cell>
          <table:table-cell table:style-name="ce18" table:formula="of:=[.J73]/100" office:value-type="percentage" office:value="0.000149111959079">
            <text:p>0,0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7-09-22">
            <text:p>22.09.2027</text:p>
          </table:table-cell>
          <table:table-cell table:style-name="ce12" office:value-type="string">
            <text:p>4114</text:p>
          </table:table-cell>
          <table:table-cell table:style-name="ce8" office:value-type="float" office:value="0.5791258755421">
            <text:p>0.57913</text:p>
          </table:table-cell>
          <table:table-cell table:style-name="ce8" office:value-type="float" office:value="0.936810155545">
            <text:p>0.93681</text:p>
          </table:table-cell>
          <table:table-cell table:formula="of:=[.B74]/360" office:value-type="float" office:value="11.4277777777778">
            <text:p>11,4277777778</text:p>
          </table:table-cell>
          <table:table-cell table:style-name="ce18" table:formula="of:=[.C74]/100" office:value-type="percentage" office:value="0.005791258755421">
            <text:p>0,58%</text:p>
          </table:table-cell>
          <table:table-cell/>
          <table:table-cell table:style-name="ce5" office:value-type="date" office:date-value="2025-03-21">
            <text:p>21.03.2025</text:p>
          </table:table-cell>
          <table:table-cell table:style-name="ce12" office:value-type="string">
            <text:p>3199</text:p>
          </table:table-cell>
          <table:table-cell table:style-name="ce8" office:value-type="float" office:value="0.0442890431771">
            <text:p>0.04429</text:p>
          </table:table-cell>
          <table:table-cell table:style-name="ce8" office:value-type="float" office:value="0.9961258622904">
            <text:p>0.99613</text:p>
          </table:table-cell>
          <table:table-cell table:formula="of:=[.I74]/360" office:value-type="float" office:value="8.88611111111111">
            <text:p>8,8861111111</text:p>
          </table:table-cell>
          <table:table-cell table:style-name="ce18" table:formula="of:=[.J74]/100" office:value-type="percentage" office:value="0.000442890431771">
            <text:p>0,0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7-12-22">
            <text:p>22.12.2027</text:p>
          </table:table-cell>
          <table:table-cell table:style-name="ce13" office:value-type="string">
            <text:p>4205</text:p>
          </table:table-cell>
          <table:table-cell table:style-name="ce7" office:value-type="float" office:value="0.5990874959026">
            <text:p>0.59909</text:p>
          </table:table-cell>
          <table:table-cell table:style-name="ce7" office:value-type="float" office:value="0.9333097289671">
            <text:p>0.93331</text:p>
          </table:table-cell>
          <table:table-cell table:formula="of:=[.B75]/360" office:value-type="float" office:value="11.6805555555556">
            <text:p>11,6805555556</text:p>
          </table:table-cell>
          <table:table-cell table:style-name="ce18" table:formula="of:=[.C75]/100" office:value-type="percentage" office:value="0.005990874959026">
            <text:p>0,60%</text:p>
          </table:table-cell>
          <table:table-cell/>
          <table:table-cell table:style-name="ce6" office:value-type="date" office:date-value="2025-06-23">
            <text:p>23.06.2025</text:p>
          </table:table-cell>
          <table:table-cell table:style-name="ce13" office:value-type="string">
            <text:p>3293</text:p>
          </table:table-cell>
          <table:table-cell table:style-name="ce7" office:value-type="float" office:value="0.0745126001821">
            <text:p>0.07451</text:p>
          </table:table-cell>
          <table:table-cell table:style-name="ce15" office:value-type="float" office:value="0.9933000796782">
            <text:p>0.9933</text:p>
          </table:table-cell>
          <table:table-cell table:formula="of:=[.I75]/360" office:value-type="float" office:value="9.14722222222222">
            <text:p>9,1472222222</text:p>
          </table:table-cell>
          <table:table-cell table:style-name="ce18" table:formula="of:=[.J75]/100" office:value-type="percentage" office:value="0.000745126001821">
            <text:p>0,07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8-03-22">
            <text:p>22.03.2028</text:p>
          </table:table-cell>
          <table:table-cell table:style-name="ce12" office:value-type="string">
            <text:p>4296</text:p>
          </table:table-cell>
          <table:table-cell table:style-name="ce8" office:value-type="float" office:value="0.618405426688">
            <text:p>0.61841</text:p>
          </table:table-cell>
          <table:table-cell table:style-name="ce14" office:value-type="float" office:value="0.9298002772061">
            <text:p>0.9298</text:p>
          </table:table-cell>
          <table:table-cell table:formula="of:=[.B76]/360" office:value-type="float" office:value="11.9333333333333">
            <text:p>11,9333333333</text:p>
          </table:table-cell>
          <table:table-cell table:style-name="ce18" table:formula="of:=[.C76]/100" office:value-type="percentage" office:value="0.00618405426688">
            <text:p>0,62%</text:p>
          </table:table-cell>
          <table:table-cell/>
          <table:table-cell table:style-name="ce5" office:value-type="date" office:date-value="2025-09-23">
            <text:p>23.09.2025</text:p>
          </table:table-cell>
          <table:table-cell table:style-name="ce12" office:value-type="string">
            <text:p>3385</text:p>
          </table:table-cell>
          <table:table-cell table:style-name="ce8" office:value-type="float" office:value="0.1034866721189">
            <text:p>0.10349</text:p>
          </table:table-cell>
          <table:table-cell table:style-name="ce8" office:value-type="float" office:value="0.9904485817298">
            <text:p>0.99045</text:p>
          </table:table-cell>
          <table:table-cell table:formula="of:=[.I76]/360" office:value-type="float" office:value="9.40277777777778">
            <text:p>9,4027777778</text:p>
          </table:table-cell>
          <table:table-cell table:style-name="ce18" table:formula="of:=[.J76]/100" office:value-type="percentage" office:value="0.001034866721189">
            <text:p>0,1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8-06-21">
            <text:p>21.06.2028</text:p>
          </table:table-cell>
          <table:table-cell table:style-name="ce13" office:value-type="string">
            <text:p>4387</text:p>
          </table:table-cell>
          <table:table-cell table:style-name="ce7" office:value-type="float" office:value="0.6370896382028">
            <text:p>0.63709</text:p>
          </table:table-cell>
          <table:table-cell table:style-name="ce7" office:value-type="float" office:value="0.9262853502769">
            <text:p>0.92629</text:p>
          </table:table-cell>
          <table:table-cell table:formula="of:=[.B77]/360" office:value-type="float" office:value="12.1861111111111">
            <text:p>12,1861111111</text:p>
          </table:table-cell>
          <table:table-cell table:style-name="ce18" table:formula="of:=[.C77]/100" office:value-type="percentage" office:value="0.006370896382028">
            <text:p>0,64%</text:p>
          </table:table-cell>
          <table:table-cell/>
          <table:table-cell table:style-name="ce6" office:value-type="date" office:date-value="2025-12-23">
            <text:p>23.12.2025</text:p>
          </table:table-cell>
          <table:table-cell table:style-name="ce13" office:value-type="string">
            <text:p>3476</text:p>
          </table:table-cell>
          <table:table-cell table:style-name="ce7" office:value-type="float" office:value="0.1314812191559">
            <text:p>0.13148</text:p>
          </table:table-cell>
          <table:table-cell table:style-name="ce7" office:value-type="float" office:value="0.9875567310091">
            <text:p>0.98756</text:p>
          </table:table-cell>
          <table:table-cell table:formula="of:=[.I77]/360" office:value-type="float" office:value="9.65555555555556">
            <text:p>9,6555555556</text:p>
          </table:table-cell>
          <table:table-cell table:style-name="ce18" table:formula="of:=[.J77]/100" office:value-type="percentage" office:value="0.001314812191559">
            <text:p>0,13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8-09-21">
            <text:p>21.09.2028</text:p>
          </table:table-cell>
          <table:table-cell table:style-name="ce12" office:value-type="string">
            <text:p>4479</text:p>
          </table:table-cell>
          <table:table-cell table:style-name="ce8" office:value-type="float" office:value="0.6553356888263">
            <text:p>0.65534</text:p>
          </table:table-cell>
          <table:table-cell table:style-name="ce8" office:value-type="float" office:value="0.922730778">
            <text:p>0.92273</text:p>
          </table:table-cell>
          <table:table-cell table:formula="of:=[.B78]/360" office:value-type="float" office:value="12.4416666666667">
            <text:p>12,4416666667</text:p>
          </table:table-cell>
          <table:table-cell table:style-name="ce18" table:formula="of:=[.C78]/100" office:value-type="percentage" office:value="0.006553356888263">
            <text:p>0,66%</text:p>
          </table:table-cell>
          <table:table-cell/>
          <table:table-cell table:style-name="ce5" office:value-type="date" office:date-value="2026-03-23">
            <text:p>23.03.2026</text:p>
          </table:table-cell>
          <table:table-cell table:style-name="ce12" office:value-type="string">
            <text:p>3566</text:p>
          </table:table-cell>
          <table:table-cell table:style-name="ce8" office:value-type="float" office:value="0.1584645668908">
            <text:p>0.15846</text:p>
          </table:table-cell>
          <table:table-cell table:style-name="ce8" office:value-type="float" office:value="0.9846374554355">
            <text:p>0.98464</text:p>
          </table:table-cell>
          <table:table-cell table:formula="of:=[.I78]/360" office:value-type="float" office:value="9.90555555555556">
            <text:p>9,9055555556</text:p>
          </table:table-cell>
          <table:table-cell table:style-name="ce18" table:formula="of:=[.J78]/100" office:value-type="percentage" office:value="0.001584645668908">
            <text:p>0,1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8-12-21">
            <text:p>21.12.2028</text:p>
          </table:table-cell>
          <table:table-cell table:style-name="ce13" office:value-type="string">
            <text:p>4570</text:p>
          </table:table-cell>
          <table:table-cell table:style-name="ce7" office:value-type="float" office:value="0.6727586307255">
            <text:p>0.67276</text:p>
          </table:table-cell>
          <table:table-cell table:style-name="ce7" office:value-type="float" office:value="0.9192169920582">
            <text:p>0.91922</text:p>
          </table:table-cell>
          <table:table-cell table:formula="of:=[.B79]/360" office:value-type="float" office:value="12.6944444444444">
            <text:p>12,6944444444</text:p>
          </table:table-cell>
          <table:table-cell table:style-name="ce18" table:formula="of:=[.C79]/100" office:value-type="percentage" office:value="0.006727586307255">
            <text:p>0,67%</text:p>
          </table:table-cell>
          <table:table-cell/>
          <table:table-cell table:style-name="ce6" office:value-type="date" office:date-value="2026-06-22">
            <text:p>22.06.2026</text:p>
          </table:table-cell>
          <table:table-cell table:style-name="ce13" office:value-type="string">
            <text:p>3657</text:p>
          </table:table-cell>
          <table:table-cell table:style-name="ce7" office:value-type="float" office:value="0.1849824850255">
            <text:p>0.18498</text:p>
          </table:table-cell>
          <table:table-cell table:style-name="ce7" office:value-type="float" office:value="0.9816369687238">
            <text:p>0.98164</text:p>
          </table:table-cell>
          <table:table-cell table:formula="of:=[.I79]/360" office:value-type="float" office:value="10.1583333333333">
            <text:p>10,1583333333</text:p>
          </table:table-cell>
          <table:table-cell table:style-name="ce18" table:formula="of:=[.J79]/100" office:value-type="percentage" office:value="0.001849824850255">
            <text:p>0,1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9-03-21">
            <text:p>21.03.2029</text:p>
          </table:table-cell>
          <table:table-cell table:style-name="ce12" office:value-type="string">
            <text:p>4660</text:p>
          </table:table-cell>
          <table:table-cell table:style-name="ce8" office:value-type="float" office:value="0.6893812734127">
            <text:p>0.68938</text:p>
          </table:table-cell>
          <table:table-cell table:style-name="ce8" office:value-type="float" office:value="0.915747912298">
            <text:p>0.91575</text:p>
          </table:table-cell>
          <table:table-cell table:formula="of:=[.B80]/360" office:value-type="float" office:value="12.9444444444444">
            <text:p>12,9444444444</text:p>
          </table:table-cell>
          <table:table-cell table:style-name="ce18" table:formula="of:=[.C80]/100" office:value-type="percentage" office:value="0.006893812734127">
            <text:p>0,69%</text:p>
          </table:table-cell>
          <table:table-cell/>
          <table:table-cell table:style-name="ce5" office:value-type="date" office:date-value="2026-09-22">
            <text:p>22.09.2026</text:p>
          </table:table-cell>
          <table:table-cell table:style-name="ce12" office:value-type="string">
            <text:p>3749</text:p>
          </table:table-cell>
          <table:table-cell table:style-name="ce8" office:value-type="float" office:value="0.2109663520662">
            <text:p>0.21097</text:p>
          </table:table-cell>
          <table:table-cell table:style-name="ce8" office:value-type="float" office:value="0.9785642375353">
            <text:p>0.97856</text:p>
          </table:table-cell>
          <table:table-cell table:formula="of:=[.I80]/360" office:value-type="float" office:value="10.4138888888889">
            <text:p>10,4138888889</text:p>
          </table:table-cell>
          <table:table-cell table:style-name="ce18" table:formula="of:=[.J80]/100" office:value-type="percentage" office:value="0.002109663520662">
            <text:p>0,2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9-06-21">
            <text:p>21.06.2029</text:p>
          </table:table-cell>
          <table:table-cell table:style-name="ce13" office:value-type="string">
            <text:p>4752</text:p>
          </table:table-cell>
          <table:table-cell table:style-name="ce7" office:value-type="float" office:value="0.7057498912568">
            <text:p>0.70575</text:p>
          </table:table-cell>
          <table:table-cell table:style-name="ce7" office:value-type="float" office:value="0.9122120224619">
            <text:p>0.91221</text:p>
          </table:table-cell>
          <table:table-cell table:formula="of:=[.B81]/360" office:value-type="float" office:value="13.2">
            <text:p>13,2</text:p>
          </table:table-cell>
          <table:table-cell table:style-name="ce18" table:formula="of:=[.C81]/100" office:value-type="percentage" office:value="0.007057498912568">
            <text:p>0,71%</text:p>
          </table:table-cell>
          <table:table-cell/>
          <table:table-cell table:style-name="ce6" office:value-type="date" office:date-value="2026-12-22">
            <text:p>22.12.2026</text:p>
          </table:table-cell>
          <table:table-cell table:style-name="ce13" office:value-type="string">
            <text:p>3840</text:p>
          </table:table-cell>
          <table:table-cell table:style-name="ce7" office:value-type="float" office:value="0.2358692440997">
            <text:p>0.23587</text:p>
          </table:table-cell>
          <table:table-cell table:style-name="ce7" office:value-type="float" office:value="0.9754906176915">
            <text:p>0.97549</text:p>
          </table:table-cell>
          <table:table-cell table:formula="of:=[.I81]/360" office:value-type="float" office:value="10.6666666666667">
            <text:p>10,6666666667</text:p>
          </table:table-cell>
          <table:table-cell table:style-name="ce18" table:formula="of:=[.J81]/100" office:value-type="percentage" office:value="0.002358692440997">
            <text:p>0,24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29-09-21">
            <text:p>21.09.2029</text:p>
          </table:table-cell>
          <table:table-cell table:style-name="ce12" office:value-type="string">
            <text:p>4844</text:p>
          </table:table-cell>
          <table:table-cell table:style-name="ce8" office:value-type="float" office:value="0.7214906662193">
            <text:p>0.72149</text:p>
          </table:table-cell>
          <table:table-cell table:style-name="ce8" office:value-type="float" office:value="0.9086905184766">
            <text:p>0.90869</text:p>
          </table:table-cell>
          <table:table-cell table:formula="of:=[.B82]/360" office:value-type="float" office:value="13.4555555555556">
            <text:p>13,4555555556</text:p>
          </table:table-cell>
          <table:table-cell table:style-name="ce18" table:formula="of:=[.C82]/100" office:value-type="percentage" office:value="0.007214906662193">
            <text:p>0,72%</text:p>
          </table:table-cell>
          <table:table-cell/>
          <table:table-cell table:style-name="ce5" office:value-type="date" office:date-value="2027-03-22">
            <text:p>22.03.2027</text:p>
          </table:table-cell>
          <table:table-cell table:style-name="ce12" office:value-type="string">
            <text:p>3930</text:p>
          </table:table-cell>
          <table:table-cell table:style-name="ce8" office:value-type="float" office:value="0.2597461006522">
            <text:p>0.25975</text:p>
          </table:table-cell>
          <table:table-cell table:style-name="ce8" office:value-type="float" office:value="0.9724202782988">
            <text:p>0.97242</text:p>
          </table:table-cell>
          <table:table-cell table:formula="of:=[.I82]/360" office:value-type="float" office:value="10.9166666666667">
            <text:p>10,9166666667</text:p>
          </table:table-cell>
          <table:table-cell table:style-name="ce18" table:formula="of:=[.J82]/100" office:value-type="percentage" office:value="0.002597461006522">
            <text:p>0,2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29-12-21">
            <text:p>21.12.2029</text:p>
          </table:table-cell>
          <table:table-cell table:style-name="ce13" office:value-type="string">
            <text:p>4935</text:p>
          </table:table-cell>
          <table:table-cell table:style-name="ce7" office:value-type="float" office:value="0.7364450964711">
            <text:p>0.73645</text:p>
          </table:table-cell>
          <table:table-cell table:style-name="ce7" office:value-type="float" office:value="0.9052253032864">
            <text:p>0.90523</text:p>
          </table:table-cell>
          <table:table-cell table:formula="of:=[.B83]/360" office:value-type="float" office:value="13.7083333333333">
            <text:p>13,7083333333</text:p>
          </table:table-cell>
          <table:table-cell table:style-name="ce18" table:formula="of:=[.C83]/100" office:value-type="percentage" office:value="0.007364450964711">
            <text:p>0,74%</text:p>
          </table:table-cell>
          <table:table-cell/>
          <table:table-cell table:style-name="ce6" office:value-type="date" office:date-value="2027-06-22">
            <text:p>22.06.2027</text:p>
          </table:table-cell>
          <table:table-cell table:style-name="ce13" office:value-type="string">
            <text:p>4022</text:p>
          </table:table-cell>
          <table:table-cell table:style-name="ce7" office:value-type="float" office:value="0.2834097673487">
            <text:p>0.28341</text:p>
          </table:table-cell>
          <table:table-cell table:style-name="ce7" office:value-type="float" office:value="0.9692531747493">
            <text:p>0.96925</text:p>
          </table:table-cell>
          <table:table-cell table:formula="of:=[.I83]/360" office:value-type="float" office:value="11.1722222222222">
            <text:p>11,1722222222</text:p>
          </table:table-cell>
          <table:table-cell table:style-name="ce18" table:formula="of:=[.J83]/100" office:value-type="percentage" office:value="0.002834097673487">
            <text:p>0,2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0-03-21">
            <text:p>21.03.2030</text:p>
          </table:table-cell>
          <table:table-cell table:style-name="ce12" office:value-type="string">
            <text:p>5025</text:p>
          </table:table-cell>
          <table:table-cell table:style-name="ce8" office:value-type="float" office:value="0.750635678975">
            <text:p>0.75064</text:p>
          </table:table-cell>
          <table:table-cell table:style-name="ce8" office:value-type="float" office:value="0.9018194553089">
            <text:p>0.90182</text:p>
          </table:table-cell>
          <table:table-cell table:formula="of:=[.B84]/360" office:value-type="float" office:value="13.9583333333333">
            <text:p>13,9583333333</text:p>
          </table:table-cell>
          <table:table-cell table:style-name="ce18" table:formula="of:=[.C84]/100" office:value-type="percentage" office:value="0.00750635678975">
            <text:p>0,75%</text:p>
          </table:table-cell>
          <table:table-cell/>
          <table:table-cell table:style-name="ce5" office:value-type="date" office:date-value="2027-09-22">
            <text:p>22.09.2027</text:p>
          </table:table-cell>
          <table:table-cell table:style-name="ce12" office:value-type="string">
            <text:p>4114</text:p>
          </table:table-cell>
          <table:table-cell table:style-name="ce8" office:value-type="float" office:value="0.3063514674993">
            <text:p>0.30635</text:p>
          </table:table-cell>
          <table:table-cell table:style-name="ce8" office:value-type="float" office:value="0.9660597561415">
            <text:p>0.96606</text:p>
          </table:table-cell>
          <table:table-cell table:formula="of:=[.I84]/360" office:value-type="float" office:value="11.4277777777778">
            <text:p>11,4277777778</text:p>
          </table:table-cell>
          <table:table-cell table:style-name="ce18" table:formula="of:=[.J84]/100" office:value-type="percentage" office:value="0.003063514674993">
            <text:p>0,31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0-06-21">
            <text:p>21.06.2030</text:p>
          </table:table-cell>
          <table:table-cell table:style-name="ce13" office:value-type="string">
            <text:p>5117</text:p>
          </table:table-cell>
          <table:table-cell table:style-name="ce7" office:value-type="float" office:value="0.7645277757019">
            <text:p>0.76453</text:p>
          </table:table-cell>
          <table:table-cell table:style-name="ce7" office:value-type="float" office:value="0.8983634944324">
            <text:p>0.89836</text:p>
          </table:table-cell>
          <table:table-cell table:formula="of:=[.B85]/360" office:value-type="float" office:value="14.2138888888889">
            <text:p>14,2138888889</text:p>
          </table:table-cell>
          <table:table-cell table:style-name="ce18" table:formula="of:=[.C85]/100" office:value-type="percentage" office:value="0.007645277757019">
            <text:p>0,76%</text:p>
          </table:table-cell>
          <table:table-cell/>
          <table:table-cell table:style-name="ce6" office:value-type="date" office:date-value="2027-12-22">
            <text:p>22.12.2027</text:p>
          </table:table-cell>
          <table:table-cell table:style-name="ce13" office:value-type="string">
            <text:p>4205</text:p>
          </table:table-cell>
          <table:table-cell table:style-name="ce7" office:value-type="float" office:value="0.3283631773773">
            <text:p>0.32836</text:p>
          </table:table-cell>
          <table:table-cell table:style-name="ce7" office:value-type="float" office:value="0.9628773504047">
            <text:p>0.96288</text:p>
          </table:table-cell>
          <table:table-cell table:formula="of:=[.I85]/360" office:value-type="float" office:value="11.6805555555556">
            <text:p>11,6805555556</text:p>
          </table:table-cell>
          <table:table-cell table:style-name="ce18" table:formula="of:=[.J85]/100" office:value-type="percentage" office:value="0.003283631773773">
            <text:p>0,33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0-09-21">
            <text:p>21.09.2030</text:p>
          </table:table-cell>
          <table:table-cell table:style-name="ce12" office:value-type="string">
            <text:p>5209</text:p>
          </table:table-cell>
          <table:table-cell table:style-name="ce14" office:value-type="float" office:value="0.777801719723">
            <text:p>0.7778</text:p>
          </table:table-cell>
          <table:table-cell table:style-name="ce8" office:value-type="float" office:value="0.8949370532537">
            <text:p>0.89494</text:p>
          </table:table-cell>
          <table:table-cell table:formula="of:=[.B86]/360" office:value-type="float" office:value="14.4694444444444">
            <text:p>14,4694444444</text:p>
          </table:table-cell>
          <table:table-cell table:style-name="ce18" table:formula="of:=[.C86]/100" office:value-type="percentage" office:value="0.00777801719723">
            <text:p>0,78%</text:p>
          </table:table-cell>
          <table:table-cell/>
          <table:table-cell table:style-name="ce5" office:value-type="date" office:date-value="2028-03-22">
            <text:p>22.03.2028</text:p>
          </table:table-cell>
          <table:table-cell table:style-name="ce12" office:value-type="string">
            <text:p>4296</text:p>
          </table:table-cell>
          <table:table-cell table:style-name="ce8" office:value-type="float" office:value="0.3497273276562">
            <text:p>0.34973</text:p>
          </table:table-cell>
          <table:table-cell table:style-name="ce8" office:value-type="float" office:value="0.9596732400714">
            <text:p>0.95967</text:p>
          </table:table-cell>
          <table:table-cell table:formula="of:=[.I86]/360" office:value-type="float" office:value="11.9333333333333">
            <text:p>11,9333333333</text:p>
          </table:table-cell>
          <table:table-cell table:style-name="ce18" table:formula="of:=[.J86]/100" office:value-type="percentage" office:value="0.003497273276562">
            <text:p>0,35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0-12-21">
            <text:p>21.12.2030</text:p>
          </table:table-cell>
          <table:table-cell table:style-name="ce13" office:value-type="string">
            <text:p>5300</text:p>
          </table:table-cell>
          <table:table-cell table:style-name="ce7" office:value-type="float" office:value="0.7903256651696">
            <text:p>0.79033</text:p>
          </table:table-cell>
          <table:table-cell table:style-name="ce7" office:value-type="float" office:value="0.8915804388103">
            <text:p>0.89158</text:p>
          </table:table-cell>
          <table:table-cell table:formula="of:=[.B87]/360" office:value-type="float" office:value="14.7222222222222">
            <text:p>14,7222222222</text:p>
          </table:table-cell>
          <table:table-cell table:style-name="ce18" table:formula="of:=[.C87]/100" office:value-type="percentage" office:value="0.007903256651696">
            <text:p>0,79%</text:p>
          </table:table-cell>
          <table:table-cell/>
          <table:table-cell table:style-name="ce6" office:value-type="date" office:date-value="2028-06-21">
            <text:p>21.06.2028</text:p>
          </table:table-cell>
          <table:table-cell table:style-name="ce13" office:value-type="string">
            <text:p>4387</text:p>
          </table:table-cell>
          <table:table-cell table:style-name="ce7" office:value-type="float" office:value="0.3704731563478">
            <text:p>0.37047</text:p>
          </table:table-cell>
          <table:table-cell table:style-name="ce7" office:value-type="float" office:value="0.9564489832706">
            <text:p>0.95645</text:p>
          </table:table-cell>
          <table:table-cell table:formula="of:=[.I87]/360" office:value-type="float" office:value="12.1861111111111">
            <text:p>12,1861111111</text:p>
          </table:table-cell>
          <table:table-cell table:style-name="ce18" table:formula="of:=[.J87]/100" office:value-type="percentage" office:value="0.003704731563478">
            <text:p>0,3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1-03-21">
            <text:p>21.03.2031</text:p>
          </table:table-cell>
          <table:table-cell table:style-name="ce12" office:value-type="string">
            <text:p>5390</text:p>
          </table:table-cell>
          <table:table-cell table:style-name="ce8" office:value-type="float" office:value="0.8021217964551">
            <text:p>0.80212</text:p>
          </table:table-cell>
          <table:table-cell table:style-name="ce14" office:value-type="float" office:value="0.8882959499001">
            <text:p>0.8883</text:p>
          </table:table-cell>
          <table:table-cell table:formula="of:=[.B88]/360" office:value-type="float" office:value="14.9722222222222">
            <text:p>14,9722222222</text:p>
          </table:table-cell>
          <table:table-cell table:style-name="ce18" table:formula="of:=[.C88]/100" office:value-type="percentage" office:value="0.008021217964551">
            <text:p>0,80%</text:p>
          </table:table-cell>
          <table:table-cell/>
          <table:table-cell table:style-name="ce5" office:value-type="date" office:date-value="2028-09-21">
            <text:p>21.09.2028</text:p>
          </table:table-cell>
          <table:table-cell table:style-name="ce12" office:value-type="string">
            <text:p>4479</text:p>
          </table:table-cell>
          <table:table-cell table:style-name="ce8" office:value-type="float" office:value="0.390836370165">
            <text:p>0.39084</text:p>
          </table:table-cell>
          <table:table-cell table:style-name="ce8" office:value-type="float" office:value="0.9531714927">
            <text:p>0.95317</text:p>
          </table:table-cell>
          <table:table-cell table:formula="of:=[.I88]/360" office:value-type="float" office:value="12.4416666666667">
            <text:p>12,4416666667</text:p>
          </table:table-cell>
          <table:table-cell table:style-name="ce18" table:formula="of:=[.J88]/100" office:value-type="percentage" office:value="0.00390836370165">
            <text:p>0,39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1-06-23">
            <text:p>23.06.2031</text:p>
          </table:table-cell>
          <table:table-cell table:style-name="ce13" office:value-type="string">
            <text:p>5484</text:p>
          </table:table-cell>
          <table:table-cell table:style-name="ce7" office:value-type="float" office:value="0.8138180508813">
            <text:p>0.81382</text:p>
          </table:table-cell>
          <table:table-cell table:style-name="ce7" office:value-type="float" office:value="0.884906424054">
            <text:p>0.88491</text:p>
          </table:table-cell>
          <table:table-cell table:formula="of:=[.B89]/360" office:value-type="float" office:value="15.2333333333333">
            <text:p>15,2333333333</text:p>
          </table:table-cell>
          <table:table-cell table:style-name="ce18" table:formula="of:=[.C89]/100" office:value-type="percentage" office:value="0.008138180508813">
            <text:p>0,81%</text:p>
          </table:table-cell>
          <table:table-cell/>
          <table:table-cell table:style-name="ce6" office:value-type="date" office:date-value="2028-12-21">
            <text:p>21.12.2028</text:p>
          </table:table-cell>
          <table:table-cell table:style-name="ce13" office:value-type="string">
            <text:p>4570</text:p>
          </table:table-cell>
          <table:table-cell table:style-name="ce7" office:value-type="float" office:value="0.4103830863895">
            <text:p>0.41038</text:p>
          </table:table-cell>
          <table:table-cell table:style-name="ce7" office:value-type="float" office:value="0.9499155328876">
            <text:p>0.94992</text:p>
          </table:table-cell>
          <table:table-cell table:formula="of:=[.I89]/360" office:value-type="float" office:value="12.6944444444444">
            <text:p>12,6944444444</text:p>
          </table:table-cell>
          <table:table-cell table:style-name="ce18" table:formula="of:=[.J89]/100" office:value-type="percentage" office:value="0.004103830863895">
            <text:p>0,41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8" office:value-type="float" office:value="0.8534612513843">
            <text:p>0.85346</text:p>
          </table:table-cell>
          <table:table-cell table:style-name="ce8" office:value-type="float" office:value="0.8721554302811">
            <text:p>0.87216</text:p>
          </table:table-cell>
          <table:table-cell table:formula="of:=[.B90]/360" office:value-type="float" office:value="16.25">
            <text:p>16,25</text:p>
          </table:table-cell>
          <table:table-cell table:style-name="ce18" table:formula="of:=[.C90]/100" office:value-type="percentage" office:value="0.008534612513843">
            <text:p>0,85%</text:p>
          </table:table-cell>
          <table:table-cell/>
          <table:table-cell table:style-name="ce5" office:value-type="date" office:date-value="2029-03-21">
            <text:p>21.03.2029</text:p>
          </table:table-cell>
          <table:table-cell table:style-name="ce12" office:value-type="string">
            <text:p>4660</text:p>
          </table:table-cell>
          <table:table-cell table:style-name="ce8" office:value-type="float" office:value="0.4291300624479">
            <text:p>0.42913</text:p>
          </table:table-cell>
          <table:table-cell table:style-name="ce8" office:value-type="float" office:value="0.946686236701">
            <text:p>0.94669</text:p>
          </table:table-cell>
          <table:table-cell table:formula="of:=[.I90]/360" office:value-type="float" office:value="12.9444444444444">
            <text:p>12,9444444444</text:p>
          </table:table-cell>
          <table:table-cell table:style-name="ce18" table:formula="of:=[.J90]/100" office:value-type="percentage" office:value="0.004291300624479">
            <text:p>0,43%</text:p>
          </table:table-cell>
          <table:table-cell/>
          <table:table-cell table:style-name="ce5"/>
          <table:table-cell table:style-name="ce12"/>
          <table:table-cell table:style-name="ce8"/>
          <table:table-cell table:style-name="ce14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3-06-23">
            <text:p>23.06.2033</text:p>
          </table:table-cell>
          <table:table-cell table:style-name="ce13" office:value-type="string">
            <text:p>6215</text:p>
          </table:table-cell>
          <table:table-cell table:style-name="ce7" office:value-type="float" office:value="0.8846481751283">
            <text:p>0.88465</text:p>
          </table:table-cell>
          <table:table-cell table:style-name="ce7" office:value-type="float" office:value="0.8601636998938">
            <text:p>0.86016</text:p>
          </table:table-cell>
          <table:table-cell table:formula="of:=[.B91]/360" office:value-type="float" office:value="17.2638888888889">
            <text:p>17,2638888889</text:p>
          </table:table-cell>
          <table:table-cell table:style-name="ce18" table:formula="of:=[.C91]/100" office:value-type="percentage" office:value="0.008846481751283">
            <text:p>0,88%</text:p>
          </table:table-cell>
          <table:table-cell/>
          <table:table-cell table:style-name="ce6" office:value-type="date" office:date-value="2029-06-21">
            <text:p>21.06.2029</text:p>
          </table:table-cell>
          <table:table-cell table:style-name="ce13" office:value-type="string">
            <text:p>4752</text:p>
          </table:table-cell>
          <table:table-cell table:style-name="ce7" office:value-type="float" office:value="0.4476895618928">
            <text:p>0.44769</text:p>
          </table:table-cell>
          <table:table-cell table:style-name="ce7" office:value-type="float" office:value="0.9433805725881">
            <text:p>0.94338</text:p>
          </table:table-cell>
          <table:table-cell table:formula="of:=[.I91]/360" office:value-type="float" office:value="13.2">
            <text:p>13,2</text:p>
          </table:table-cell>
          <table:table-cell table:style-name="ce18" table:formula="of:=[.J91]/100" office:value-type="percentage" office:value="0.004476895618928">
            <text:p>0,45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9087373667669">
            <text:p>0.90874</text:p>
          </table:table-cell>
          <table:table-cell table:style-name="ce8" office:value-type="float" office:value="0.8488933701836">
            <text:p>0.84889</text:p>
          </table:table-cell>
          <table:table-cell table:formula="of:=[.B92]/360" office:value-type="float" office:value="18.2777777777778">
            <text:p>18,2777777778</text:p>
          </table:table-cell>
          <table:table-cell table:style-name="ce18" table:formula="of:=[.C92]/100" office:value-type="percentage" office:value="0.009087373667669">
            <text:p>0,91%</text:p>
          </table:table-cell>
          <table:table-cell/>
          <table:table-cell table:style-name="ce5" office:value-type="date" office:date-value="2029-09-21">
            <text:p>21.09.2029</text:p>
          </table:table-cell>
          <table:table-cell table:style-name="ce12" office:value-type="string">
            <text:p>4844</text:p>
          </table:table-cell>
          <table:table-cell table:style-name="ce8" office:value-type="float" office:value="0.4656354726689">
            <text:p>0.46564</text:p>
          </table:table-cell>
          <table:table-cell table:style-name="ce8" office:value-type="float" office:value="0.9400750486323">
            <text:p>0.94008</text:p>
          </table:table-cell>
          <table:table-cell table:formula="of:=[.I92]/360" office:value-type="float" office:value="13.4555555555556">
            <text:p>13,4555555556</text:p>
          </table:table-cell>
          <table:table-cell table:style-name="ce18" table:formula="of:=[.J92]/100" office:value-type="percentage" office:value="0.004656354726689">
            <text:p>0,4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5-06-23">
            <text:p>23.06.2035</text:p>
          </table:table-cell>
          <table:table-cell table:style-name="ce13" office:value-type="string">
            <text:p>6945</text:p>
          </table:table-cell>
          <table:table-cell table:style-name="ce7" office:value-type="float" office:value="0.9269665059764">
            <text:p>0.92697</text:p>
          </table:table-cell>
          <table:table-cell table:style-name="ce15" office:value-type="float" office:value="0.8383013813322">
            <text:p>0.8383</text:p>
          </table:table-cell>
          <table:table-cell table:formula="of:=[.B93]/360" office:value-type="float" office:value="19.2916666666667">
            <text:p>19,2916666667</text:p>
          </table:table-cell>
          <table:table-cell table:style-name="ce18" table:formula="of:=[.C93]/100" office:value-type="percentage" office:value="0.009269665059764">
            <text:p>0,93%</text:p>
          </table:table-cell>
          <table:table-cell/>
          <table:table-cell table:style-name="ce6" office:value-type="date" office:date-value="2029-12-21">
            <text:p>21.12.2029</text:p>
          </table:table-cell>
          <table:table-cell table:style-name="ce13" office:value-type="string">
            <text:p>4935</text:p>
          </table:table-cell>
          <table:table-cell table:style-name="ce7" office:value-type="float" office:value="0.4827798604309">
            <text:p>0.48278</text:p>
          </table:table-cell>
          <table:table-cell table:style-name="ce7" office:value-type="float" office:value="0.9368102900544">
            <text:p>0.93681</text:p>
          </table:table-cell>
          <table:table-cell table:formula="of:=[.I93]/360" office:value-type="float" office:value="13.7083333333333">
            <text:p>13,7083333333</text:p>
          </table:table-cell>
          <table:table-cell table:style-name="ce18" table:formula="of:=[.J93]/100" office:value-type="percentage" office:value="0.004827798604309">
            <text:p>0,4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9406053368303">
            <text:p>0.94061</text:p>
          </table:table-cell>
          <table:table-cell table:style-name="ce8" office:value-type="float" office:value="0.8282795693299">
            <text:p>0.82828</text:p>
          </table:table-cell>
          <table:table-cell table:formula="of:=[.B94]/360" office:value-type="float" office:value="20.3083333333333">
            <text:p>20,3083333333</text:p>
          </table:table-cell>
          <table:table-cell table:style-name="ce18" table:formula="of:=[.C94]/100" office:value-type="percentage" office:value="0.009406053368303">
            <text:p>0,94%</text:p>
          </table:table-cell>
          <table:table-cell/>
          <table:table-cell table:style-name="ce5" office:value-type="date" office:date-value="2030-03-21">
            <text:p>21.03.2030</text:p>
          </table:table-cell>
          <table:table-cell table:style-name="ce12" office:value-type="string">
            <text:p>5025</text:p>
          </table:table-cell>
          <table:table-cell table:style-name="ce8" office:value-type="float" office:value="0.4991398531121">
            <text:p>0.49914</text:p>
          </table:table-cell>
          <table:table-cell table:style-name="ce8" office:value-type="float" office:value="0.9335906631635">
            <text:p>0.93359</text:p>
          </table:table-cell>
          <table:table-cell table:formula="of:=[.I94]/360" office:value-type="float" office:value="13.9583333333333">
            <text:p>13,9583333333</text:p>
          </table:table-cell>
          <table:table-cell table:style-name="ce18" table:formula="of:=[.J94]/100" office:value-type="percentage" office:value="0.004991398531121">
            <text:p>0,5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7-06-23">
            <text:p>23.06.2037</text:p>
          </table:table-cell>
          <table:table-cell table:style-name="ce13" office:value-type="string">
            <text:p>7676</text:p>
          </table:table-cell>
          <table:table-cell table:style-name="ce7" office:value-type="float" office:value="0.9507697580629">
            <text:p>0.95077</text:p>
          </table:table-cell>
          <table:table-cell table:style-name="ce7" office:value-type="float" office:value="0.8187731787212">
            <text:p>0.81877</text:p>
          </table:table-cell>
          <table:table-cell table:formula="of:=[.B95]/360" office:value-type="float" office:value="21.3222222222222">
            <text:p>21,3222222222</text:p>
          </table:table-cell>
          <table:table-cell table:style-name="ce18" table:formula="of:=[.C95]/100" office:value-type="percentage" office:value="0.009507697580629">
            <text:p>0,95%</text:p>
          </table:table-cell>
          <table:table-cell/>
          <table:table-cell table:style-name="ce6" office:value-type="date" office:date-value="2030-06-21">
            <text:p>21.06.2030</text:p>
          </table:table-cell>
          <table:table-cell table:style-name="ce13" office:value-type="string">
            <text:p>5117</text:p>
          </table:table-cell>
          <table:table-cell table:style-name="ce7" office:value-type="float" office:value="0.5152479628994">
            <text:p>0.51525</text:p>
          </table:table-cell>
          <table:table-cell table:style-name="ce7" office:value-type="float" office:value="0.9303136147833">
            <text:p>0.93031</text:p>
          </table:table-cell>
          <table:table-cell table:formula="of:=[.I95]/360" office:value-type="float" office:value="14.2138888888889">
            <text:p>14,2138888889</text:p>
          </table:table-cell>
          <table:table-cell table:style-name="ce18" table:formula="of:=[.J95]/100" office:value-type="percentage" office:value="0.005152479628994">
            <text:p>0,5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9579842090477">
            <text:p>0.95798</text:p>
          </table:table-cell>
          <table:table-cell table:style-name="ce8" office:value-type="float" office:value="0.8097374387456">
            <text:p>0.80974</text:p>
          </table:table-cell>
          <table:table-cell table:formula="of:=[.B96]/360" office:value-type="float" office:value="22.3361111111111">
            <text:p>22,3361111111</text:p>
          </table:table-cell>
          <table:table-cell table:style-name="ce18" table:formula="of:=[.C96]/100" office:value-type="percentage" office:value="0.009579842090477">
            <text:p>0,96%</text:p>
          </table:table-cell>
          <table:table-cell/>
          <table:table-cell table:style-name="ce5" office:value-type="date" office:date-value="2030-09-21">
            <text:p>21.09.2030</text:p>
          </table:table-cell>
          <table:table-cell table:style-name="ce12" office:value-type="string">
            <text:p>5209</text:p>
          </table:table-cell>
          <table:table-cell table:style-name="ce8" office:value-type="float" office:value="0.5307309969528">
            <text:p>0.53073</text:p>
          </table:table-cell>
          <table:table-cell table:style-name="ce8" office:value-type="float" office:value="0.9270554889998">
            <text:p>0.92706</text:p>
          </table:table-cell>
          <table:table-cell table:formula="of:=[.I96]/360" office:value-type="float" office:value="14.4694444444444">
            <text:p>14,4694444444</text:p>
          </table:table-cell>
          <table:table-cell table:style-name="ce18" table:formula="of:=[.J96]/100" office:value-type="percentage" office:value="0.005307309969528">
            <text:p>0,53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39-06-23">
            <text:p>23.06.2039</text:p>
          </table:table-cell>
          <table:table-cell table:style-name="ce13" office:value-type="string">
            <text:p>8406</text:p>
          </table:table-cell>
          <table:table-cell table:style-name="ce7" office:value-type="float" office:value="0.9626800217101">
            <text:p>0.96268</text:p>
          </table:table-cell>
          <table:table-cell table:style-name="ce7" office:value-type="float" office:value="0.8011504452702">
            <text:p>0.80115</text:p>
          </table:table-cell>
          <table:table-cell table:formula="of:=[.B97]/360" office:value-type="float" office:value="23.35">
            <text:p>23,35</text:p>
          </table:table-cell>
          <table:table-cell table:style-name="ce18" table:formula="of:=[.C97]/100" office:value-type="percentage" office:value="0.009626800217101">
            <text:p>0,96%</text:p>
          </table:table-cell>
          <table:table-cell/>
          <table:table-cell table:style-name="ce6" office:value-type="date" office:date-value="2030-12-21">
            <text:p>21.12.2030</text:p>
          </table:table-cell>
          <table:table-cell table:style-name="ce13" office:value-type="string">
            <text:p>5300</text:p>
          </table:table-cell>
          <table:table-cell table:style-name="ce7" office:value-type="float" office:value="0.5454279779371">
            <text:p>0.54543</text:p>
          </table:table-cell>
          <table:table-cell table:style-name="ce7" office:value-type="float" office:value="0.9238559377306">
            <text:p>0.92386</text:p>
          </table:table-cell>
          <table:table-cell table:formula="of:=[.I97]/360" office:value-type="float" office:value="14.7222222222222">
            <text:p>14,7222222222</text:p>
          </table:table-cell>
          <table:table-cell table:style-name="ce18" table:formula="of:=[.J97]/100" office:value-type="percentage" office:value="0.005454279779371">
            <text:p>0,55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9652932029412">
            <text:p>0.96529</text:p>
          </table:table-cell>
          <table:table-cell table:style-name="ce8" office:value-type="float" office:value="0.7929558564825">
            <text:p>0.79296</text:p>
          </table:table-cell>
          <table:table-cell table:formula="of:=[.B98]/360" office:value-type="float" office:value="24.3666666666667">
            <text:p>24,3666666667</text:p>
          </table:table-cell>
          <table:table-cell table:style-name="ce18" table:formula="of:=[.C98]/100" office:value-type="percentage" office:value="0.009652932029412">
            <text:p>0,97%</text:p>
          </table:table-cell>
          <table:table-cell/>
          <table:table-cell table:style-name="ce5" office:value-type="date" office:date-value="2031-03-21">
            <text:p>21.03.2031</text:p>
          </table:table-cell>
          <table:table-cell table:style-name="ce12" office:value-type="string">
            <text:p>5390</text:p>
          </table:table-cell>
          <table:table-cell table:style-name="ce8" office:value-type="float" office:value="0.559356404292">
            <text:p>0.55936</text:p>
          </table:table-cell>
          <table:table-cell table:style-name="ce8" office:value-type="float" office:value="0.9207185788538">
            <text:p>0.92072</text:p>
          </table:table-cell>
          <table:table-cell table:formula="of:=[.I98]/360" office:value-type="float" office:value="14.9722222222222">
            <text:p>14,9722222222</text:p>
          </table:table-cell>
          <table:table-cell table:style-name="ce18" table:formula="of:=[.J98]/100" office:value-type="percentage" office:value="0.00559356404292">
            <text:p>0,56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1-06-21">
            <text:p>21.06.2041</text:p>
          </table:table-cell>
          <table:table-cell table:style-name="ce13" office:value-type="string">
            <text:p>9135</text:p>
          </table:table-cell>
          <table:table-cell table:style-name="ce7" office:value-type="float" office:value="0.9662403200435">
            <text:p>0.96624</text:p>
          </table:table-cell>
          <table:table-cell table:style-name="ce7" office:value-type="float" office:value="0.7851937287847">
            <text:p>0.78519</text:p>
          </table:table-cell>
          <table:table-cell table:formula="of:=[.B99]/360" office:value-type="float" office:value="25.375">
            <text:p>25,375</text:p>
          </table:table-cell>
          <table:table-cell table:style-name="ce18" table:formula="of:=[.C99]/100" office:value-type="percentage" office:value="0.009662403200435">
            <text:p>0,97%</text:p>
          </table:table-cell>
          <table:table-cell/>
          <table:table-cell table:style-name="ce6" office:value-type="date" office:date-value="2031-06-23">
            <text:p>23.06.2031</text:p>
          </table:table-cell>
          <table:table-cell table:style-name="ce13" office:value-type="string">
            <text:p>5484</text:p>
          </table:table-cell>
          <table:table-cell table:style-name="ce7" office:value-type="float" office:value="0.5732563861362">
            <text:p>0.57326</text:p>
          </table:table-cell>
          <table:table-cell table:style-name="ce7" office:value-type="float" office:value="0.9174751271353">
            <text:p>0.91748</text:p>
          </table:table-cell>
          <table:table-cell table:formula="of:=[.I99]/360" office:value-type="float" office:value="15.2333333333333">
            <text:p>15,2333333333</text:p>
          </table:table-cell>
          <table:table-cell table:style-name="ce18" table:formula="of:=[.J99]/100" office:value-type="percentage" office:value="0.005732563861362">
            <text:p>0,57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9659800376198">
            <text:p>0.96598</text:p>
          </table:table-cell>
          <table:table-cell table:style-name="ce14" office:value-type="float" office:value="0.7776960892948">
            <text:p>0.7777</text:p>
          </table:table-cell>
          <table:table-cell table:formula="of:=[.B100]/360" office:value-type="float" office:value="26.3888888888889">
            <text:p>26,3888888889</text:p>
          </table:table-cell>
          <table:table-cell table:style-name="ce18" table:formula="of:=[.C100]/100" office:value-type="percentage" office:value="0.009659800376198">
            <text:p>0,97%</text:p>
          </table:table-cell>
          <table:table-cell/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14" office:value-type="float" office:value="0.6212015021819">
            <text:p>0.6212</text:p>
          </table:table-cell>
          <table:table-cell table:style-name="ce8" office:value-type="float" office:value="0.9052334320805">
            <text:p>0.90523</text:p>
          </table:table-cell>
          <table:table-cell table:formula="of:=[.I100]/360" office:value-type="float" office:value="16.25">
            <text:p>16,25</text:p>
          </table:table-cell>
          <table:table-cell table:style-name="ce18" table:formula="of:=[.J100]/100" office:value-type="percentage" office:value="0.006212015021819">
            <text:p>0,62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3-06-21">
            <text:p>21.06.2043</text:p>
          </table:table-cell>
          <table:table-cell table:style-name="ce13" office:value-type="string">
            <text:p>9865</text:p>
          </table:table-cell>
          <table:table-cell table:style-name="ce7" office:value-type="float" office:value="0.9647812930245">
            <text:p>0.96478</text:p>
          </table:table-cell>
          <table:table-cell table:style-name="ce7" office:value-type="float" office:value="0.7704694514082">
            <text:p>0.77047</text:p>
          </table:table-cell>
          <table:table-cell table:formula="of:=[.B101]/360" office:value-type="float" office:value="27.4027777777778">
            <text:p>27,4027777778</text:p>
          </table:table-cell>
          <table:table-cell table:style-name="ce18" table:formula="of:=[.C101]/100" office:value-type="percentage" office:value="0.009647812930245">
            <text:p>0,96%</text:p>
          </table:table-cell>
          <table:table-cell/>
          <table:table-cell table:style-name="ce6" office:value-type="date" office:date-value="2033-06-23">
            <text:p>23.06.2033</text:p>
          </table:table-cell>
          <table:table-cell table:style-name="ce13" office:value-type="string">
            <text:p>6215</text:p>
          </table:table-cell>
          <table:table-cell table:style-name="ce7" office:value-type="float" office:value="0.660212224204">
            <text:p>0.66021</text:p>
          </table:table-cell>
          <table:table-cell table:style-name="ce7" office:value-type="float" office:value="0.8936715561432">
            <text:p>0.89367</text:p>
          </table:table-cell>
          <table:table-cell table:formula="of:=[.I101]/360" office:value-type="float" office:value="17.2638888888889">
            <text:p>17,2638888889</text:p>
          </table:table-cell>
          <table:table-cell table:style-name="ce18" table:formula="of:=[.J101]/100" office:value-type="percentage" office:value="0.00660212224204">
            <text:p>0,66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9629257494449">
            <text:p>0.96293</text:p>
          </table:table-cell>
          <table:table-cell table:style-name="ce8" office:value-type="float" office:value="0.7634486545785">
            <text:p>0.76345</text:p>
          </table:table-cell>
          <table:table-cell table:formula="of:=[.B102]/360" office:value-type="float" office:value="28.4194444444444">
            <text:p>28,4194444444</text:p>
          </table:table-cell>
          <table:table-cell table:style-name="ce18" table:formula="of:=[.C102]/100" office:value-type="percentage" office:value="0.009629257494449">
            <text:p>0,96%</text:p>
          </table:table-cell>
          <table:table-cell/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6916597312098">
            <text:p>0.69166</text:p>
          </table:table-cell>
          <table:table-cell table:style-name="ce8" office:value-type="float" office:value="0.8827720661472">
            <text:p>0.88277</text:p>
          </table:table-cell>
          <table:table-cell table:formula="of:=[.I102]/360" office:value-type="float" office:value="18.2777777777778">
            <text:p>18,2777777778</text:p>
          </table:table-cell>
          <table:table-cell table:style-name="ce18" table:formula="of:=[.J102]/100" office:value-type="percentage" office:value="0.006916597312098">
            <text:p>0,6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5-06-21">
            <text:p>21.06.2045</text:p>
          </table:table-cell>
          <table:table-cell table:style-name="ce13" office:value-type="string">
            <text:p>10596</text:p>
          </table:table-cell>
          <table:table-cell table:style-name="ce7" office:value-type="float" office:value="0.9607115650064">
            <text:p>0.96071</text:p>
          </table:table-cell>
          <table:table-cell table:style-name="ce7" office:value-type="float" office:value="0.756618675705">
            <text:p>0.75662</text:p>
          </table:table-cell>
          <table:table-cell table:formula="of:=[.B103]/360" office:value-type="float" office:value="29.4333333333333">
            <text:p>29,4333333333</text:p>
          </table:table-cell>
          <table:table-cell table:style-name="ce18" table:formula="of:=[.C103]/100" office:value-type="percentage" office:value="0.009607115650064">
            <text:p>0,96%</text:p>
          </table:table-cell>
          <table:table-cell/>
          <table:table-cell table:style-name="ce6" office:value-type="date" office:date-value="2035-06-23">
            <text:p>23.06.2035</text:p>
          </table:table-cell>
          <table:table-cell table:style-name="ce13" office:value-type="string">
            <text:p>6945</text:p>
          </table:table-cell>
          <table:table-cell table:style-name="ce7" office:value-type="float" office:value="0.7167710411074">
            <text:p>0.71677</text:p>
          </table:table-cell>
          <table:table-cell table:style-name="ce7" office:value-type="float" office:value="0.8725085081968">
            <text:p>0.87251</text:p>
          </table:table-cell>
          <table:table-cell table:formula="of:=[.I103]/360" office:value-type="float" office:value="19.2916666666667">
            <text:p>19,2916666667</text:p>
          </table:table-cell>
          <table:table-cell table:style-name="ce18" table:formula="of:=[.J103]/100" office:value-type="percentage" office:value="0.007167710411074">
            <text:p>0,72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9584217920069">
            <text:p>0.95842</text:p>
          </table:table-cell>
          <table:table-cell table:style-name="ce14" office:value-type="float" office:value="0.7499000282177">
            <text:p>0.7499</text:p>
          </table:table-cell>
          <table:table-cell table:formula="of:=[.B104]/360" office:value-type="float" office:value="30.4472222222222">
            <text:p>30,4472222222</text:p>
          </table:table-cell>
          <table:table-cell table:style-name="ce18" table:formula="of:=[.C104]/100" office:value-type="percentage" office:value="0.009584217920069">
            <text:p>0,96%</text:p>
          </table:table-cell>
          <table:table-cell/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7368220792859">
            <text:p>0.73682</text:p>
          </table:table-cell>
          <table:table-cell table:style-name="ce8" office:value-type="float" office:value="0.8627878282564">
            <text:p>0.86279</text:p>
          </table:table-cell>
          <table:table-cell table:formula="of:=[.I104]/360" office:value-type="float" office:value="20.3083333333333">
            <text:p>20,3083333333</text:p>
          </table:table-cell>
          <table:table-cell table:style-name="ce18" table:formula="of:=[.J104]/100" office:value-type="percentage" office:value="0.007368220792859">
            <text:p>0,74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7-06-21">
            <text:p>21.06.2047</text:p>
          </table:table-cell>
          <table:table-cell table:style-name="ce13" office:value-type="string">
            <text:p>11326</text:p>
          </table:table-cell>
          <table:table-cell table:style-name="ce7" office:value-type="float" office:value="0.9562635463619">
            <text:p>0.95626</text:p>
          </table:table-cell>
          <table:table-cell table:style-name="ce7" office:value-type="float" office:value="0.7432447442881">
            <text:p>0.74324</text:p>
          </table:table-cell>
          <table:table-cell table:formula="of:=[.B105]/360" office:value-type="float" office:value="31.4611111111111">
            <text:p>31,4611111111</text:p>
          </table:table-cell>
          <table:table-cell table:style-name="ce18" table:formula="of:=[.C105]/100" office:value-type="percentage" office:value="0.009562635463619">
            <text:p>0,96%</text:p>
          </table:table-cell>
          <table:table-cell/>
          <table:table-cell table:style-name="ce6" office:value-type="date" office:date-value="2037-06-23">
            <text:p>23.06.2037</text:p>
          </table:table-cell>
          <table:table-cell table:style-name="ce13" office:value-type="string">
            <text:p>7676</text:p>
          </table:table-cell>
          <table:table-cell table:style-name="ce7" office:value-type="float" office:value="0.7528727680404">
            <text:p>0.75287</text:p>
          </table:table-cell>
          <table:table-cell table:style-name="ce7" office:value-type="float" office:value="0.8535679091213">
            <text:p>0.85357</text:p>
          </table:table-cell>
          <table:table-cell table:formula="of:=[.I105]/360" office:value-type="float" office:value="21.3222222222222">
            <text:p>21,3222222222</text:p>
          </table:table-cell>
          <table:table-cell table:style-name="ce18" table:formula="of:=[.J105]/100" office:value-type="percentage" office:value="0.007528727680404">
            <text:p>0,75%</text:p>
          </table:table-cell>
          <table:table-cell/>
          <table:table-cell table:style-name="ce6"/>
          <table:table-cell table:style-name="ce13"/>
          <table:table-cell table:style-name="ce15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9542165336447">
            <text:p>0.95422</text:p>
          </table:table-cell>
          <table:table-cell table:style-name="ce8" office:value-type="float" office:value="0.736634819301">
            <text:p>0.73663</text:p>
          </table:table-cell>
          <table:table-cell table:formula="of:=[.B106]/360" office:value-type="float" office:value="32.4777777777778">
            <text:p>32,4777777778</text:p>
          </table:table-cell>
          <table:table-cell table:style-name="ce18" table:formula="of:=[.C106]/100" office:value-type="percentage" office:value="0.009542165336447">
            <text:p>0,95%</text:p>
          </table:table-cell>
          <table:table-cell/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7655195953158">
            <text:p>0.76552</text:p>
          </table:table-cell>
          <table:table-cell table:style-name="ce8" office:value-type="float" office:value="0.8448087441688">
            <text:p>0.84481</text:p>
          </table:table-cell>
          <table:table-cell table:formula="of:=[.I106]/360" office:value-type="float" office:value="22.3361111111111">
            <text:p>22,3361111111</text:p>
          </table:table-cell>
          <table:table-cell table:style-name="ce18" table:formula="of:=[.J106]/100" office:value-type="percentage" office:value="0.007655195953158">
            <text:p>0,77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49-06-21">
            <text:p>21.06.2049</text:p>
          </table:table-cell>
          <table:table-cell table:style-name="ce13" office:value-type="string">
            <text:p>12057</text:p>
          </table:table-cell>
          <table:table-cell table:style-name="ce15" office:value-type="float" office:value="0.95219670193">
            <text:p>0.9522</text:p>
          </table:table-cell>
          <table:table-cell table:style-name="ce7" office:value-type="float" office:value="0.7301261419268">
            <text:p>0.73013</text:p>
          </table:table-cell>
          <table:table-cell table:formula="of:=[.B107]/360" office:value-type="float" office:value="33.4916666666667">
            <text:p>33,4916666667</text:p>
          </table:table-cell>
          <table:table-cell table:style-name="ce18" table:formula="of:=[.C107]/100" office:value-type="percentage" office:value="0.0095219670193">
            <text:p>0,95%</text:p>
          </table:table-cell>
          <table:table-cell/>
          <table:table-cell table:style-name="ce6" office:value-type="date" office:date-value="2039-06-23">
            <text:p>23.06.2039</text:p>
          </table:table-cell>
          <table:table-cell table:style-name="ce13" office:value-type="string">
            <text:p>8406</text:p>
          </table:table-cell>
          <table:table-cell table:style-name="ce7" office:value-type="float" office:value="0.7752374992321">
            <text:p>0.77524</text:p>
          </table:table-cell>
          <table:table-cell table:style-name="ce7" office:value-type="float" office:value="0.8364920537168">
            <text:p>0.83649</text:p>
          </table:table-cell>
          <table:table-cell table:formula="of:=[.I107]/360" office:value-type="float" office:value="23.35">
            <text:p>23,35</text:p>
          </table:table-cell>
          <table:table-cell table:style-name="ce18" table:formula="of:=[.J107]/100" office:value-type="percentage" office:value="0.007752374992321">
            <text:p>0,78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14" office:value-type="float" office:value="0.9501033212521">
            <text:p>0.9501</text:p>
          </table:table-cell>
          <table:table-cell table:style-name="ce8" office:value-type="float" office:value="0.7237223229783">
            <text:p>0.72372</text:p>
          </table:table-cell>
          <table:table-cell table:formula="of:=[.B108]/360" office:value-type="float" office:value="34.5055555555556">
            <text:p>34,5055555556</text:p>
          </table:table-cell>
          <table:table-cell table:style-name="ce18" table:formula="of:=[.C108]/100" office:value-type="percentage" office:value="0.009501033212521">
            <text:p>0,95%</text:p>
          </table:table-cell>
          <table:table-cell/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7825183837402">
            <text:p>0.78252</text:p>
          </table:table-cell>
          <table:table-cell table:style-name="ce8" office:value-type="float" office:value="0.8285636011665">
            <text:p>0.82856</text:p>
          </table:table-cell>
          <table:table-cell table:formula="of:=[.I108]/360" office:value-type="float" office:value="24.3666666666667">
            <text:p>24,3666666667</text:p>
          </table:table-cell>
          <table:table-cell table:style-name="ce18" table:formula="of:=[.J108]/100" office:value-type="percentage" office:value="0.007825183837402">
            <text:p>0,78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1-06-21">
            <text:p>21.06.2051</text:p>
          </table:table-cell>
          <table:table-cell table:style-name="ce13" office:value-type="string">
            <text:p>12787</text:p>
          </table:table-cell>
          <table:table-cell table:style-name="ce7" office:value-type="float" office:value="0.9478413708852">
            <text:p>0.94784</text:p>
          </table:table-cell>
          <table:table-cell table:style-name="ce7" office:value-type="float" office:value="0.7174470737405">
            <text:p>0.71745</text:p>
          </table:table-cell>
          <table:table-cell table:formula="of:=[.B109]/360" office:value-type="float" office:value="35.5194444444444">
            <text:p>35,5194444444</text:p>
          </table:table-cell>
          <table:table-cell table:style-name="ce18" table:formula="of:=[.C109]/100" office:value-type="percentage" office:value="0.009478413708852">
            <text:p>0,95%</text:p>
          </table:table-cell>
          <table:table-cell/>
          <table:table-cell table:style-name="ce6" office:value-type="date" office:date-value="2041-06-21">
            <text:p>21.06.2041</text:p>
          </table:table-cell>
          <table:table-cell table:style-name="ce13" office:value-type="string">
            <text:p>9135</text:p>
          </table:table-cell>
          <table:table-cell table:style-name="ce7" office:value-type="float" office:value="0.7877740820104">
            <text:p>0.78777</text:p>
          </table:table-cell>
          <table:table-cell table:style-name="ce7" office:value-type="float" office:value="0.8210597878168">
            <text:p>0.82106</text:p>
          </table:table-cell>
          <table:table-cell table:formula="of:=[.I109]/360" office:value-type="float" office:value="25.375">
            <text:p>25,375</text:p>
          </table:table-cell>
          <table:table-cell table:style-name="ce18" table:formula="of:=[.J109]/100" office:value-type="percentage" office:value="0.007877740820104">
            <text:p>0,79%</text:p>
          </table:table-cell>
          <table:table-cell/>
          <table:table-cell table:style-name="ce6"/>
          <table:table-cell table:style-name="ce13"/>
          <table:table-cell table:style-name="ce15"/>
          <table:table-cell table:style-name="ce7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945308461608">
            <text:p>0.94531</text:p>
          </table:table-cell>
          <table:table-cell table:style-name="ce8" office:value-type="float" office:value="0.7113094360676">
            <text:p>0.71131</text:p>
          </table:table-cell>
          <table:table-cell table:formula="of:=[.B110]/360" office:value-type="float" office:value="36.5361111111111">
            <text:p>36,5361111111</text:p>
          </table:table-cell>
          <table:table-cell table:style-name="ce18" table:formula="of:=[.C110]/100" office:value-type="percentage" office:value="0.00945308461608">
            <text:p>0,95%</text:p>
          </table:table-cell>
          <table:table-cell/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7915669091209">
            <text:p>0.79157</text:p>
          </table:table-cell>
          <table:table-cell table:style-name="ce8" office:value-type="float" office:value="0.8138133296623">
            <text:p>0.81381</text:p>
          </table:table-cell>
          <table:table-cell table:formula="of:=[.I110]/360" office:value-type="float" office:value="26.3888888888889">
            <text:p>26,3888888889</text:p>
          </table:table-cell>
          <table:table-cell table:style-name="ce18" table:formula="of:=[.J110]/100" office:value-type="percentage" office:value="0.007915669091209">
            <text:p>0,79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3-06-21">
            <text:p>21.06.2053</text:p>
          </table:table-cell>
          <table:table-cell table:style-name="ce13" office:value-type="string">
            <text:p>13518</text:p>
          </table:table-cell>
          <table:table-cell table:style-name="ce7" office:value-type="float" office:value="0.9424231966677">
            <text:p>0.94242</text:p>
          </table:table-cell>
          <table:table-cell table:style-name="ce7" office:value-type="float" office:value="0.7053703885194">
            <text:p>0.70537</text:p>
          </table:table-cell>
          <table:table-cell table:formula="of:=[.B111]/360" office:value-type="float" office:value="37.55">
            <text:p>37,55</text:p>
          </table:table-cell>
          <table:table-cell table:style-name="ce18" table:formula="of:=[.C111]/100" office:value-type="percentage" office:value="0.009424231966677">
            <text:p>0,94%</text:p>
          </table:table-cell>
          <table:table-cell/>
          <table:table-cell table:style-name="ce6" office:value-type="date" office:date-value="2043-06-21">
            <text:p>21.06.2043</text:p>
          </table:table-cell>
          <table:table-cell table:style-name="ce13" office:value-type="string">
            <text:p>9865</text:p>
          </table:table-cell>
          <table:table-cell table:style-name="ce7" office:value-type="float" office:value="0.7941856656775">
            <text:p>0.79419</text:p>
          </table:table-cell>
          <table:table-cell table:style-name="ce7" office:value-type="float" office:value="0.8068256228059">
            <text:p>0.80683</text:p>
          </table:table-cell>
          <table:table-cell table:formula="of:=[.I111]/360" office:value-type="float" office:value="27.4027777777778">
            <text:p>27,4027777778</text:p>
          </table:table-cell>
          <table:table-cell table:style-name="ce18" table:formula="of:=[.J111]/100" office:value-type="percentage" office:value="0.007941856656775">
            <text:p>0,79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8" office:value-type="float" office:value="0.9390840395306">
            <text:p>0.93908</text:p>
          </table:table-cell>
          <table:table-cell table:style-name="ce8" office:value-type="float" office:value="0.6996420699815">
            <text:p>0.69964</text:p>
          </table:table-cell>
          <table:table-cell table:formula="of:=[.B112]/360" office:value-type="float" office:value="38.5638888888889">
            <text:p>38,5638888889</text:p>
          </table:table-cell>
          <table:table-cell table:style-name="ce18" table:formula="of:=[.C112]/100" office:value-type="percentage" office:value="0.009390840395306">
            <text:p>0,94%</text:p>
          </table:table-cell>
          <table:table-cell/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7959657033983">
            <text:p>0.79597</text:p>
          </table:table-cell>
          <table:table-cell table:style-name="ce8" office:value-type="float" office:value="0.800026619873">
            <text:p>0.80003</text:p>
          </table:table-cell>
          <table:table-cell table:formula="of:=[.I112]/360" office:value-type="float" office:value="28.4194444444444">
            <text:p>28,4194444444</text:p>
          </table:table-cell>
          <table:table-cell table:style-name="ce18" table:formula="of:=[.J112]/100" office:value-type="percentage" office:value="0.007959657033983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5-06-21">
            <text:p>21.06.2055</text:p>
          </table:table-cell>
          <table:table-cell table:style-name="ce13" office:value-type="string">
            <text:p>14248</text:p>
          </table:table-cell>
          <table:table-cell table:style-name="ce15" office:value-type="float" office:value="0.9351959694708">
            <text:p>0.9352</text:p>
          </table:table-cell>
          <table:table-cell table:style-name="ce7" office:value-type="float" office:value="0.6941553393611">
            <text:p>0.69416</text:p>
          </table:table-cell>
          <table:table-cell table:formula="of:=[.B113]/360" office:value-type="float" office:value="39.5777777777778">
            <text:p>39,5777777778</text:p>
          </table:table-cell>
          <table:table-cell table:style-name="ce18" table:formula="of:=[.C113]/100" office:value-type="percentage" office:value="0.009351959694708">
            <text:p>0,94%</text:p>
          </table:table-cell>
          <table:table-cell/>
          <table:table-cell table:style-name="ce6" office:value-type="date" office:date-value="2045-06-21">
            <text:p>21.06.2045</text:p>
          </table:table-cell>
          <table:table-cell table:style-name="ce13" office:value-type="string">
            <text:p>10596</text:p>
          </table:table-cell>
          <table:table-cell table:style-name="ce7" office:value-type="float" office:value="0.7972293918445">
            <text:p>0.79723</text:p>
          </table:table-cell>
          <table:table-cell table:style-name="ce7" office:value-type="float" office:value="0.7933928486058">
            <text:p>0.79339</text:p>
          </table:table-cell>
          <table:table-cell table:formula="of:=[.I113]/360" office:value-type="float" office:value="29.4333333333333">
            <text:p>29,4333333333</text:p>
          </table:table-cell>
          <table:table-cell table:style-name="ce18" table:formula="of:=[.J113]/100" office:value-type="percentage" office:value="0.007972293918445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9306505776627">
            <text:p>0.93065</text:p>
          </table:table-cell>
          <table:table-cell table:style-name="ce8" office:value-type="float" office:value="0.688928909229">
            <text:p>0.68893</text:p>
          </table:table-cell>
          <table:table-cell table:formula="of:=[.B114]/360" office:value-type="float" office:value="40.5944444444444">
            <text:p>40,5944444444</text:p>
          </table:table-cell>
          <table:table-cell table:style-name="ce18" table:formula="of:=[.C114]/100" office:value-type="percentage" office:value="0.009306505776627">
            <text:p>0,93%</text:p>
          </table:table-cell>
          <table:table-cell/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7983139364528">
            <text:p>0.79831</text:p>
          </table:table-cell>
          <table:table-cell table:style-name="ce8" office:value-type="float" office:value="0.7868365270699">
            <text:p>0.78684</text:p>
          </table:table-cell>
          <table:table-cell table:formula="of:=[.I114]/360" office:value-type="float" office:value="30.4472222222222">
            <text:p>30,4472222222</text:p>
          </table:table-cell>
          <table:table-cell table:style-name="ce18" table:formula="of:=[.J114]/100" office:value-type="percentage" office:value="0.007983139364528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7-06-21">
            <text:p>21.06.2057</text:p>
          </table:table-cell>
          <table:table-cell table:style-name="ce13" office:value-type="string">
            <text:p>14979</text:p>
          </table:table-cell>
          <table:table-cell table:style-name="ce15" office:value-type="float" office:value="0.9254002467499">
            <text:p>0.9254</text:p>
          </table:table-cell>
          <table:table-cell table:style-name="ce7" office:value-type="float" office:value="0.6840193657863">
            <text:p>0.68402</text:p>
          </table:table-cell>
          <table:table-cell table:formula="of:=[.B115]/360" office:value-type="float" office:value="41.6083333333333">
            <text:p>41,6083333333</text:p>
          </table:table-cell>
          <table:table-cell table:style-name="ce18" table:formula="of:=[.C115]/100" office:value-type="percentage" office:value="0.009254002467499">
            <text:p>0,93%</text:p>
          </table:table-cell>
          <table:table-cell/>
          <table:table-cell table:style-name="ce6" office:value-type="date" office:date-value="2047-06-21">
            <text:p>21.06.2047</text:p>
          </table:table-cell>
          <table:table-cell table:style-name="ce13" office:value-type="string">
            <text:p>11326</text:p>
          </table:table-cell>
          <table:table-cell table:style-name="ce7" office:value-type="float" office:value="0.7994611397003">
            <text:p>0.79946</text:p>
          </table:table-cell>
          <table:table-cell table:style-name="ce15" office:value-type="float" office:value="0.780302287108">
            <text:p>0.7803</text:p>
          </table:table-cell>
          <table:table-cell table:formula="of:=[.I115]/360" office:value-type="float" office:value="31.4611111111111">
            <text:p>31,4611111111</text:p>
          </table:table-cell>
          <table:table-cell table:style-name="ce18" table:formula="of:=[.J115]/100" office:value-type="percentage" office:value="0.007994611397003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91948458212">
            <text:p>0.91948</text:p>
          </table:table-cell>
          <table:table-cell table:style-name="ce8" office:value-type="float" office:value="0.6794061280441">
            <text:p>0.67941</text:p>
          </table:table-cell>
          <table:table-cell table:formula="of:=[.B116]/360" office:value-type="float" office:value="42.6222222222222">
            <text:p>42,6222222222</text:p>
          </table:table-cell>
          <table:table-cell table:style-name="ce18" table:formula="of:=[.C116]/100" office:value-type="percentage" office:value="0.0091948458212">
            <text:p>0,92%</text:p>
          </table:table-cell>
          <table:table-cell/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8006584250274">
            <text:p>0.80066</text:p>
          </table:table-cell>
          <table:table-cell table:style-name="ce8" office:value-type="float" office:value="0.7737751695741">
            <text:p>0.77378</text:p>
          </table:table-cell>
          <table:table-cell table:formula="of:=[.I116]/360" office:value-type="float" office:value="32.4777777777778">
            <text:p>32,4777777778</text:p>
          </table:table-cell>
          <table:table-cell table:style-name="ce18" table:formula="of:=[.J116]/100" office:value-type="percentage" office:value="0.008006584250274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59-06-21">
            <text:p>21.06.2059</text:p>
          </table:table-cell>
          <table:table-cell table:style-name="ce13" office:value-type="string">
            <text:p>15709</text:p>
          </table:table-cell>
          <table:table-cell table:style-name="ce7" office:value-type="float" office:value="0.9129774647608">
            <text:p>0.91298</text:p>
          </table:table-cell>
          <table:table-cell table:style-name="ce7" office:value-type="float" office:value="0.6750756684505">
            <text:p>0.67508</text:p>
          </table:table-cell>
          <table:table-cell table:formula="of:=[.B117]/360" office:value-type="float" office:value="43.6361111111111">
            <text:p>43,6361111111</text:p>
          </table:table-cell>
          <table:table-cell table:style-name="ce18" table:formula="of:=[.C117]/100" office:value-type="percentage" office:value="0.009129774647608">
            <text:p>0,91%</text:p>
          </table:table-cell>
          <table:table-cell/>
          <table:table-cell table:style-name="ce6" office:value-type="date" office:date-value="2049-06-21">
            <text:p>21.06.2049</text:p>
          </table:table-cell>
          <table:table-cell table:style-name="ce13" office:value-type="string">
            <text:p>12057</text:p>
          </table:table-cell>
          <table:table-cell table:style-name="ce7" office:value-type="float" office:value="0.8017936564046">
            <text:p>0.80179</text:p>
          </table:table-cell>
          <table:table-cell table:style-name="ce7" office:value-type="float" office:value="0.7673168115669">
            <text:p>0.76732</text:p>
          </table:table-cell>
          <table:table-cell table:formula="of:=[.I117]/360" office:value-type="float" office:value="33.4916666666667">
            <text:p>33,4916666667</text:p>
          </table:table-cell>
          <table:table-cell table:style-name="ce18" table:formula="of:=[.J117]/100" office:value-type="percentage" office:value="0.008017936564046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8" office:value-type="float" office:value="0.9059328867402">
            <text:p>0.90593</text:p>
          </table:table-cell>
          <table:table-cell table:style-name="ce16" office:value-type="float" office:value="0.6710022617156">
            <text:p>0.671</text:p>
          </table:table-cell>
          <table:table-cell table:formula="of:=[.B118]/360" office:value-type="float" office:value="44.6527777777778">
            <text:p>44,6527777778</text:p>
          </table:table-cell>
          <table:table-cell table:style-name="ce18" table:formula="of:=[.C118]/100" office:value-type="percentage" office:value="0.009059328867402">
            <text:p>0,91%</text:p>
          </table:table-cell>
          <table:table-cell/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8" office:value-type="float" office:value="0.8027647364814">
            <text:p>0.80276</text:p>
          </table:table-cell>
          <table:table-cell table:style-name="ce8" office:value-type="float" office:value="0.7609375914756">
            <text:p>0.76094</text:p>
          </table:table-cell>
          <table:table-cell table:formula="of:=[.I118]/360" office:value-type="float" office:value="34.5055555555556">
            <text:p>34,5055555556</text:p>
          </table:table-cell>
          <table:table-cell table:style-name="ce18" table:formula="of:=[.J118]/100" office:value-type="percentage" office:value="0.008027647364814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1-06-21">
            <text:p>21.06.2061</text:p>
          </table:table-cell>
          <table:table-cell table:style-name="ce13" office:value-type="string">
            <text:p>16440</text:p>
          </table:table-cell>
          <table:table-cell table:style-name="ce7" office:value-type="float" office:value="0.8984633927786">
            <text:p>0.89846</text:p>
          </table:table-cell>
          <table:table-cell table:style-name="ce7" office:value-type="float" office:value="0.6671917732452">
            <text:p>0.66719</text:p>
          </table:table-cell>
          <table:table-cell table:formula="of:=[.B119]/360" office:value-type="float" office:value="45.6666666666667">
            <text:p>45,6666666667</text:p>
          </table:table-cell>
          <table:table-cell table:style-name="ce18" table:formula="of:=[.C119]/100" office:value-type="percentage" office:value="0.008984633927786">
            <text:p>0,90%</text:p>
          </table:table-cell>
          <table:table-cell/>
          <table:table-cell table:style-name="ce6" office:value-type="date" office:date-value="2051-06-21">
            <text:p>21.06.2051</text:p>
          </table:table-cell>
          <table:table-cell table:style-name="ce13" office:value-type="string">
            <text:p>12787</text:p>
          </table:table-cell>
          <table:table-cell table:style-name="ce7" office:value-type="float" office:value="0.8034663124345">
            <text:p>0.80347</text:p>
          </table:table-cell>
          <table:table-cell table:style-name="ce7" office:value-type="float" office:value="0.7546679991578">
            <text:p>0.75467</text:p>
          </table:table-cell>
          <table:table-cell table:formula="of:=[.I119]/360" office:value-type="float" office:value="35.5194444444444">
            <text:p>35,5194444444</text:p>
          </table:table-cell>
          <table:table-cell table:style-name="ce18" table:formula="of:=[.J119]/100" office:value-type="percentage" office:value="0.008034663124345">
            <text:p>0,80%</text:p>
          </table:table-cell>
          <table:table-cell/>
          <table:table-cell table:style-name="ce6"/>
          <table:table-cell table:style-name="ce13"/>
          <table:table-cell table:style-name="ce7"/>
          <table:table-cell table:style-name="ce15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8906242914644">
            <text:p>0.89062</text:p>
          </table:table-cell>
          <table:table-cell table:style-name="ce8" office:value-type="float" office:value="0.6636149554625">
            <text:p>0.66361</text:p>
          </table:table-cell>
          <table:table-cell table:formula="of:=[.B120]/360" office:value-type="float" office:value="46.6805555555556">
            <text:p>46,6805555556</text:p>
          </table:table-cell>
          <table:table-cell table:style-name="ce18" table:formula="of:=[.C120]/100" office:value-type="percentage" office:value="0.008906242914644">
            <text:p>0,89%</text:p>
          </table:table-cell>
          <table:table-cell/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8037933150431">
            <text:p>0.80379</text:p>
          </table:table-cell>
          <table:table-cell table:style-name="ce8" office:value-type="float" office:value="0.7485241014566">
            <text:p>0.74852</text:p>
          </table:table-cell>
          <table:table-cell table:formula="of:=[.I120]/360" office:value-type="float" office:value="36.5361111111111">
            <text:p>36,5361111111</text:p>
          </table:table-cell>
          <table:table-cell table:style-name="ce18" table:formula="of:=[.J120]/100" office:value-type="percentage" office:value="0.008037933150431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3-06-21">
            <text:p>21.06.2063</text:p>
          </table:table-cell>
          <table:table-cell table:style-name="ce13" office:value-type="string">
            <text:p>17170</text:p>
          </table:table-cell>
          <table:table-cell table:style-name="ce7" office:value-type="float" office:value="0.8824894637856">
            <text:p>0.88249</text:p>
          </table:table-cell>
          <table:table-cell table:style-name="ce7" office:value-type="float" office:value="0.6602526495375">
            <text:p>0.66025</text:p>
          </table:table-cell>
          <table:table-cell table:formula="of:=[.B121]/360" office:value-type="float" office:value="47.6944444444444">
            <text:p>47,6944444444</text:p>
          </table:table-cell>
          <table:table-cell table:style-name="ce18" table:formula="of:=[.C121]/100" office:value-type="percentage" office:value="0.008824894637856">
            <text:p>0,88%</text:p>
          </table:table-cell>
          <table:table-cell/>
          <table:table-cell table:style-name="ce6" office:value-type="date" office:date-value="2053-06-21">
            <text:p>21.06.2053</text:p>
          </table:table-cell>
          <table:table-cell table:style-name="ce13" office:value-type="string">
            <text:p>13518</text:p>
          </table:table-cell>
          <table:table-cell table:style-name="ce7" office:value-type="float" office:value="0.8036383639211">
            <text:p>0.80364</text:p>
          </table:table-cell>
          <table:table-cell table:style-name="ce7" office:value-type="float" office:value="0.7425742435334">
            <text:p>0.74257</text:p>
          </table:table-cell>
          <table:table-cell table:formula="of:=[.I121]/360" office:value-type="float" office:value="37.55">
            <text:p>37,55</text:p>
          </table:table-cell>
          <table:table-cell table:style-name="ce18" table:formula="of:=[.J121]/100" office:value-type="percentage" office:value="0.008036383639211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8" office:value-type="float" office:value="0.8741096587536">
            <text:p>0.87411</text:p>
          </table:table-cell>
          <table:table-cell table:style-name="ce8" office:value-type="float" office:value="0.6570758569595">
            <text:p>0.65708</text:p>
          </table:table-cell>
          <table:table-cell table:formula="of:=[.B122]/360" office:value-type="float" office:value="48.7111111111111">
            <text:p>48,7111111111</text:p>
          </table:table-cell>
          <table:table-cell table:style-name="ce18" table:formula="of:=[.C122]/100" office:value-type="percentage" office:value="0.008741096587536">
            <text:p>0,87%</text:p>
          </table:table-cell>
          <table:table-cell/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14" office:value-type="float" office:value="0.8028975615675">
            <text:p>0.8029</text:p>
          </table:table-cell>
          <table:table-cell table:style-name="ce8" office:value-type="float" office:value="0.7368381356405">
            <text:p>0.73684</text:p>
          </table:table-cell>
          <table:table-cell table:formula="of:=[.I122]/360" office:value-type="float" office:value="38.5638888888889">
            <text:p>38,5638888889</text:p>
          </table:table-cell>
          <table:table-cell table:style-name="ce18" table:formula="of:=[.J122]/100" office:value-type="percentage" office:value="0.008028975615675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6" office:value-type="date" office:date-value="2065-06-21">
            <text:p>21.06.2065</text:p>
          </table:table-cell>
          <table:table-cell table:style-name="ce13" office:value-type="string">
            <text:p>17901</text:p>
          </table:table-cell>
          <table:table-cell table:style-name="ce15" office:value-type="float" office:value="0.865604717411">
            <text:p>0.8656</text:p>
          </table:table-cell>
          <table:table-cell table:style-name="ce7" office:value-type="float" office:value="0.6540799059117">
            <text:p>0.65408</text:p>
          </table:table-cell>
          <table:table-cell table:formula="of:=[.B123]/360" office:value-type="float" office:value="49.725">
            <text:p>49,725</text:p>
          </table:table-cell>
          <table:table-cell table:style-name="ce18" table:formula="of:=[.C123]/100" office:value-type="percentage" office:value="0.00865604717411">
            <text:p>0,87%</text:p>
          </table:table-cell>
          <table:table-cell/>
          <table:table-cell table:style-name="ce6" office:value-type="date" office:date-value="2055-06-21">
            <text:p>21.06.2055</text:p>
          </table:table-cell>
          <table:table-cell table:style-name="ce13" office:value-type="string">
            <text:p>14248</text:p>
          </table:table-cell>
          <table:table-cell table:style-name="ce7" office:value-type="float" office:value="0.8014655551588">
            <text:p>0.80147</text:p>
          </table:table-cell>
          <table:table-cell table:style-name="ce7" office:value-type="float" office:value="0.7313544741583">
            <text:p>0.73135</text:p>
          </table:table-cell>
          <table:table-cell table:formula="of:=[.I123]/360" office:value-type="float" office:value="39.5777777777778">
            <text:p>39,5777777778</text:p>
          </table:table-cell>
          <table:table-cell table:style-name="ce18" table:formula="of:=[.J123]/100" office:value-type="percentage" office:value="0.008014655551588">
            <text:p>0,80%</text:p>
          </table:table-cell>
          <table:table-cell/>
          <table:table-cell table:style-name="ce6"/>
          <table:table-cell table:style-name="ce13"/>
          <table:table-cell table:style-name="ce7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8570258950805">
            <text:p>0.85703</text:p>
          </table:table-cell>
          <table:table-cell table:style-name="ce8" office:value-type="float" office:value="0.6512324528197">
            <text:p>0.65123</text:p>
          </table:table-cell>
          <table:table-cell table:formula="of:=[.B124]/360" office:value-type="float" office:value="50.7388888888889">
            <text:p>50,7388888889</text:p>
          </table:table-cell>
          <table:table-cell table:style-name="ce18" table:formula="of:=[.C124]/100" office:value-type="percentage" office:value="0.008570258950805">
            <text:p>0,86%</text:p>
          </table:table-cell>
          <table:table-cell/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7992296954472">
            <text:p>0.79923</text:p>
          </table:table-cell>
          <table:table-cell table:style-name="ce8" office:value-type="float" office:value="0.7261501756511">
            <text:p>0.72615</text:p>
          </table:table-cell>
          <table:table-cell table:formula="of:=[.I124]/360" office:value-type="float" office:value="40.5944444444444">
            <text:p>40,5944444444</text:p>
          </table:table-cell>
          <table:table-cell table:style-name="ce18" table:formula="of:=[.J124]/100" office:value-type="percentage" office:value="0.007992296954472">
            <text:p>0,80%</text:p>
          </table:table-cell>
          <table:table-cell/>
          <table:table-cell table:style-name="ce5"/>
          <table:table-cell table:style-name="ce12"/>
          <table:table-cell table:style-name="ce8" table:number-columns-repeated="2"/>
          <table:table-cell/>
          <table:table-cell table:style-name="ce18"/>
          <table:table-cell table:number-columns-repeated="1004"/>
        </table:table-row>
        <table:table-row table:style-name="ro1">
          <table:table-cell table:number-columns-repeated="7"/>
          <table:table-cell table:style-name="ce6" office:value-type="date" office:date-value="2057-06-21">
            <text:p>21.06.2057</text:p>
          </table:table-cell>
          <table:table-cell table:style-name="ce13" office:value-type="string">
            <text:p>14979</text:p>
          </table:table-cell>
          <table:table-cell table:style-name="ce7" office:value-type="float" office:value="0.7961293164194">
            <text:p>0.79613</text:p>
          </table:table-cell>
          <table:table-cell table:style-name="ce7" office:value-type="float" office:value="0.7212868400529">
            <text:p>0.72129</text:p>
          </table:table-cell>
          <table:table-cell table:formula="of:=[.I125]/360" office:value-type="float" office:value="41.6083333333333">
            <text:p>41,6083333333</text:p>
          </table:table-cell>
          <table:table-cell table:style-name="ce18" table:formula="of:=[.J125]/100" office:value-type="percentage" office:value="0.007961293164194">
            <text:p>0,80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7922169094775">
            <text:p>0.79222</text:p>
          </table:table-cell>
          <table:table-cell table:style-name="ce8" office:value-type="float" office:value="0.7167451320068">
            <text:p>0.71675</text:p>
          </table:table-cell>
          <table:table-cell table:formula="of:=[.I126]/360" office:value-type="float" office:value="42.6222222222222">
            <text:p>42,6222222222</text:p>
          </table:table-cell>
          <table:table-cell table:style-name="ce18" table:formula="of:=[.J126]/100" office:value-type="percentage" office:value="0.007922169094775">
            <text:p>0,7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59-06-21">
            <text:p>21.06.2059</text:p>
          </table:table-cell>
          <table:table-cell table:style-name="ce13" office:value-type="string">
            <text:p>15709</text:p>
          </table:table-cell>
          <table:table-cell table:style-name="ce7" office:value-type="float" office:value="0.787582645047">
            <text:p>0.78758</text:p>
          </table:table-cell>
          <table:table-cell table:style-name="ce7" office:value-type="float" office:value="0.7125090794276">
            <text:p>0.71251</text:p>
          </table:table-cell>
          <table:table-cell table:formula="of:=[.I127]/360" office:value-type="float" office:value="43.6361111111111">
            <text:p>43,6361111111</text:p>
          </table:table-cell>
          <table:table-cell table:style-name="ce18" table:formula="of:=[.J127]/100" office:value-type="percentage" office:value="0.00787582645047">
            <text:p>0,79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14" office:value-type="float" office:value="0.7823014812797">
            <text:p>0.7823</text:p>
          </table:table-cell>
          <table:table-cell table:style-name="ce8" office:value-type="float" office:value="0.7085503579516">
            <text:p>0.70855</text:p>
          </table:table-cell>
          <table:table-cell table:formula="of:=[.I128]/360" office:value-type="float" office:value="44.6527777777778">
            <text:p>44,6527777778</text:p>
          </table:table-cell>
          <table:table-cell table:style-name="ce18" table:formula="of:=[.J128]/100" office:value-type="percentage" office:value="0.007823014812797">
            <text:p>0,78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1-06-21">
            <text:p>21.06.2061</text:p>
          </table:table-cell>
          <table:table-cell table:style-name="ce13" office:value-type="string">
            <text:p>16440</text:p>
          </table:table-cell>
          <table:table-cell table:style-name="ce7" office:value-type="float" office:value="0.7764926534009">
            <text:p>0.77649</text:p>
          </table:table-cell>
          <table:table-cell table:style-name="ce7" office:value-type="float" office:value="0.7048707681226">
            <text:p>0.70487</text:p>
          </table:table-cell>
          <table:table-cell table:formula="of:=[.I129]/360" office:value-type="float" office:value="45.6666666666667">
            <text:p>45,6666666667</text:p>
          </table:table-cell>
          <table:table-cell table:style-name="ce18" table:formula="of:=[.J129]/100" office:value-type="percentage" office:value="0.007764926534009">
            <text:p>0,78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7702327263524">
            <text:p>0.77023</text:p>
          </table:table-cell>
          <table:table-cell table:style-name="ce8" office:value-type="float" office:value="0.7014374229025">
            <text:p>0.70144</text:p>
          </table:table-cell>
          <table:table-cell table:formula="of:=[.I130]/360" office:value-type="float" office:value="46.6805555555556">
            <text:p>46,6805555556</text:p>
          </table:table-cell>
          <table:table-cell table:style-name="ce18" table:formula="of:=[.J130]/100" office:value-type="percentage" office:value="0.007702327263524">
            <text:p>0,77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3-06-21">
            <text:p>21.06.2063</text:p>
          </table:table-cell>
          <table:table-cell table:style-name="ce13" office:value-type="string">
            <text:p>17170</text:p>
          </table:table-cell>
          <table:table-cell table:style-name="ce7" office:value-type="float" office:value="0.7636118705596">
            <text:p>0.76361</text:p>
          </table:table-cell>
          <table:table-cell table:style-name="ce7" office:value-type="float" office:value="0.6982267360217">
            <text:p>0.69823</text:p>
          </table:table-cell>
          <table:table-cell table:formula="of:=[.I131]/360" office:value-type="float" office:value="47.6944444444444">
            <text:p>47,6944444444</text:p>
          </table:table-cell>
          <table:table-cell table:style-name="ce18" table:formula="of:=[.J131]/100" office:value-type="percentage" office:value="0.007636118705596">
            <text:p>0,76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14" office:value-type="float" office:value="0.7567010860816">
            <text:p>0.7567</text:p>
          </table:table-cell>
          <table:table-cell table:style-name="ce8" office:value-type="float" office:value="0.6952051995079">
            <text:p>0.69521</text:p>
          </table:table-cell>
          <table:table-cell table:formula="of:=[.I132]/360" office:value-type="float" office:value="48.7111111111111">
            <text:p>48,7111111111</text:p>
          </table:table-cell>
          <table:table-cell table:style-name="ce18" table:formula="of:=[.J132]/100" office:value-type="percentage" office:value="0.007567010860816">
            <text:p>0,76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date" office:date-value="2065-06-21">
            <text:p>21.06.2065</text:p>
          </table:table-cell>
          <table:table-cell table:style-name="ce13" office:value-type="string">
            <text:p>17901</text:p>
          </table:table-cell>
          <table:table-cell table:style-name="ce7" office:value-type="float" office:value="0.7496285131749">
            <text:p>0.74963</text:p>
          </table:table-cell>
          <table:table-cell table:style-name="ce7" office:value-type="float" office:value="0.6923618359255">
            <text:p>0.69236</text:p>
          </table:table-cell>
          <table:table-cell table:formula="of:=[.I133]/360" office:value-type="float" office:value="49.725">
            <text:p>49,725</text:p>
          </table:table-cell>
          <table:table-cell table:style-name="ce18" table:formula="of:=[.J133]/100" office:value-type="percentage" office:value="0.007496285131749">
            <text:p>0,75%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7424657698427">
            <text:p>0.74247</text:p>
          </table:table-cell>
          <table:table-cell table:style-name="ce8" office:value-type="float" office:value="0.6896587635018">
            <text:p>0.68966</text:p>
          </table:table-cell>
          <table:table-cell table:formula="of:=[.I134]/360" office:value-type="float" office:value="50.7388888888889">
            <text:p>50,7388888889</text:p>
          </table:table-cell>
          <table:table-cell table:style-name="ce18" table:formula="of:=[.J134]/100" office:value-type="percentage" office:value="0.007424657698427">
            <text:p>0,74%</text:p>
          </table:table-cell>
          <table:table-cell table:number-columns-repeated="101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_17_06_2016" table:style-name="ta1" table:print="false">
        <table:table-column table:style-name="co2" table:number-columns-repeated="1024" table:default-cell-style-name="ce23"/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265">
            <text:p>0,0265</text:p>
          </table:table-cell>
          <table:table-cell table:style-name="Standard_20_2" table:number-columns-repeated="6"/>
          <table:table-cell table:number-columns-repeated="1014"/>
        </table:table-row>
        <table:table-row table:style-name="ro1">
          <table:table-cell table:style-name="ce20" office:value-type="string">
            <text:p>Expiry</text:p>
          </table:table-cell>
          <table:table-cell table:style-name="ce24" office:value-type="string">
            <text:p>-1.00000</text:p>
          </table:table-cell>
          <table:table-cell table:style-name="ce24" office:value-type="string">
            <text:p>-0.50000</text:p>
          </table:table-cell>
          <table:table-cell table:style-name="ce24" office:value-type="string">
            <text:p>-0.25000</text:p>
          </table:table-cell>
          <table:table-cell table:style-name="ce24" office:value-type="string">
            <text:p>0.00000</text:p>
          </table:table-cell>
          <table:table-cell table:style-name="ce24" office:value-type="string">
            <text:p>0.25000</text:p>
          </table:table-cell>
          <table:table-cell table:style-name="ce24" office:value-type="string">
            <text:p>0.50000</text:p>
          </table:table-cell>
          <table:table-cell table:style-name="ce24" office:value-type="string">
            <text:p>1.00000</text:p>
          </table:table-cell>
          <table:table-cell table:style-name="ce24" office:value-type="string">
            <text:p>1.50000</text:p>
          </table:table-cell>
          <table:table-cell table:style-name="ce24" office:value-type="string">
            <text:p>2.00000</text:p>
          </table:table-cell>
          <table:table-cell table:number-columns-repeated="1014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20808</text:p>
          </table:table-cell>
          <table:table-cell table:style-name="ce25" office:value-type="string">
            <text:p>0.15007</text:p>
          </table:table-cell>
          <table:table-cell table:style-name="ce25" office:value-type="string">
            <text:p>0.13119</text:p>
          </table:table-cell>
          <table:table-cell table:style-name="ce27" office:value-type="string">
            <text:p>0.123</text:p>
          </table:table-cell>
          <table:table-cell table:style-name="ce25" office:value-type="string">
            <text:p>0.12603</text:p>
          </table:table-cell>
          <table:table-cell table:style-name="ce25" office:value-type="string">
            <text:p>0.13506</text:p>
          </table:table-cell>
          <table:table-cell table:style-name="ce25" office:value-type="string">
            <text:p>0.15654</text:p>
          </table:table-cell>
          <table:table-cell table:style-name="ce25" office:value-type="string">
            <text:p>0.17629</text:p>
          </table:table-cell>
          <table:table-cell table:style-name="ce25" office:value-type="string">
            <text:p>0.19346</text:p>
          </table:table-cell>
          <table:table-cell table:number-columns-repeated="1014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223</text:p>
          </table:table-cell>
          <table:table-cell table:style-name="ce26" office:value-type="string">
            <text:p>0.17753</text:p>
          </table:table-cell>
          <table:table-cell table:style-name="ce26" office:value-type="string">
            <text:p>0.16492</text:p>
          </table:table-cell>
          <table:table-cell table:style-name="ce29" office:value-type="string">
            <text:p>0.16</text:p>
          </table:table-cell>
          <table:table-cell table:style-name="ce26" office:value-type="string">
            <text:p>0.16159</text:p>
          </table:table-cell>
          <table:table-cell table:style-name="ce26" office:value-type="string">
            <text:p>0.16711</text:p>
          </table:table-cell>
          <table:table-cell table:style-name="ce26" office:value-type="string">
            <text:p>0.18223</text:p>
          </table:table-cell>
          <table:table-cell table:style-name="ce26" office:value-type="string">
            <text:p>0.19759</text:p>
          </table:table-cell>
          <table:table-cell table:style-name="ce26" office:value-type="string">
            <text:p>0.21157</text:p>
          </table:table-cell>
          <table:table-cell table:number-columns-repeated="1014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7" office:value-type="string">
            <text:p>0.2307</text:p>
          </table:table-cell>
          <table:table-cell table:style-name="ce25" office:value-type="string">
            <text:p>0.21091</text:p>
          </table:table-cell>
          <table:table-cell table:style-name="ce27" office:value-type="string">
            <text:p>0.2037</text:p>
          </table:table-cell>
          <table:table-cell table:style-name="ce27" office:value-type="string">
            <text:p>0.198</text:p>
          </table:table-cell>
          <table:table-cell table:style-name="ce25" office:value-type="string">
            <text:p>0.19362</text:p>
          </table:table-cell>
          <table:table-cell table:style-name="ce25" office:value-type="string">
            <text:p>0.19034</text:p>
          </table:table-cell>
          <table:table-cell table:style-name="ce25" office:value-type="string">
            <text:p>0.18644</text:p>
          </table:table-cell>
          <table:table-cell table:style-name="ce25" office:value-type="string">
            <text:p>0.18504</text:p>
          </table:table-cell>
          <table:table-cell table:style-name="ce25" office:value-type="string">
            <text:p>0.18517</text:p>
          </table:table-cell>
          <table:table-cell table:number-columns-repeated="1014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19435</text:p>
          </table:table-cell>
          <table:table-cell table:style-name="ce26" office:value-type="string">
            <text:p>0.18413</text:p>
          </table:table-cell>
          <table:table-cell table:style-name="ce26" office:value-type="string">
            <text:p>0.17984</text:p>
          </table:table-cell>
          <table:table-cell table:style-name="ce29" office:value-type="string">
            <text:p>0.176</text:p>
          </table:table-cell>
          <table:table-cell table:style-name="ce26" office:value-type="string">
            <text:p>0.17257</text:p>
          </table:table-cell>
          <table:table-cell table:style-name="ce26" office:value-type="string">
            <text:p>0.16949</text:p>
          </table:table-cell>
          <table:table-cell table:style-name="ce26" office:value-type="string">
            <text:p>0.16423</text:p>
          </table:table-cell>
          <table:table-cell table:style-name="ce26" office:value-type="string">
            <text:p>0.15997</text:p>
          </table:table-cell>
          <table:table-cell table:style-name="ce26" office:value-type="string">
            <text:p>0.15653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19231</text:p>
          </table:table-cell>
          <table:table-cell table:style-name="ce25" office:value-type="string">
            <text:p>0.18161</text:p>
          </table:table-cell>
          <table:table-cell table:style-name="ce25" office:value-type="string">
            <text:p>0.17707</text:p>
          </table:table-cell>
          <table:table-cell table:style-name="ce27" office:value-type="string">
            <text:p>0.173</text:p>
          </table:table-cell>
          <table:table-cell table:style-name="ce25" office:value-type="string">
            <text:p>0.16934</text:p>
          </table:table-cell>
          <table:table-cell table:style-name="ce25" office:value-type="string">
            <text:p>0.16602</text:p>
          </table:table-cell>
          <table:table-cell table:style-name="ce25" office:value-type="string">
            <text:p>0.16031</text:p>
          </table:table-cell>
          <table:table-cell table:style-name="ce25" office:value-type="string">
            <text:p>0.15563</text:p>
          </table:table-cell>
          <table:table-cell table:style-name="ce25" office:value-type="string">
            <text:p>0.15178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20117</text:p>
          </table:table-cell>
          <table:table-cell table:style-name="ce26" office:value-type="string">
            <text:p>0.18884</text:p>
          </table:table-cell>
          <table:table-cell table:style-name="ce26" office:value-type="string">
            <text:p>0.18366</text:p>
          </table:table-cell>
          <table:table-cell table:style-name="ce29" office:value-type="string">
            <text:p>0.179</text:p>
          </table:table-cell>
          <table:table-cell table:style-name="ce26" office:value-type="string">
            <text:p>0.17482</text:p>
          </table:table-cell>
          <table:table-cell table:style-name="ce26" office:value-type="string">
            <text:p>0.17104</text:p>
          </table:table-cell>
          <table:table-cell table:style-name="ce26" office:value-type="string">
            <text:p>0.16451</text:p>
          </table:table-cell>
          <table:table-cell table:style-name="ce26" office:value-type="string">
            <text:p>0.15914</text:p>
          </table:table-cell>
          <table:table-cell table:style-name="ce26" office:value-type="string">
            <text:p>0.1546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16">
            <text:p>0,016</text:p>
          </table:table-cell>
          <table:table-cell table:style-name="Standard_20_2" table:number-columns-repeated="6"/>
          <table:table-cell table:number-columns-repeated="2"/>
          <table:table-cell table:style-name="ce30" table:number-columns-repeated="9"/>
          <table:table-cell table:number-columns-repeated="1003"/>
        </table:table-row>
        <table:table-row table:style-name="ro1">
          <table:table-cell table:style-name="ce20" office:value-type="string">
            <text:p>Expiry</text:p>
          </table:table-cell>
          <table:table-cell table:style-name="ce28" office:value-type="string">
            <text:p>-1.00000</text:p>
          </table:table-cell>
          <table:table-cell table:style-name="ce28" office:value-type="string">
            <text:p>-0.50000</text:p>
          </table:table-cell>
          <table:table-cell table:style-name="ce28" office:value-type="string">
            <text:p>-0.25000</text:p>
          </table:table-cell>
          <table:table-cell table:style-name="ce28" office:value-type="string">
            <text:p>0.00000</text:p>
          </table:table-cell>
          <table:table-cell table:style-name="ce28" office:value-type="string">
            <text:p>0.25000</text:p>
          </table:table-cell>
          <table:table-cell table:style-name="ce28" office:value-type="string">
            <text:p>0.50000</text:p>
          </table:table-cell>
          <table:table-cell table:style-name="ce28" office:value-type="string">
            <text:p>1.00000</text:p>
          </table:table-cell>
          <table:table-cell table:style-name="ce28" office:value-type="string">
            <text:p>1.50000</text:p>
          </table:table-cell>
          <table:table-cell table:style-name="ce28" office:value-type="string">
            <text:p>2.00000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39823</text:p>
          </table:table-cell>
          <table:table-cell table:style-name="ce25" office:value-type="string">
            <text:p>0.29716</text:p>
          </table:table-cell>
          <table:table-cell table:style-name="ce27" office:value-type="string">
            <text:p>0.2722</text:p>
          </table:table-cell>
          <table:table-cell table:style-name="ce27" office:value-type="string">
            <text:p>0.259</text:p>
          </table:table-cell>
          <table:table-cell table:style-name="ce25" office:value-type="string">
            <text:p>0.25444</text:p>
          </table:table-cell>
          <table:table-cell table:style-name="ce25" office:value-type="string">
            <text:p>0.25528</text:p>
          </table:table-cell>
          <table:table-cell table:style-name="ce27" office:value-type="string">
            <text:p>0.2643</text:p>
          </table:table-cell>
          <table:table-cell table:style-name="ce25" office:value-type="string">
            <text:p>0.27624</text:p>
          </table:table-cell>
          <table:table-cell table:style-name="ce25" office:value-type="string">
            <text:p>0.28826</text:p>
          </table:table-cell>
          <table:table-cell table:number-columns-repeated="2"/>
          <table:table-cell table:style-name="ce32" table:number-columns-repeated="9"/>
          <table:table-cell table:number-columns-repeated="1003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37545</text:p>
          </table:table-cell>
          <table:table-cell table:style-name="ce26" office:value-type="string">
            <text:p>0.30866</text:p>
          </table:table-cell>
          <table:table-cell table:style-name="ce26" office:value-type="string">
            <text:p>0.28934</text:p>
          </table:table-cell>
          <table:table-cell table:style-name="ce29" office:value-type="string">
            <text:p>0.276</text:p>
          </table:table-cell>
          <table:table-cell table:style-name="ce26" office:value-type="string">
            <text:p>0.26718</text:p>
          </table:table-cell>
          <table:table-cell table:style-name="ce26" office:value-type="string">
            <text:p>0.26168</text:p>
          </table:table-cell>
          <table:table-cell table:style-name="ce26" office:value-type="string">
            <text:p>0.25727</text:p>
          </table:table-cell>
          <table:table-cell table:style-name="ce26" office:value-type="string">
            <text:p>0.25783</text:p>
          </table:table-cell>
          <table:table-cell table:style-name="ce29" office:value-type="string">
            <text:p>0.2608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0.31946</text:p>
          </table:table-cell>
          <table:table-cell table:style-name="ce25" office:value-type="string">
            <text:p>0.28785</text:p>
          </table:table-cell>
          <table:table-cell table:style-name="ce25" office:value-type="string">
            <text:p>0.27596</text:p>
          </table:table-cell>
          <table:table-cell table:style-name="ce27" office:value-type="string">
            <text:p>0.266</text:p>
          </table:table-cell>
          <table:table-cell table:style-name="ce25" office:value-type="string">
            <text:p>0.25763</text:p>
          </table:table-cell>
          <table:table-cell table:style-name="ce25" office:value-type="string">
            <text:p>0.25056</text:p>
          </table:table-cell>
          <table:table-cell table:style-name="ce25" office:value-type="string">
            <text:p>0.23952</text:p>
          </table:table-cell>
          <table:table-cell table:style-name="ce25" office:value-type="string">
            <text:p>0.23162</text:p>
          </table:table-cell>
          <table:table-cell table:style-name="ce25" office:value-type="string">
            <text:p>0.22594</text:p>
          </table:table-cell>
          <table:table-cell table:number-columns-repeated="2"/>
          <table:table-cell table:style-name="ce31" table:number-columns-repeated="9"/>
          <table:table-cell table:number-columns-repeated="1003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27517</text:p>
          </table:table-cell>
          <table:table-cell table:style-name="ce26" office:value-type="string">
            <text:p>0.25352</text:p>
          </table:table-cell>
          <table:table-cell table:style-name="ce26" office:value-type="string">
            <text:p>0.24473</text:p>
          </table:table-cell>
          <table:table-cell table:style-name="ce29" office:value-type="string">
            <text:p>0.237</text:p>
          </table:table-cell>
          <table:table-cell table:style-name="ce26" office:value-type="string">
            <text:p>0.23019</text:p>
          </table:table-cell>
          <table:table-cell table:style-name="ce26" office:value-type="string">
            <text:p>0.22416</text:p>
          </table:table-cell>
          <table:table-cell table:style-name="ce26" office:value-type="string">
            <text:p>0.21406</text:p>
          </table:table-cell>
          <table:table-cell table:style-name="ce26" office:value-type="string">
            <text:p>0.20608</text:p>
          </table:table-cell>
          <table:table-cell table:style-name="ce26" office:value-type="string">
            <text:p>0.19977</text:p>
          </table:table-cell>
          <table:table-cell table:number-columns-repeated="2"/>
          <table:table-cell table:style-name="ce31" table:number-columns-repeated="5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28675</text:p>
          </table:table-cell>
          <table:table-cell table:style-name="ce25" office:value-type="string">
            <text:p>0.26189</text:p>
          </table:table-cell>
          <table:table-cell table:style-name="ce25" office:value-type="string">
            <text:p>0.25183</text:p>
          </table:table-cell>
          <table:table-cell table:style-name="ce27" office:value-type="string">
            <text:p>0.243</text:p>
          </table:table-cell>
          <table:table-cell table:style-name="ce25" office:value-type="string">
            <text:p>0.23522</text:p>
          </table:table-cell>
          <table:table-cell table:style-name="ce25" office:value-type="string">
            <text:p>0.22831</text:p>
          </table:table-cell>
          <table:table-cell table:style-name="ce25" office:value-type="string">
            <text:p>0.21672</text:p>
          </table:table-cell>
          <table:table-cell table:style-name="ce25" office:value-type="string">
            <text:p>0.20752</text:p>
          </table:table-cell>
          <table:table-cell table:style-name="ce25" office:value-type="string">
            <text:p>0.2001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31052</text:p>
          </table:table-cell>
          <table:table-cell table:style-name="ce26" office:value-type="string">
            <text:p>0.28</text:p>
          </table:table-cell>
          <table:table-cell table:style-name="ce26" office:value-type="string">
            <text:p>0.26775</text:p>
          </table:table-cell>
          <table:table-cell table:style-name="ce29" office:value-type="string">
            <text:p>0.257</text:p>
          </table:table-cell>
          <table:table-cell table:style-name="ce26" office:value-type="string">
            <text:p>0.24749</text:p>
          </table:table-cell>
          <table:table-cell table:style-name="ce26" office:value-type="string">
            <text:p>0.23903</text:p>
          </table:table-cell>
          <table:table-cell table:style-name="ce26" office:value-type="string">
            <text:p>0.22467</text:p>
          </table:table-cell>
          <table:table-cell table:style-name="ce26" office:value-type="string">
            <text:p>0.21308</text:p>
          </table:table-cell>
          <table:table-cell table:style-name="ce26" office:value-type="string">
            <text:p>0.20366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19" office:value-type="string">
            <text:p>Tenor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hift</text:p>
          </table:table-cell>
          <table:table-cell table:style-name="ce19" office:value-type="float" office:value="0.015">
            <text:p>0,015</text:p>
          </table:table-cell>
          <table:table-cell table:style-name="Standard_20_2" table:number-columns-repeated="6"/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0" office:value-type="string">
            <text:p>Expiry</text:p>
          </table:table-cell>
          <table:table-cell table:style-name="ce28" office:value-type="string">
            <text:p>-1.00000</text:p>
          </table:table-cell>
          <table:table-cell table:style-name="ce28" office:value-type="string">
            <text:p>-0.50000</text:p>
          </table:table-cell>
          <table:table-cell table:style-name="ce28" office:value-type="string">
            <text:p>-0.25000</text:p>
          </table:table-cell>
          <table:table-cell table:style-name="ce28" office:value-type="string">
            <text:p>0.00000</text:p>
          </table:table-cell>
          <table:table-cell table:style-name="ce28" office:value-type="string">
            <text:p>0.25000</text:p>
          </table:table-cell>
          <table:table-cell table:style-name="ce28" office:value-type="string">
            <text:p>0.50000</text:p>
          </table:table-cell>
          <table:table-cell table:style-name="ce28" office:value-type="string">
            <text:p>1.00000</text:p>
          </table:table-cell>
          <table:table-cell table:style-name="ce28" office:value-type="string">
            <text:p>1.50000</text:p>
          </table:table-cell>
          <table:table-cell table:style-name="ce28" office:value-type="string">
            <text:p>2.00000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5" office:value-type="string">
            <text:p>0.38565</text:p>
          </table:table-cell>
          <table:table-cell table:style-name="ce25" office:value-type="string">
            <text:p>0.32382</text:p>
          </table:table-cell>
          <table:table-cell table:style-name="ce25" office:value-type="string">
            <text:p>0.30617</text:p>
          </table:table-cell>
          <table:table-cell table:style-name="ce27" office:value-type="string">
            <text:p>0.295</text:p>
          </table:table-cell>
          <table:table-cell table:style-name="ce25" office:value-type="string">
            <text:p>0.28885</text:p>
          </table:table-cell>
          <table:table-cell table:style-name="ce25" office:value-type="string">
            <text:p>0.28634</text:p>
          </table:table-cell>
          <table:table-cell table:style-name="ce25" office:value-type="string">
            <text:p>0.28794</text:p>
          </table:table-cell>
          <table:table-cell table:style-name="ce25" office:value-type="string">
            <text:p>0.29385</text:p>
          </table:table-cell>
          <table:table-cell table:style-name="ce25" office:value-type="string">
            <text:p>0.30135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6" office:value-type="string">
            <text:p>0.36632</text:p>
          </table:table-cell>
          <table:table-cell table:style-name="ce26" office:value-type="string">
            <text:p>0.32131</text:p>
          </table:table-cell>
          <table:table-cell table:style-name="ce29" office:value-type="string">
            <text:p>0.3064</text:p>
          </table:table-cell>
          <table:table-cell table:style-name="ce29" office:value-type="string">
            <text:p>0.295</text:p>
          </table:table-cell>
          <table:table-cell table:style-name="ce26" office:value-type="string">
            <text:p>0.28638</text:p>
          </table:table-cell>
          <table:table-cell table:style-name="ce26" office:value-type="string">
            <text:p>0.27995</text:p>
          </table:table-cell>
          <table:table-cell table:style-name="ce26" office:value-type="string">
            <text:p>0.27198</text:p>
          </table:table-cell>
          <table:table-cell table:style-name="ce26" office:value-type="string">
            <text:p>0.26841</text:p>
          </table:table-cell>
          <table:table-cell table:style-name="ce26" office:value-type="string">
            <text:p>0.26756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5" office:value-type="string">
            <text:p>0.31939</text:p>
          </table:table-cell>
          <table:table-cell table:style-name="ce25" office:value-type="string">
            <text:p>0.28977</text:p>
          </table:table-cell>
          <table:table-cell table:style-name="ce27" office:value-type="string">
            <text:p>0.2785</text:p>
          </table:table-cell>
          <table:table-cell table:style-name="ce27" office:value-type="string">
            <text:p>0.269</text:p>
          </table:table-cell>
          <table:table-cell table:style-name="ce25" office:value-type="string">
            <text:p>0.26099</text:p>
          </table:table-cell>
          <table:table-cell table:style-name="ce27" office:value-type="string">
            <text:p>0.2542</text:p>
          </table:table-cell>
          <table:table-cell table:style-name="ce25" office:value-type="string">
            <text:p>0.24357</text:p>
          </table:table-cell>
          <table:table-cell table:style-name="ce25" office:value-type="string">
            <text:p>0.23595</text:p>
          </table:table-cell>
          <table:table-cell table:style-name="ce25" office:value-type="string">
            <text:p>0.23048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6" office:value-type="string">
            <text:p>0.29335</text:p>
          </table:table-cell>
          <table:table-cell table:style-name="ce26" office:value-type="string">
            <text:p>0.26873</text:p>
          </table:table-cell>
          <table:table-cell table:style-name="ce26" office:value-type="string">
            <text:p>0.25876</text:p>
          </table:table-cell>
          <table:table-cell table:style-name="ce29" office:value-type="string">
            <text:p>0.25</text:p>
          </table:table-cell>
          <table:table-cell table:style-name="ce26" office:value-type="string">
            <text:p>0.24226</text:p>
          </table:table-cell>
          <table:table-cell table:style-name="ce26" office:value-type="string">
            <text:p>0.23537</text:p>
          </table:table-cell>
          <table:table-cell table:style-name="ce26" office:value-type="string">
            <text:p>0.22373</text:p>
          </table:table-cell>
          <table:table-cell table:style-name="ce26" office:value-type="string">
            <text:p>0.21438</text:p>
          </table:table-cell>
          <table:table-cell table:style-name="ce26" office:value-type="string">
            <text:p>0.20684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5" office:value-type="string">
            <text:p>0.31132</text:p>
          </table:table-cell>
          <table:table-cell table:style-name="ce25" office:value-type="string">
            <text:p>0.28204</text:p>
          </table:table-cell>
          <table:table-cell table:style-name="ce27" office:value-type="string">
            <text:p>0.2703</text:p>
          </table:table-cell>
          <table:table-cell table:style-name="ce27" office:value-type="string">
            <text:p>0.26</text:p>
          </table:table-cell>
          <table:table-cell table:style-name="ce27" office:value-type="string">
            <text:p>0.2509</text:p>
          </table:table-cell>
          <table:table-cell table:style-name="ce25" office:value-type="string">
            <text:p>0.24279</text:p>
          </table:table-cell>
          <table:table-cell table:style-name="ce25" office:value-type="string">
            <text:p>0.22905</text:p>
          </table:table-cell>
          <table:table-cell table:style-name="ce25" office:value-type="string">
            <text:p>0.21793</text:p>
          </table:table-cell>
          <table:table-cell table:style-name="ce25" office:value-type="string">
            <text:p>0.20887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6" office:value-type="string">
            <text:p>0.33049</text:p>
          </table:table-cell>
          <table:table-cell table:style-name="ce26" office:value-type="string">
            <text:p>0.29578</text:p>
          </table:table-cell>
          <table:table-cell table:style-name="ce26" office:value-type="string">
            <text:p>0.28202</text:p>
          </table:table-cell>
          <table:table-cell table:style-name="ce29" office:value-type="string">
            <text:p>0.27</text:p>
          </table:table-cell>
          <table:table-cell table:style-name="ce26" office:value-type="string">
            <text:p>0.25939</text:p>
          </table:table-cell>
          <table:table-cell table:style-name="ce26" office:value-type="string">
            <text:p>0.24995</text:p>
          </table:table-cell>
          <table:table-cell table:style-name="ce26" office:value-type="string">
            <text:p>0.23389</text:p>
          </table:table-cell>
          <table:table-cell table:style-name="ce26" office:value-type="string">
            <text:p>0.22082</text:p>
          </table:table-cell>
          <table:table-cell table:style-name="ce26" office:value-type="string">
            <text:p>0.21009</text:p>
          </table:table-cell>
          <table:table-cell table:number-columns-repeated="3"/>
          <table:table-cell table:style-name="ce33" table:number-columns-repeated="4"/>
          <table:table-cell table:number-columns-repeated="1007"/>
        </table:table-row>
        <table:table-row table:style-name="ro1" table:number-rows-repeated="8">
          <table:table-cell table:number-columns-repeated="13"/>
          <table:table-cell table:style-name="ce33" table:number-columns-repeated="4"/>
          <table:table-cell table:number-columns-repeated="1007"/>
        </table:table-row>
        <table:table-row table:style-name="ro1">
          <table:table-cell table:number-columns-repeated="14"/>
          <table:table-cell table:style-name="ce33" table:number-columns-repeated="3"/>
          <table:table-cell table:number-columns-repeated="1007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>
            <draw:frame table:end-cell-address="Smile_17_06_2016.H99" table:end-x="1.291cm" table:end-y="0.451cm" draw:z-index="2" draw:name="Diagramm 3" draw:style-name="gr1" draw:text-style-name="P1" svg:width="12.429cm" svg:height="12.924cm" svg:x="1.557cm" svg:y="0.173cm">
              <draw:object draw:notify-on-update-of-ranges="Smile_17_06_2016.A57:Smile_17_06_2016.A63 Smile_17_06_2016.B57:Smile_17_06_2016.B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mile_17_06_2016.M119" table:end-x="1.372cm" table:end-y="0.397cm" draw:z-index="1" draw:name="Diagramm 2" draw:style-name="gr1" draw:text-style-name="P1" svg:width="16.502cm" svg:height="14.517cm" svg:x="1.796cm" svg:y="0.332cm">
              <draw:object draw:notify-on-update-of-ranges="Smile_17_06_2016.A57:Smile_17_06_2016.A63 Smile_17_06_2016.B57:Smile_17_06_2016.B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3"/>
          <table:table-cell>
            <draw:frame table:end-cell-address="Smile_17_06_2016.L113" table:end-x="1.106cm" table:end-y="0.345cm" draw:z-index="0" draw:name="Diagramm 1" draw:style-name="gr1" draw:text-style-name="P1" svg:width="17.004cm" svg:height="11.608cm" svg:x="1.028cm" svg:y="0.028cm">
              <draw:object draw:notify-on-update-of-ranges="Smile_17_06_2016.F56:Smile_17_06_2016.N56 Smile_17_06_2016.F59:Smile_17_06_2016.N5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3" table:default-cell-style-name="ce6"/>
        <table:table-column table:style-name="co3" table:default-cell-style-name="ce13"/>
        <table:table-column table:style-name="co3" table:number-columns-repeated="2" table:default-cell-style-name="ce7"/>
        <table:table-column table:style-name="co3" table:default-cell-style-name="Excel_20_Built-in_20_Normal"/>
        <table:table-column table:style-name="co3" table:default-cell-style-name="ce18"/>
        <table:table-column table:style-name="co3" table:default-cell-style-name="Excel_20_Built-in_20_Normal"/>
        <table:table-column table:style-name="co3" table:default-cell-style-name="ce6"/>
        <table:table-column table:style-name="co3" table:default-cell-style-name="ce13"/>
        <table:table-column table:style-name="co3" table:number-columns-repeated="2" table:default-cell-style-name="ce7"/>
        <table:table-column table:style-name="co3" table:default-cell-style-name="Excel_20_Built-in_20_Normal"/>
        <table:table-column table:style-name="co3" table:default-cell-style-name="ce18"/>
        <table:table-row table:style-name="ro2">
          <table:table-cell table:style-name="ce4" office:value-type="string" table:number-columns-spanned="6" table:number-rows-spanned="1">
            <text:p>OIS6M Forward Curve</text:p>
          </table:table-cell>
          <table:covered-table-cell table:number-columns-repeated="5" table:style-name="ce11"/>
          <table:table-cell/>
          <table:table-cell table:style-name="ce4" office:value-type="string" table:number-columns-spanned="6" table:number-rows-spanned="1">
            <text:p>EONIA Discount Curve</text:p>
          </table:table-cell>
          <table:covered-table-cell table:number-columns-repeated="5" table:style-name="ce11"/>
        </table:table-row>
        <table:table-row table:style-name="ro1"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4"/>
          <table:table-cell/>
          <table:table-cell table:style-name="Excel_20_Built-in_20_Normal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Discount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Rate [%]</text:p>
          </table:table-cell>
        </table:table-row>
        <table:table-row table:style-name="ro1"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1612092999573">
            <text:p>-0.16121</text:p>
          </table:table-cell>
          <table:table-cell table:style-name="ce8" office:value-type="float" office:value="1.0000132501672">
            <text:p>1.00001</text:p>
          </table:table-cell>
          <table:table-cell table:formula="of:=[.B4]/360" office:value-type="float" office:value="0.00833333333333333">
            <text:p>0,0083333333</text:p>
          </table:table-cell>
          <table:table-cell table:formula="of:=[.C4]/100" office:value-type="percentage" office:value="-0.001612092999573">
            <text:p>-0,16%</text:p>
          </table:table-cell>
          <table:table-cell/>
          <table:table-cell table:style-name="ce5" office:value-type="date" office:date-value="2016-06-20">
            <text:p>20.06.2016</text:p>
          </table:table-cell>
          <table:table-cell table:style-name="ce12" office:value-type="string">
            <text:p>3</text:p>
          </table:table-cell>
          <table:table-cell table:style-name="ce8" office:value-type="float" office:value="-0.3397424768974">
            <text:p>-0.33974</text:p>
          </table:table-cell>
          <table:table-cell table:style-name="ce8" office:value-type="float" office:value="1.0000279244291">
            <text:p>1.00003</text:p>
          </table:table-cell>
          <table:table-cell table:formula="of:=[.I4]/360" office:value-type="float" office:value="0.00833333333333333">
            <text:p>0,0083333333</text:p>
          </table:table-cell>
          <table:table-cell table:formula="of:=[.J4]/100" office:value-type="percentage" office:value="-0.003397424768974">
            <text:p>-0,34%</text:p>
          </table:table-cell>
        </table:table-row>
        <table:table-row table:style-name="ro1">
          <table:table-cell office:value-type="date" office:date-value="2017-06-21">
            <text:p>21.06.2017</text:p>
          </table:table-cell>
          <table:table-cell office:value-type="string">
            <text:p>369</text:p>
          </table:table-cell>
          <table:table-cell office:value-type="float" office:value="-0.1713081960297">
            <text:p>-0.17131</text:p>
          </table:table-cell>
          <table:table-cell office:value-type="float" office:value="1.001733355989">
            <text:p>1.00173</text:p>
          </table:table-cell>
          <table:table-cell table:formula="of:=[.B5]/360" office:value-type="float" office:value="1.025">
            <text:p>1,025</text:p>
          </table:table-cell>
          <table:table-cell table:formula="of:=[.C5]/100" office:value-type="percentage" office:value="-0.001713081960297">
            <text:p>-0,17%</text:p>
          </table:table-cell>
          <table:table-cell/>
          <table:table-cell office:value-type="date" office:date-value="2017-06-21">
            <text:p>21.06.2017</text:p>
          </table:table-cell>
          <table:table-cell office:value-type="string">
            <text:p>369</text:p>
          </table:table-cell>
          <table:table-cell office:value-type="float" office:value="-0.4158411637834">
            <text:p>-0.41584</text:p>
          </table:table-cell>
          <table:table-cell office:value-type="float" office:value="1.0042128324061">
            <text:p>1.00421</text:p>
          </table:table-cell>
          <table:table-cell table:formula="of:=[.I5]/360" office:value-type="float" office:value="1.025">
            <text:p>1,025</text:p>
          </table:table-cell>
          <table:table-cell table:formula="of:=[.J5]/100" office:value-type="percentage" office:value="-0.004158411637834">
            <text:p>-0,42%</text:p>
          </table:table-cell>
        </table:table-row>
        <table:table-row table:style-name="ro1">
          <table:table-cell office:value-type="date" office:date-value="2018-06-21">
            <text:p>21.06.2018</text:p>
          </table:table-cell>
          <table:table-cell office:value-type="string">
            <text:p>734</text:p>
          </table:table-cell>
          <table:table-cell office:value-type="float" office:value="-0.1920486876805">
            <text:p>-0.19205</text:p>
          </table:table-cell>
          <table:table-cell office:value-type="float" office:value="1.0038694873948">
            <text:p>1.00387</text:p>
          </table:table-cell>
          <table:table-cell table:formula="of:=[.B6]/360" office:value-type="float" office:value="2.03888888888889">
            <text:p>2,0388888889</text:p>
          </table:table-cell>
          <table:table-cell table:formula="of:=[.C6]/100" office:value-type="percentage" office:value="-0.001920486876805">
            <text:p>-0,19%</text:p>
          </table:table-cell>
          <table:table-cell/>
          <table:table-cell office:value-type="date" office:date-value="2018-06-21">
            <text:p>21.06.2018</text:p>
          </table:table-cell>
          <table:table-cell office:value-type="string">
            <text:p>734</text:p>
          </table:table-cell>
          <table:table-cell office:value-type="float" office:value="-0.4627487894269">
            <text:p>-0.46275</text:p>
          </table:table-cell>
          <table:table-cell office:value-type="float" office:value="1.0093491205177">
            <text:p>1.00935</text:p>
          </table:table-cell>
          <table:table-cell table:formula="of:=[.I6]/360" office:value-type="float" office:value="2.03888888888889">
            <text:p>2,0388888889</text:p>
          </table:table-cell>
          <table:table-cell table:formula="of:=[.J6]/100" office:value-type="percentage" office:value="-0.004627487894269">
            <text:p>-0,46%</text:p>
          </table:table-cell>
        </table:table-row>
        <table:table-row table:style-name="ro1">
          <table:table-cell office:value-type="date" office:date-value="2019-06-21">
            <text:p>21.06.2019</text:p>
          </table:table-cell>
          <table:table-cell office:value-type="string">
            <text:p>1099</text:p>
          </table:table-cell>
          <table:table-cell office:value-type="float" office:value="-0.1791558157716">
            <text:p>-0.17916</text:p>
          </table:table-cell>
          <table:table-cell office:value-type="float" office:value="1.005408883463">
            <text:p>1.00541</text:p>
          </table:table-cell>
          <table:table-cell table:formula="of:=[.B7]/360" office:value-type="float" office:value="3.05277777777778">
            <text:p>3,0527777778</text:p>
          </table:table-cell>
          <table:table-cell table:formula="of:=[.C7]/100" office:value-type="percentage" office:value="-0.001791558157716">
            <text:p>-0,18%</text:p>
          </table:table-cell>
          <table:table-cell/>
          <table:table-cell office:value-type="date" office:date-value="2019-06-21">
            <text:p>21.06.2019</text:p>
          </table:table-cell>
          <table:table-cell office:value-type="string">
            <text:p>1099</text:p>
          </table:table-cell>
          <table:table-cell office:value-type="float" office:value="-0.4680601303828">
            <text:p>-0.46806</text:p>
          </table:table-cell>
          <table:table-cell office:value-type="float" office:value="1.0141928740465">
            <text:p>1.01419</text:p>
          </table:table-cell>
          <table:table-cell table:formula="of:=[.I7]/360" office:value-type="float" office:value="3.05277777777778">
            <text:p>3,0527777778</text:p>
          </table:table-cell>
          <table:table-cell table:formula="of:=[.J7]/100" office:value-type="percentage" office:value="-0.004680601303828">
            <text:p>-0,47%</text:p>
          </table:table-cell>
        </table:table-row>
        <table:table-row table:style-name="ro1">
          <table:table-cell office:value-type="date" office:date-value="2020-06-22">
            <text:p>22.06.2020</text:p>
          </table:table-cell>
          <table:table-cell office:value-type="string">
            <text:p>1466</text:p>
          </table:table-cell>
          <table:table-cell table:style-name="ce15" office:value-type="float" office:value="-0.1362022628093">
            <text:p>-0.1362</text:p>
          </table:table-cell>
          <table:table-cell office:value-type="float" office:value="1.0054854703232">
            <text:p>1.00549</text:p>
          </table:table-cell>
          <table:table-cell table:formula="of:=[.B8]/360" office:value-type="float" office:value="4.07222222222222">
            <text:p>4,0722222222</text:p>
          </table:table-cell>
          <table:table-cell table:formula="of:=[.C8]/100" office:value-type="percentage" office:value="-0.001362022628093">
            <text:p>-0,14%</text:p>
          </table:table-cell>
          <table:table-cell/>
          <table:table-cell office:value-type="date" office:date-value="2020-06-22">
            <text:p>22.06.2020</text:p>
          </table:table-cell>
          <table:table-cell office:value-type="string">
            <text:p>1466</text:p>
          </table:table-cell>
          <table:table-cell office:value-type="float" office:value="-0.4419649427016">
            <text:p>-0.44196</text:p>
          </table:table-cell>
          <table:table-cell office:value-type="float" office:value="1.0179097393172">
            <text:p>1.01791</text:p>
          </table:table-cell>
          <table:table-cell table:formula="of:=[.I8]/360" office:value-type="float" office:value="4.07222222222222">
            <text:p>4,0722222222</text:p>
          </table:table-cell>
          <table:table-cell table:formula="of:=[.J8]/100" office:value-type="percentage" office:value="-0.004419649427016">
            <text:p>-0,44%</text:p>
          </table:table-cell>
        </table:table-row>
        <table:table-row table:style-name="ro1">
          <table:table-cell office:value-type="date" office:date-value="2021-06-21">
            <text:p>21.06.2021</text:p>
          </table:table-cell>
          <table:table-cell office:value-type="string">
            <text:p>1830</text:p>
          </table:table-cell>
          <table:table-cell office:value-type="float" office:value="-0.0633479122227">
            <text:p>-0.06335</text:p>
          </table:table-cell>
          <table:table-cell office:value-type="float" office:value="1.0031811224725">
            <text:p>1.00318</text:p>
          </table:table-cell>
          <table:table-cell table:formula="of:=[.B9]/360" office:value-type="float" office:value="5.08333333333333">
            <text:p>5,0833333333</text:p>
          </table:table-cell>
          <table:table-cell table:formula="of:=[.C9]/100" office:value-type="percentage" office:value="-0.000633479122227">
            <text:p>-0,06%</text:p>
          </table:table-cell>
          <table:table-cell/>
          <table:table-cell office:value-type="date" office:date-value="2021-06-21">
            <text:p>21.06.2021</text:p>
          </table:table-cell>
          <table:table-cell office:value-type="string">
            <text:p>1830</text:p>
          </table:table-cell>
          <table:table-cell office:value-type="float" office:value="-0.3764369073789">
            <text:p>-0.37644</text:p>
          </table:table-cell>
          <table:table-cell office:value-type="float" office:value="1.0190526406864">
            <text:p>1.01905</text:p>
          </table:table-cell>
          <table:table-cell table:formula="of:=[.I9]/360" office:value-type="float" office:value="5.08333333333333">
            <text:p>5,0833333333</text:p>
          </table:table-cell>
          <table:table-cell table:formula="of:=[.J9]/100" office:value-type="percentage" office:value="-0.003764369073789">
            <text:p>-0,38%</text:p>
          </table:table-cell>
        </table:table-row>
        <table:table-row table:style-name="ro1">
          <table:table-cell office:value-type="date" office:date-value="2022-06-21">
            <text:p>21.06.2022</text:p>
          </table:table-cell>
          <table:table-cell office:value-type="string">
            <text:p>2195</text:p>
          </table:table-cell>
          <table:table-cell office:value-type="float" office:value="0.0327636934899">
            <text:p>0.03276</text:p>
          </table:table-cell>
          <table:table-cell office:value-type="float" office:value="0.9980316299995">
            <text:p>0.99803</text:p>
          </table:table-cell>
          <table:table-cell table:formula="of:=[.B10]/360" office:value-type="float" office:value="6.09722222222222">
            <text:p>6,0972222222</text:p>
          </table:table-cell>
          <table:table-cell table:formula="of:=[.C10]/100" office:value-type="percentage" office:value="0.000327636934899">
            <text:p>0,03%</text:p>
          </table:table-cell>
          <table:table-cell/>
          <table:table-cell office:value-type="date" office:date-value="2022-06-21">
            <text:p>21.06.2022</text:p>
          </table:table-cell>
          <table:table-cell office:value-type="string">
            <text:p>2195</text:p>
          </table:table-cell>
          <table:table-cell office:value-type="float" office:value="-0.2804234312118">
            <text:p>-0.28042</text:p>
          </table:table-cell>
          <table:table-cell office:value-type="float" office:value="1.0170068169484">
            <text:p>1.01701</text:p>
          </table:table-cell>
          <table:table-cell table:formula="of:=[.I10]/360" office:value-type="float" office:value="6.09722222222222">
            <text:p>6,0972222222</text:p>
          </table:table-cell>
          <table:table-cell table:formula="of:=[.J10]/100" office:value-type="percentage" office:value="-0.002804234312118">
            <text:p>-0,28%</text:p>
          </table:table-cell>
        </table:table-row>
        <table:table-row table:style-name="ro1">
          <table:table-cell office:value-type="date" office:date-value="2023-06-21">
            <text:p>21.06.2023</text:p>
          </table:table-cell>
          <table:table-cell office:value-type="string">
            <text:p>2560</text:p>
          </table:table-cell>
          <table:table-cell office:value-type="float" office:value="0.1433753294278">
            <text:p>0.14338</text:p>
          </table:table-cell>
          <table:table-cell office:value-type="float" office:value="0.9899944781295">
            <text:p>0.98999</text:p>
          </table:table-cell>
          <table:table-cell table:formula="of:=[.B11]/360" office:value-type="float" office:value="7.11111111111111">
            <text:p>7,1111111111</text:p>
          </table:table-cell>
          <table:table-cell table:formula="of:=[.C11]/100" office:value-type="percentage" office:value="0.001433753294278">
            <text:p>0,14%</text:p>
          </table:table-cell>
          <table:table-cell/>
          <table:table-cell office:value-type="date" office:date-value="2023-06-21">
            <text:p>21.06.2023</text:p>
          </table:table-cell>
          <table:table-cell office:value-type="string">
            <text:p>2560</text:p>
          </table:table-cell>
          <table:table-cell table:style-name="ce15" office:value-type="float" office:value="-0.1657960339942">
            <text:p>-0.1658</text:p>
          </table:table-cell>
          <table:table-cell table:style-name="ce15" office:value-type="float" office:value="1.0116963072363">
            <text:p>1.0117</text:p>
          </table:table-cell>
          <table:table-cell table:formula="of:=[.I11]/360" office:value-type="float" office:value="7.11111111111111">
            <text:p>7,1111111111</text:p>
          </table:table-cell>
          <table:table-cell table:formula="of:=[.J11]/100" office:value-type="percentage" office:value="-0.001657960339942">
            <text:p>-0,17%</text:p>
          </table:table-cell>
        </table:table-row>
        <table:table-row table:style-name="ro1">
          <table:table-cell office:value-type="date" office:date-value="2024-06-21">
            <text:p>21.06.2024</text:p>
          </table:table-cell>
          <table:table-cell office:value-type="string">
            <text:p>2926</text:p>
          </table:table-cell>
          <table:table-cell office:value-type="float" office:value="0.2575476101917">
            <text:p>0.25755</text:p>
          </table:table-cell>
          <table:table-cell office:value-type="float" office:value="0.9795655270086">
            <text:p>0.97957</text:p>
          </table:table-cell>
          <table:table-cell table:formula="of:=[.B12]/360" office:value-type="float" office:value="8.12777777777778">
            <text:p>8,1277777778</text:p>
          </table:table-cell>
          <table:table-cell table:formula="of:=[.C12]/100" office:value-type="percentage" office:value="0.002575476101917">
            <text:p>0,26%</text:p>
          </table:table-cell>
          <table:table-cell/>
          <table:table-cell office:value-type="date" office:date-value="2024-06-21">
            <text:p>21.06.2024</text:p>
          </table:table-cell>
          <table:table-cell office:value-type="string">
            <text:p>2926</text:p>
          </table:table-cell>
          <table:table-cell office:value-type="float" office:value="-0.0454923276637">
            <text:p>-0.04549</text:p>
          </table:table-cell>
          <table:table-cell office:value-type="float" office:value="1.003653522305">
            <text:p>1.00365</text:p>
          </table:table-cell>
          <table:table-cell table:formula="of:=[.I12]/360" office:value-type="float" office:value="8.12777777777778">
            <text:p>8,1277777778</text:p>
          </table:table-cell>
          <table:table-cell table:formula="of:=[.J12]/100" office:value-type="percentage" office:value="-0.000454923276637">
            <text:p>-0,05%</text:p>
          </table:table-cell>
        </table:table-row>
        <table:table-row table:style-name="ro1">
          <table:table-cell office:value-type="date" office:date-value="2025-06-23">
            <text:p>23.06.2025</text:p>
          </table:table-cell>
          <table:table-cell office:value-type="string">
            <text:p>3293</text:p>
          </table:table-cell>
          <table:table-cell office:value-type="float" office:value="0.3684391110646">
            <text:p>0.36844</text:p>
          </table:table-cell>
          <table:table-cell office:value-type="float" office:value="0.9673061133747">
            <text:p>0.96731</text:p>
          </table:table-cell>
          <table:table-cell table:formula="of:=[.B13]/360" office:value-type="float" office:value="9.14722222222222">
            <text:p>9,1472222222</text:p>
          </table:table-cell>
          <table:table-cell table:formula="of:=[.C13]/100" office:value-type="percentage" office:value="0.003684391110646">
            <text:p>0,37%</text:p>
          </table:table-cell>
          <table:table-cell/>
          <table:table-cell office:value-type="date" office:date-value="2025-06-23">
            <text:p>23.06.2025</text:p>
          </table:table-cell>
          <table:table-cell office:value-type="string">
            <text:p>3293</text:p>
          </table:table-cell>
          <table:table-cell office:value-type="float" office:value="0.0745126001821">
            <text:p>0.07451</text:p>
          </table:table-cell>
          <table:table-cell table:style-name="ce15" office:value-type="float" office:value="0.9933000796782">
            <text:p>0.9933</text:p>
          </table:table-cell>
          <table:table-cell table:formula="of:=[.I13]/360" office:value-type="float" office:value="9.14722222222222">
            <text:p>9,1472222222</text:p>
          </table:table-cell>
          <table:table-cell table:formula="of:=[.J13]/100" office:value-type="percentage" office:value="0.000745126001821">
            <text:p>0,07%</text:p>
          </table:table-cell>
        </table:table-row>
        <table:table-row table:style-name="ro1">
          <table:table-cell office:value-type="date" office:date-value="2026-06-22">
            <text:p>22.06.2026</text:p>
          </table:table-cell>
          <table:table-cell office:value-type="string">
            <text:p>3657</text:p>
          </table:table-cell>
          <table:table-cell office:value-type="float" office:value="0.4687928661954">
            <text:p>0.46879</text:p>
          </table:table-cell>
          <table:table-cell office:value-type="float" office:value="0.9541167914716">
            <text:p>0.95412</text:p>
          </table:table-cell>
          <table:table-cell table:formula="of:=[.B14]/360" office:value-type="float" office:value="10.1583333333333">
            <text:p>10,1583333333</text:p>
          </table:table-cell>
          <table:table-cell table:formula="of:=[.C14]/100" office:value-type="percentage" office:value="0.004687928661954">
            <text:p>0,47%</text:p>
          </table:table-cell>
          <table:table-cell/>
          <table:table-cell office:value-type="date" office:date-value="2026-06-22">
            <text:p>22.06.2026</text:p>
          </table:table-cell>
          <table:table-cell office:value-type="string">
            <text:p>3657</text:p>
          </table:table-cell>
          <table:table-cell office:value-type="float" office:value="0.1849824850255">
            <text:p>0.18498</text:p>
          </table:table-cell>
          <table:table-cell office:value-type="float" office:value="0.9816369687238">
            <text:p>0.98164</text:p>
          </table:table-cell>
          <table:table-cell table:formula="of:=[.I14]/360" office:value-type="float" office:value="10.1583333333333">
            <text:p>10,1583333333</text:p>
          </table:table-cell>
          <table:table-cell table:formula="of:=[.J14]/100" office:value-type="percentage" office:value="0.001849824850255">
            <text:p>0,18%</text:p>
          </table:table-cell>
        </table:table-row>
        <table:table-row table:style-name="ro1">
          <table:table-cell office:value-type="date" office:date-value="2027-06-22">
            <text:p>22.06.2027</text:p>
          </table:table-cell>
          <table:table-cell office:value-type="string">
            <text:p>4022</text:p>
          </table:table-cell>
          <table:table-cell office:value-type="float" office:value="0.5582803856304">
            <text:p>0.55828</text:p>
          </table:table-cell>
          <table:table-cell office:value-type="float" office:value="0.9403361042719">
            <text:p>0.94034</text:p>
          </table:table-cell>
          <table:table-cell table:formula="of:=[.B15]/360" office:value-type="float" office:value="11.1722222222222">
            <text:p>11,1722222222</text:p>
          </table:table-cell>
          <table:table-cell table:formula="of:=[.C15]/100" office:value-type="percentage" office:value="0.005582803856304">
            <text:p>0,56%</text:p>
          </table:table-cell>
          <table:table-cell/>
          <table:table-cell office:value-type="date" office:date-value="2027-06-22">
            <text:p>22.06.2027</text:p>
          </table:table-cell>
          <table:table-cell office:value-type="string">
            <text:p>4022</text:p>
          </table:table-cell>
          <table:table-cell office:value-type="float" office:value="0.2834097673487">
            <text:p>0.28341</text:p>
          </table:table-cell>
          <table:table-cell office:value-type="float" office:value="0.9692531747493">
            <text:p>0.96925</text:p>
          </table:table-cell>
          <table:table-cell table:formula="of:=[.I15]/360" office:value-type="float" office:value="11.1722222222222">
            <text:p>11,1722222222</text:p>
          </table:table-cell>
          <table:table-cell table:formula="of:=[.J15]/100" office:value-type="percentage" office:value="0.002834097673487">
            <text:p>0,28%</text:p>
          </table:table-cell>
        </table:table-row>
        <table:table-row table:style-name="ro1">
          <table:table-cell office:value-type="date" office:date-value="2028-06-21">
            <text:p>21.06.2028</text:p>
          </table:table-cell>
          <table:table-cell office:value-type="string">
            <text:p>4387</text:p>
          </table:table-cell>
          <table:table-cell office:value-type="float" office:value="0.6370896382028">
            <text:p>0.63709</text:p>
          </table:table-cell>
          <table:table-cell office:value-type="float" office:value="0.9262853502769">
            <text:p>0.92629</text:p>
          </table:table-cell>
          <table:table-cell table:formula="of:=[.B16]/360" office:value-type="float" office:value="12.1861111111111">
            <text:p>12,1861111111</text:p>
          </table:table-cell>
          <table:table-cell table:formula="of:=[.C16]/100" office:value-type="percentage" office:value="0.006370896382028">
            <text:p>0,64%</text:p>
          </table:table-cell>
          <table:table-cell/>
          <table:table-cell office:value-type="date" office:date-value="2028-06-21">
            <text:p>21.06.2028</text:p>
          </table:table-cell>
          <table:table-cell office:value-type="string">
            <text:p>4387</text:p>
          </table:table-cell>
          <table:table-cell office:value-type="float" office:value="0.3704731563478">
            <text:p>0.37047</text:p>
          </table:table-cell>
          <table:table-cell office:value-type="float" office:value="0.9564489832706">
            <text:p>0.95645</text:p>
          </table:table-cell>
          <table:table-cell table:formula="of:=[.I16]/360" office:value-type="float" office:value="12.1861111111111">
            <text:p>12,1861111111</text:p>
          </table:table-cell>
          <table:table-cell table:formula="of:=[.J16]/100" office:value-type="percentage" office:value="0.003704731563478">
            <text:p>0,37%</text:p>
          </table:table-cell>
        </table:table-row>
        <table:table-row table:style-name="ro1">
          <table:table-cell office:value-type="date" office:date-value="2029-06-21">
            <text:p>21.06.2029</text:p>
          </table:table-cell>
          <table:table-cell office:value-type="string">
            <text:p>4752</text:p>
          </table:table-cell>
          <table:table-cell office:value-type="float" office:value="0.7057498912568">
            <text:p>0.70575</text:p>
          </table:table-cell>
          <table:table-cell office:value-type="float" office:value="0.9122120224619">
            <text:p>0.91221</text:p>
          </table:table-cell>
          <table:table-cell table:formula="of:=[.B17]/360" office:value-type="float" office:value="13.2">
            <text:p>13,2</text:p>
          </table:table-cell>
          <table:table-cell table:formula="of:=[.C17]/100" office:value-type="percentage" office:value="0.007057498912568">
            <text:p>0,71%</text:p>
          </table:table-cell>
          <table:table-cell/>
          <table:table-cell office:value-type="date" office:date-value="2029-06-21">
            <text:p>21.06.2029</text:p>
          </table:table-cell>
          <table:table-cell office:value-type="string">
            <text:p>4752</text:p>
          </table:table-cell>
          <table:table-cell office:value-type="float" office:value="0.4476895618928">
            <text:p>0.44769</text:p>
          </table:table-cell>
          <table:table-cell office:value-type="float" office:value="0.9433805725881">
            <text:p>0.94338</text:p>
          </table:table-cell>
          <table:table-cell table:formula="of:=[.I17]/360" office:value-type="float" office:value="13.2">
            <text:p>13,2</text:p>
          </table:table-cell>
          <table:table-cell table:formula="of:=[.J17]/100" office:value-type="percentage" office:value="0.004476895618928">
            <text:p>0,45%</text:p>
          </table:table-cell>
        </table:table-row>
        <table:table-row table:style-name="ro1">
          <table:table-cell office:value-type="date" office:date-value="2030-06-21">
            <text:p>21.06.2030</text:p>
          </table:table-cell>
          <table:table-cell office:value-type="string">
            <text:p>5117</text:p>
          </table:table-cell>
          <table:table-cell office:value-type="float" office:value="0.7645277757019">
            <text:p>0.76453</text:p>
          </table:table-cell>
          <table:table-cell office:value-type="float" office:value="0.8983634944324">
            <text:p>0.89836</text:p>
          </table:table-cell>
          <table:table-cell table:formula="of:=[.B18]/360" office:value-type="float" office:value="14.2138888888889">
            <text:p>14,2138888889</text:p>
          </table:table-cell>
          <table:table-cell table:formula="of:=[.C18]/100" office:value-type="percentage" office:value="0.007645277757019">
            <text:p>0,76%</text:p>
          </table:table-cell>
          <table:table-cell/>
          <table:table-cell office:value-type="date" office:date-value="2030-06-21">
            <text:p>21.06.2030</text:p>
          </table:table-cell>
          <table:table-cell office:value-type="string">
            <text:p>5117</text:p>
          </table:table-cell>
          <table:table-cell office:value-type="float" office:value="0.5152479628994">
            <text:p>0.51525</text:p>
          </table:table-cell>
          <table:table-cell office:value-type="float" office:value="0.9303136147833">
            <text:p>0.93031</text:p>
          </table:table-cell>
          <table:table-cell table:formula="of:=[.I18]/360" office:value-type="float" office:value="14.2138888888889">
            <text:p>14,2138888889</text:p>
          </table:table-cell>
          <table:table-cell table:formula="of:=[.J18]/100" office:value-type="percentage" office:value="0.005152479628994">
            <text:p>0,52%</text:p>
          </table:table-cell>
        </table:table-row>
        <table:table-row table:style-name="ro1">
          <table:table-cell office:value-type="date" office:date-value="2031-06-23">
            <text:p>23.06.2031</text:p>
          </table:table-cell>
          <table:table-cell office:value-type="string">
            <text:p>5484</text:p>
          </table:table-cell>
          <table:table-cell office:value-type="float" office:value="0.8138180508813">
            <text:p>0.81382</text:p>
          </table:table-cell>
          <table:table-cell office:value-type="float" office:value="0.884906424054">
            <text:p>0.88491</text:p>
          </table:table-cell>
          <table:table-cell table:formula="of:=[.B19]/360" office:value-type="float" office:value="15.2333333333333">
            <text:p>15,2333333333</text:p>
          </table:table-cell>
          <table:table-cell table:formula="of:=[.C19]/100" office:value-type="percentage" office:value="0.008138180508813">
            <text:p>0,81%</text:p>
          </table:table-cell>
          <table:table-cell/>
          <table:table-cell office:value-type="date" office:date-value="2031-06-23">
            <text:p>23.06.2031</text:p>
          </table:table-cell>
          <table:table-cell office:value-type="string">
            <text:p>5484</text:p>
          </table:table-cell>
          <table:table-cell office:value-type="float" office:value="0.5732563861362">
            <text:p>0.57326</text:p>
          </table:table-cell>
          <table:table-cell office:value-type="float" office:value="0.9174751271353">
            <text:p>0.91748</text:p>
          </table:table-cell>
          <table:table-cell table:formula="of:=[.I19]/360" office:value-type="float" office:value="15.2333333333333">
            <text:p>15,2333333333</text:p>
          </table:table-cell>
          <table:table-cell table:formula="of:=[.J19]/100" office:value-type="percentage" office:value="0.005732563861362">
            <text:p>0,57%</text:p>
          </table:table-cell>
        </table:table-row>
        <table:table-row table:style-name="ro1"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8" office:value-type="float" office:value="0.8534612513843">
            <text:p>0.85346</text:p>
          </table:table-cell>
          <table:table-cell table:style-name="ce8" office:value-type="float" office:value="0.8721554302811">
            <text:p>0.87216</text:p>
          </table:table-cell>
          <table:table-cell table:formula="of:=[.B20]/360" office:value-type="float" office:value="16.25">
            <text:p>16,25</text:p>
          </table:table-cell>
          <table:table-cell table:formula="of:=[.C20]/100" office:value-type="percentage" office:value="0.008534612513843">
            <text:p>0,85%</text:p>
          </table:table-cell>
          <table:table-cell/>
          <table:table-cell table:style-name="ce5" office:value-type="date" office:date-value="2032-06-23">
            <text:p>23.06.2032</text:p>
          </table:table-cell>
          <table:table-cell table:style-name="ce12" office:value-type="string">
            <text:p>5850</text:p>
          </table:table-cell>
          <table:table-cell table:style-name="ce14" office:value-type="float" office:value="0.6212015021819">
            <text:p>0.6212</text:p>
          </table:table-cell>
          <table:table-cell table:style-name="ce8" office:value-type="float" office:value="0.9052334320805">
            <text:p>0.90523</text:p>
          </table:table-cell>
          <table:table-cell table:formula="of:=[.I20]/360" office:value-type="float" office:value="16.25">
            <text:p>16,25</text:p>
          </table:table-cell>
          <table:table-cell table:formula="of:=[.J20]/100" office:value-type="percentage" office:value="0.006212015021819">
            <text:p>0,62%</text:p>
          </table:table-cell>
        </table:table-row>
        <table:table-row table:style-name="ro1">
          <table:table-cell office:value-type="date" office:date-value="2033-06-23">
            <text:p>23.06.2033</text:p>
          </table:table-cell>
          <table:table-cell office:value-type="string">
            <text:p>6215</text:p>
          </table:table-cell>
          <table:table-cell office:value-type="float" office:value="0.8846481751283">
            <text:p>0.88465</text:p>
          </table:table-cell>
          <table:table-cell office:value-type="float" office:value="0.8601636998938">
            <text:p>0.86016</text:p>
          </table:table-cell>
          <table:table-cell table:formula="of:=[.B21]/360" office:value-type="float" office:value="17.2638888888889">
            <text:p>17,2638888889</text:p>
          </table:table-cell>
          <table:table-cell table:formula="of:=[.C21]/100" office:value-type="percentage" office:value="0.008846481751283">
            <text:p>0,88%</text:p>
          </table:table-cell>
          <table:table-cell/>
          <table:table-cell office:value-type="date" office:date-value="2033-06-23">
            <text:p>23.06.2033</text:p>
          </table:table-cell>
          <table:table-cell office:value-type="string">
            <text:p>6215</text:p>
          </table:table-cell>
          <table:table-cell office:value-type="float" office:value="0.660212224204">
            <text:p>0.66021</text:p>
          </table:table-cell>
          <table:table-cell office:value-type="float" office:value="0.8936715561432">
            <text:p>0.89367</text:p>
          </table:table-cell>
          <table:table-cell table:formula="of:=[.I21]/360" office:value-type="float" office:value="17.2638888888889">
            <text:p>17,2638888889</text:p>
          </table:table-cell>
          <table:table-cell table:formula="of:=[.J21]/100" office:value-type="percentage" office:value="0.00660212224204">
            <text:p>0,66%</text:p>
          </table:table-cell>
        </table:table-row>
        <table:table-row table:style-name="ro1"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9087373667669">
            <text:p>0.90874</text:p>
          </table:table-cell>
          <table:table-cell table:style-name="ce8" office:value-type="float" office:value="0.8488933701836">
            <text:p>0.84889</text:p>
          </table:table-cell>
          <table:table-cell table:formula="of:=[.B22]/360" office:value-type="float" office:value="18.2777777777778">
            <text:p>18,2777777778</text:p>
          </table:table-cell>
          <table:table-cell table:formula="of:=[.C22]/100" office:value-type="percentage" office:value="0.009087373667669">
            <text:p>0,91%</text:p>
          </table:table-cell>
          <table:table-cell/>
          <table:table-cell table:style-name="ce5" office:value-type="date" office:date-value="2034-06-23">
            <text:p>23.06.2034</text:p>
          </table:table-cell>
          <table:table-cell table:style-name="ce12" office:value-type="string">
            <text:p>6580</text:p>
          </table:table-cell>
          <table:table-cell table:style-name="ce8" office:value-type="float" office:value="0.6916597312098">
            <text:p>0.69166</text:p>
          </table:table-cell>
          <table:table-cell table:style-name="ce8" office:value-type="float" office:value="0.8827720661472">
            <text:p>0.88277</text:p>
          </table:table-cell>
          <table:table-cell table:formula="of:=[.I22]/360" office:value-type="float" office:value="18.2777777777778">
            <text:p>18,2777777778</text:p>
          </table:table-cell>
          <table:table-cell table:formula="of:=[.J22]/100" office:value-type="percentage" office:value="0.006916597312098">
            <text:p>0,69%</text:p>
          </table:table-cell>
        </table:table-row>
        <table:table-row table:style-name="ro1">
          <table:table-cell office:value-type="date" office:date-value="2035-06-23">
            <text:p>23.06.2035</text:p>
          </table:table-cell>
          <table:table-cell office:value-type="string">
            <text:p>6945</text:p>
          </table:table-cell>
          <table:table-cell office:value-type="float" office:value="0.9269665059764">
            <text:p>0.92697</text:p>
          </table:table-cell>
          <table:table-cell table:style-name="ce15" office:value-type="float" office:value="0.8383013813322">
            <text:p>0.8383</text:p>
          </table:table-cell>
          <table:table-cell table:formula="of:=[.B23]/360" office:value-type="float" office:value="19.2916666666667">
            <text:p>19,2916666667</text:p>
          </table:table-cell>
          <table:table-cell table:formula="of:=[.C23]/100" office:value-type="percentage" office:value="0.009269665059764">
            <text:p>0,93%</text:p>
          </table:table-cell>
          <table:table-cell/>
          <table:table-cell office:value-type="date" office:date-value="2035-06-23">
            <text:p>23.06.2035</text:p>
          </table:table-cell>
          <table:table-cell office:value-type="string">
            <text:p>6945</text:p>
          </table:table-cell>
          <table:table-cell office:value-type="float" office:value="0.7167710411074">
            <text:p>0.71677</text:p>
          </table:table-cell>
          <table:table-cell office:value-type="float" office:value="0.8725085081968">
            <text:p>0.87251</text:p>
          </table:table-cell>
          <table:table-cell table:formula="of:=[.I23]/360" office:value-type="float" office:value="19.2916666666667">
            <text:p>19,2916666667</text:p>
          </table:table-cell>
          <table:table-cell table:formula="of:=[.J23]/100" office:value-type="percentage" office:value="0.007167710411074">
            <text:p>0,72%</text:p>
          </table:table-cell>
        </table:table-row>
        <table:table-row table:style-name="ro1"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9406053368303">
            <text:p>0.94061</text:p>
          </table:table-cell>
          <table:table-cell table:style-name="ce8" office:value-type="float" office:value="0.8282795693299">
            <text:p>0.82828</text:p>
          </table:table-cell>
          <table:table-cell table:formula="of:=[.B24]/360" office:value-type="float" office:value="20.3083333333333">
            <text:p>20,3083333333</text:p>
          </table:table-cell>
          <table:table-cell table:formula="of:=[.C24]/100" office:value-type="percentage" office:value="0.009406053368303">
            <text:p>0,94%</text:p>
          </table:table-cell>
          <table:table-cell/>
          <table:table-cell table:style-name="ce5" office:value-type="date" office:date-value="2036-06-23">
            <text:p>23.06.2036</text:p>
          </table:table-cell>
          <table:table-cell table:style-name="ce12" office:value-type="string">
            <text:p>7311</text:p>
          </table:table-cell>
          <table:table-cell table:style-name="ce8" office:value-type="float" office:value="0.7368220792859">
            <text:p>0.73682</text:p>
          </table:table-cell>
          <table:table-cell table:style-name="ce8" office:value-type="float" office:value="0.8627878282564">
            <text:p>0.86279</text:p>
          </table:table-cell>
          <table:table-cell table:formula="of:=[.I24]/360" office:value-type="float" office:value="20.3083333333333">
            <text:p>20,3083333333</text:p>
          </table:table-cell>
          <table:table-cell table:formula="of:=[.J24]/100" office:value-type="percentage" office:value="0.007368220792859">
            <text:p>0,74%</text:p>
          </table:table-cell>
        </table:table-row>
        <table:table-row table:style-name="ro1">
          <table:table-cell office:value-type="date" office:date-value="2037-06-23">
            <text:p>23.06.2037</text:p>
          </table:table-cell>
          <table:table-cell office:value-type="string">
            <text:p>7676</text:p>
          </table:table-cell>
          <table:table-cell office:value-type="float" office:value="0.9507697580629">
            <text:p>0.95077</text:p>
          </table:table-cell>
          <table:table-cell office:value-type="float" office:value="0.8187731787212">
            <text:p>0.81877</text:p>
          </table:table-cell>
          <table:table-cell table:formula="of:=[.B25]/360" office:value-type="float" office:value="21.3222222222222">
            <text:p>21,3222222222</text:p>
          </table:table-cell>
          <table:table-cell table:formula="of:=[.C25]/100" office:value-type="percentage" office:value="0.009507697580629">
            <text:p>0,95%</text:p>
          </table:table-cell>
          <table:table-cell/>
          <table:table-cell office:value-type="date" office:date-value="2037-06-23">
            <text:p>23.06.2037</text:p>
          </table:table-cell>
          <table:table-cell office:value-type="string">
            <text:p>7676</text:p>
          </table:table-cell>
          <table:table-cell office:value-type="float" office:value="0.7528727680404">
            <text:p>0.75287</text:p>
          </table:table-cell>
          <table:table-cell office:value-type="float" office:value="0.8535679091213">
            <text:p>0.85357</text:p>
          </table:table-cell>
          <table:table-cell table:formula="of:=[.I25]/360" office:value-type="float" office:value="21.3222222222222">
            <text:p>21,3222222222</text:p>
          </table:table-cell>
          <table:table-cell table:formula="of:=[.J25]/100" office:value-type="percentage" office:value="0.007528727680404">
            <text:p>0,75%</text:p>
          </table:table-cell>
        </table:table-row>
        <table:table-row table:style-name="ro1"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9579842090477">
            <text:p>0.95798</text:p>
          </table:table-cell>
          <table:table-cell table:style-name="ce8" office:value-type="float" office:value="0.8097374387456">
            <text:p>0.80974</text:p>
          </table:table-cell>
          <table:table-cell table:formula="of:=[.B26]/360" office:value-type="float" office:value="22.3361111111111">
            <text:p>22,3361111111</text:p>
          </table:table-cell>
          <table:table-cell table:formula="of:=[.C26]/100" office:value-type="percentage" office:value="0.009579842090477">
            <text:p>0,96%</text:p>
          </table:table-cell>
          <table:table-cell/>
          <table:table-cell table:style-name="ce5" office:value-type="date" office:date-value="2038-06-23">
            <text:p>23.06.2038</text:p>
          </table:table-cell>
          <table:table-cell table:style-name="ce12" office:value-type="string">
            <text:p>8041</text:p>
          </table:table-cell>
          <table:table-cell table:style-name="ce8" office:value-type="float" office:value="0.7655195953158">
            <text:p>0.76552</text:p>
          </table:table-cell>
          <table:table-cell table:style-name="ce8" office:value-type="float" office:value="0.8448087441688">
            <text:p>0.84481</text:p>
          </table:table-cell>
          <table:table-cell table:formula="of:=[.I26]/360" office:value-type="float" office:value="22.3361111111111">
            <text:p>22,3361111111</text:p>
          </table:table-cell>
          <table:table-cell table:formula="of:=[.J26]/100" office:value-type="percentage" office:value="0.007655195953158">
            <text:p>0,77%</text:p>
          </table:table-cell>
        </table:table-row>
        <table:table-row table:style-name="ro1">
          <table:table-cell office:value-type="date" office:date-value="2039-06-23">
            <text:p>23.06.2039</text:p>
          </table:table-cell>
          <table:table-cell office:value-type="string">
            <text:p>8406</text:p>
          </table:table-cell>
          <table:table-cell office:value-type="float" office:value="0.9626800217101">
            <text:p>0.96268</text:p>
          </table:table-cell>
          <table:table-cell office:value-type="float" office:value="0.8011504452702">
            <text:p>0.80115</text:p>
          </table:table-cell>
          <table:table-cell table:formula="of:=[.B27]/360" office:value-type="float" office:value="23.35">
            <text:p>23,35</text:p>
          </table:table-cell>
          <table:table-cell table:formula="of:=[.C27]/100" office:value-type="percentage" office:value="0.009626800217101">
            <text:p>0,96%</text:p>
          </table:table-cell>
          <table:table-cell/>
          <table:table-cell office:value-type="date" office:date-value="2039-06-23">
            <text:p>23.06.2039</text:p>
          </table:table-cell>
          <table:table-cell office:value-type="string">
            <text:p>8406</text:p>
          </table:table-cell>
          <table:table-cell office:value-type="float" office:value="0.7752374992321">
            <text:p>0.77524</text:p>
          </table:table-cell>
          <table:table-cell office:value-type="float" office:value="0.8364920537168">
            <text:p>0.83649</text:p>
          </table:table-cell>
          <table:table-cell table:formula="of:=[.I27]/360" office:value-type="float" office:value="23.35">
            <text:p>23,35</text:p>
          </table:table-cell>
          <table:table-cell table:formula="of:=[.J27]/100" office:value-type="percentage" office:value="0.007752374992321">
            <text:p>0,78%</text:p>
          </table:table-cell>
        </table:table-row>
        <table:table-row table:style-name="ro1"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9652932029412">
            <text:p>0.96529</text:p>
          </table:table-cell>
          <table:table-cell table:style-name="ce8" office:value-type="float" office:value="0.7929558564825">
            <text:p>0.79296</text:p>
          </table:table-cell>
          <table:table-cell table:formula="of:=[.B28]/360" office:value-type="float" office:value="24.3666666666667">
            <text:p>24,3666666667</text:p>
          </table:table-cell>
          <table:table-cell table:formula="of:=[.C28]/100" office:value-type="percentage" office:value="0.009652932029412">
            <text:p>0,97%</text:p>
          </table:table-cell>
          <table:table-cell/>
          <table:table-cell table:style-name="ce5" office:value-type="date" office:date-value="2040-06-23">
            <text:p>23.06.2040</text:p>
          </table:table-cell>
          <table:table-cell table:style-name="ce12" office:value-type="string">
            <text:p>8772</text:p>
          </table:table-cell>
          <table:table-cell table:style-name="ce8" office:value-type="float" office:value="0.7825183837402">
            <text:p>0.78252</text:p>
          </table:table-cell>
          <table:table-cell table:style-name="ce8" office:value-type="float" office:value="0.8285636011665">
            <text:p>0.82856</text:p>
          </table:table-cell>
          <table:table-cell table:formula="of:=[.I28]/360" office:value-type="float" office:value="24.3666666666667">
            <text:p>24,3666666667</text:p>
          </table:table-cell>
          <table:table-cell table:formula="of:=[.J28]/100" office:value-type="percentage" office:value="0.007825183837402">
            <text:p>0,78%</text:p>
          </table:table-cell>
        </table:table-row>
        <table:table-row table:style-name="ro1">
          <table:table-cell office:value-type="date" office:date-value="2041-06-21">
            <text:p>21.06.2041</text:p>
          </table:table-cell>
          <table:table-cell office:value-type="string">
            <text:p>9135</text:p>
          </table:table-cell>
          <table:table-cell office:value-type="float" office:value="0.9662403200435">
            <text:p>0.96624</text:p>
          </table:table-cell>
          <table:table-cell office:value-type="float" office:value="0.7851937287847">
            <text:p>0.78519</text:p>
          </table:table-cell>
          <table:table-cell table:formula="of:=[.B29]/360" office:value-type="float" office:value="25.375">
            <text:p>25,375</text:p>
          </table:table-cell>
          <table:table-cell table:formula="of:=[.C29]/100" office:value-type="percentage" office:value="0.009662403200435">
            <text:p>0,97%</text:p>
          </table:table-cell>
          <table:table-cell/>
          <table:table-cell office:value-type="date" office:date-value="2041-06-21">
            <text:p>21.06.2041</text:p>
          </table:table-cell>
          <table:table-cell office:value-type="string">
            <text:p>9135</text:p>
          </table:table-cell>
          <table:table-cell office:value-type="float" office:value="0.7877740820104">
            <text:p>0.78777</text:p>
          </table:table-cell>
          <table:table-cell office:value-type="float" office:value="0.8210597878168">
            <text:p>0.82106</text:p>
          </table:table-cell>
          <table:table-cell table:formula="of:=[.I29]/360" office:value-type="float" office:value="25.375">
            <text:p>25,375</text:p>
          </table:table-cell>
          <table:table-cell table:formula="of:=[.J29]/100" office:value-type="percentage" office:value="0.007877740820104">
            <text:p>0,79%</text:p>
          </table:table-cell>
        </table:table-row>
        <table:table-row table:style-name="ro1"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9659800376198">
            <text:p>0.96598</text:p>
          </table:table-cell>
          <table:table-cell table:style-name="ce14" office:value-type="float" office:value="0.7776960892948">
            <text:p>0.7777</text:p>
          </table:table-cell>
          <table:table-cell table:formula="of:=[.B30]/360" office:value-type="float" office:value="26.3888888888889">
            <text:p>26,3888888889</text:p>
          </table:table-cell>
          <table:table-cell table:formula="of:=[.C30]/100" office:value-type="percentage" office:value="0.009659800376198">
            <text:p>0,97%</text:p>
          </table:table-cell>
          <table:table-cell/>
          <table:table-cell table:style-name="ce5" office:value-type="date" office:date-value="2042-06-21">
            <text:p>21.06.2042</text:p>
          </table:table-cell>
          <table:table-cell table:style-name="ce12" office:value-type="string">
            <text:p>9500</text:p>
          </table:table-cell>
          <table:table-cell table:style-name="ce8" office:value-type="float" office:value="0.7915669091209">
            <text:p>0.79157</text:p>
          </table:table-cell>
          <table:table-cell table:style-name="ce8" office:value-type="float" office:value="0.8138133296623">
            <text:p>0.81381</text:p>
          </table:table-cell>
          <table:table-cell table:formula="of:=[.I30]/360" office:value-type="float" office:value="26.3888888888889">
            <text:p>26,3888888889</text:p>
          </table:table-cell>
          <table:table-cell table:formula="of:=[.J30]/100" office:value-type="percentage" office:value="0.007915669091209">
            <text:p>0,79%</text:p>
          </table:table-cell>
        </table:table-row>
        <table:table-row table:style-name="ro1">
          <table:table-cell office:value-type="date" office:date-value="2043-06-21">
            <text:p>21.06.2043</text:p>
          </table:table-cell>
          <table:table-cell office:value-type="string">
            <text:p>9865</text:p>
          </table:table-cell>
          <table:table-cell office:value-type="float" office:value="0.9647812930245">
            <text:p>0.96478</text:p>
          </table:table-cell>
          <table:table-cell office:value-type="float" office:value="0.7704694514082">
            <text:p>0.77047</text:p>
          </table:table-cell>
          <table:table-cell table:formula="of:=[.B31]/360" office:value-type="float" office:value="27.4027777777778">
            <text:p>27,4027777778</text:p>
          </table:table-cell>
          <table:table-cell table:formula="of:=[.C31]/100" office:value-type="percentage" office:value="0.009647812930245">
            <text:p>0,96%</text:p>
          </table:table-cell>
          <table:table-cell/>
          <table:table-cell office:value-type="date" office:date-value="2043-06-21">
            <text:p>21.06.2043</text:p>
          </table:table-cell>
          <table:table-cell office:value-type="string">
            <text:p>9865</text:p>
          </table:table-cell>
          <table:table-cell office:value-type="float" office:value="0.7941856656775">
            <text:p>0.79419</text:p>
          </table:table-cell>
          <table:table-cell office:value-type="float" office:value="0.8068256228059">
            <text:p>0.80683</text:p>
          </table:table-cell>
          <table:table-cell table:formula="of:=[.I31]/360" office:value-type="float" office:value="27.4027777777778">
            <text:p>27,4027777778</text:p>
          </table:table-cell>
          <table:table-cell table:formula="of:=[.J31]/100" office:value-type="percentage" office:value="0.007941856656775">
            <text:p>0,79%</text:p>
          </table:table-cell>
        </table:table-row>
        <table:table-row table:style-name="ro1"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9629257494449">
            <text:p>0.96293</text:p>
          </table:table-cell>
          <table:table-cell table:style-name="ce8" office:value-type="float" office:value="0.7634486545785">
            <text:p>0.76345</text:p>
          </table:table-cell>
          <table:table-cell table:formula="of:=[.B32]/360" office:value-type="float" office:value="28.4194444444444">
            <text:p>28,4194444444</text:p>
          </table:table-cell>
          <table:table-cell table:formula="of:=[.C32]/100" office:value-type="percentage" office:value="0.009629257494449">
            <text:p>0,96%</text:p>
          </table:table-cell>
          <table:table-cell/>
          <table:table-cell table:style-name="ce5" office:value-type="date" office:date-value="2044-06-21">
            <text:p>21.06.2044</text:p>
          </table:table-cell>
          <table:table-cell table:style-name="ce12" office:value-type="string">
            <text:p>10231</text:p>
          </table:table-cell>
          <table:table-cell table:style-name="ce8" office:value-type="float" office:value="0.7959657033983">
            <text:p>0.79597</text:p>
          </table:table-cell>
          <table:table-cell table:style-name="ce8" office:value-type="float" office:value="0.800026619873">
            <text:p>0.80003</text:p>
          </table:table-cell>
          <table:table-cell table:formula="of:=[.I32]/360" office:value-type="float" office:value="28.4194444444444">
            <text:p>28,4194444444</text:p>
          </table:table-cell>
          <table:table-cell table:formula="of:=[.J32]/100" office:value-type="percentage" office:value="0.007959657033983">
            <text:p>0,80%</text:p>
          </table:table-cell>
        </table:table-row>
        <table:table-row table:style-name="ro1">
          <table:table-cell office:value-type="date" office:date-value="2045-06-21">
            <text:p>21.06.2045</text:p>
          </table:table-cell>
          <table:table-cell office:value-type="string">
            <text:p>10596</text:p>
          </table:table-cell>
          <table:table-cell office:value-type="float" office:value="0.9607115650064">
            <text:p>0.96071</text:p>
          </table:table-cell>
          <table:table-cell office:value-type="float" office:value="0.756618675705">
            <text:p>0.75662</text:p>
          </table:table-cell>
          <table:table-cell table:formula="of:=[.B33]/360" office:value-type="float" office:value="29.4333333333333">
            <text:p>29,4333333333</text:p>
          </table:table-cell>
          <table:table-cell table:formula="of:=[.C33]/100" office:value-type="percentage" office:value="0.009607115650064">
            <text:p>0,96%</text:p>
          </table:table-cell>
          <table:table-cell/>
          <table:table-cell office:value-type="date" office:date-value="2045-06-21">
            <text:p>21.06.2045</text:p>
          </table:table-cell>
          <table:table-cell office:value-type="string">
            <text:p>10596</text:p>
          </table:table-cell>
          <table:table-cell office:value-type="float" office:value="0.7972293918445">
            <text:p>0.79723</text:p>
          </table:table-cell>
          <table:table-cell office:value-type="float" office:value="0.7933928486058">
            <text:p>0.79339</text:p>
          </table:table-cell>
          <table:table-cell table:formula="of:=[.I33]/360" office:value-type="float" office:value="29.4333333333333">
            <text:p>29,4333333333</text:p>
          </table:table-cell>
          <table:table-cell table:formula="of:=[.J33]/100" office:value-type="percentage" office:value="0.007972293918445">
            <text:p>0,80%</text:p>
          </table:table-cell>
        </table:table-row>
        <table:table-row table:style-name="ro1"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9584217920069">
            <text:p>0.95842</text:p>
          </table:table-cell>
          <table:table-cell table:style-name="ce14" office:value-type="float" office:value="0.7499000282177">
            <text:p>0.7499</text:p>
          </table:table-cell>
          <table:table-cell table:formula="of:=[.B34]/360" office:value-type="float" office:value="30.4472222222222">
            <text:p>30,4472222222</text:p>
          </table:table-cell>
          <table:table-cell table:formula="of:=[.C34]/100" office:value-type="percentage" office:value="0.009584217920069">
            <text:p>0,96%</text:p>
          </table:table-cell>
          <table:table-cell/>
          <table:table-cell table:style-name="ce5" office:value-type="date" office:date-value="2046-06-21">
            <text:p>21.06.2046</text:p>
          </table:table-cell>
          <table:table-cell table:style-name="ce12" office:value-type="string">
            <text:p>10961</text:p>
          </table:table-cell>
          <table:table-cell table:style-name="ce8" office:value-type="float" office:value="0.7983139364528">
            <text:p>0.79831</text:p>
          </table:table-cell>
          <table:table-cell table:style-name="ce8" office:value-type="float" office:value="0.7868365270699">
            <text:p>0.78684</text:p>
          </table:table-cell>
          <table:table-cell table:formula="of:=[.I34]/360" office:value-type="float" office:value="30.4472222222222">
            <text:p>30,4472222222</text:p>
          </table:table-cell>
          <table:table-cell table:formula="of:=[.J34]/100" office:value-type="percentage" office:value="0.007983139364528">
            <text:p>0,80%</text:p>
          </table:table-cell>
        </table:table-row>
        <table:table-row table:style-name="ro1">
          <table:table-cell office:value-type="date" office:date-value="2047-06-21">
            <text:p>21.06.2047</text:p>
          </table:table-cell>
          <table:table-cell office:value-type="string">
            <text:p>11326</text:p>
          </table:table-cell>
          <table:table-cell office:value-type="float" office:value="0.9562635463619">
            <text:p>0.95626</text:p>
          </table:table-cell>
          <table:table-cell office:value-type="float" office:value="0.7432447442881">
            <text:p>0.74324</text:p>
          </table:table-cell>
          <table:table-cell table:formula="of:=[.B35]/360" office:value-type="float" office:value="31.4611111111111">
            <text:p>31,4611111111</text:p>
          </table:table-cell>
          <table:table-cell table:formula="of:=[.C35]/100" office:value-type="percentage" office:value="0.009562635463619">
            <text:p>0,96%</text:p>
          </table:table-cell>
          <table:table-cell/>
          <table:table-cell office:value-type="date" office:date-value="2047-06-21">
            <text:p>21.06.2047</text:p>
          </table:table-cell>
          <table:table-cell office:value-type="string">
            <text:p>11326</text:p>
          </table:table-cell>
          <table:table-cell office:value-type="float" office:value="0.7994611397003">
            <text:p>0.79946</text:p>
          </table:table-cell>
          <table:table-cell table:style-name="ce15" office:value-type="float" office:value="0.780302287108">
            <text:p>0.7803</text:p>
          </table:table-cell>
          <table:table-cell table:formula="of:=[.I35]/360" office:value-type="float" office:value="31.4611111111111">
            <text:p>31,4611111111</text:p>
          </table:table-cell>
          <table:table-cell table:formula="of:=[.J35]/100" office:value-type="percentage" office:value="0.007994611397003">
            <text:p>0,80%</text:p>
          </table:table-cell>
        </table:table-row>
        <table:table-row table:style-name="ro1"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9542165336447">
            <text:p>0.95422</text:p>
          </table:table-cell>
          <table:table-cell table:style-name="ce8" office:value-type="float" office:value="0.736634819301">
            <text:p>0.73663</text:p>
          </table:table-cell>
          <table:table-cell table:formula="of:=[.B36]/360" office:value-type="float" office:value="32.4777777777778">
            <text:p>32,4777777778</text:p>
          </table:table-cell>
          <table:table-cell table:formula="of:=[.C36]/100" office:value-type="percentage" office:value="0.009542165336447">
            <text:p>0,95%</text:p>
          </table:table-cell>
          <table:table-cell/>
          <table:table-cell table:style-name="ce5" office:value-type="date" office:date-value="2048-06-21">
            <text:p>21.06.2048</text:p>
          </table:table-cell>
          <table:table-cell table:style-name="ce12" office:value-type="string">
            <text:p>11692</text:p>
          </table:table-cell>
          <table:table-cell table:style-name="ce8" office:value-type="float" office:value="0.8006584250274">
            <text:p>0.80066</text:p>
          </table:table-cell>
          <table:table-cell table:style-name="ce8" office:value-type="float" office:value="0.7737751695741">
            <text:p>0.77378</text:p>
          </table:table-cell>
          <table:table-cell table:formula="of:=[.I36]/360" office:value-type="float" office:value="32.4777777777778">
            <text:p>32,4777777778</text:p>
          </table:table-cell>
          <table:table-cell table:formula="of:=[.J36]/100" office:value-type="percentage" office:value="0.008006584250274">
            <text:p>0,80%</text:p>
          </table:table-cell>
        </table:table-row>
        <table:table-row table:style-name="ro1">
          <table:table-cell office:value-type="date" office:date-value="2049-06-21">
            <text:p>21.06.2049</text:p>
          </table:table-cell>
          <table:table-cell office:value-type="string">
            <text:p>12057</text:p>
          </table:table-cell>
          <table:table-cell table:style-name="ce15" office:value-type="float" office:value="0.95219670193">
            <text:p>0.9522</text:p>
          </table:table-cell>
          <table:table-cell office:value-type="float" office:value="0.7301261419268">
            <text:p>0.73013</text:p>
          </table:table-cell>
          <table:table-cell table:formula="of:=[.B37]/360" office:value-type="float" office:value="33.4916666666667">
            <text:p>33,4916666667</text:p>
          </table:table-cell>
          <table:table-cell table:formula="of:=[.C37]/100" office:value-type="percentage" office:value="0.0095219670193">
            <text:p>0,95%</text:p>
          </table:table-cell>
          <table:table-cell/>
          <table:table-cell office:value-type="date" office:date-value="2049-06-21">
            <text:p>21.06.2049</text:p>
          </table:table-cell>
          <table:table-cell office:value-type="string">
            <text:p>12057</text:p>
          </table:table-cell>
          <table:table-cell office:value-type="float" office:value="0.8017936564046">
            <text:p>0.80179</text:p>
          </table:table-cell>
          <table:table-cell office:value-type="float" office:value="0.7673168115669">
            <text:p>0.76732</text:p>
          </table:table-cell>
          <table:table-cell table:formula="of:=[.I37]/360" office:value-type="float" office:value="33.4916666666667">
            <text:p>33,4916666667</text:p>
          </table:table-cell>
          <table:table-cell table:formula="of:=[.J37]/100" office:value-type="percentage" office:value="0.008017936564046">
            <text:p>0,80%</text:p>
          </table:table-cell>
        </table:table-row>
        <table:table-row table:style-name="ro1"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14" office:value-type="float" office:value="0.9501033212521">
            <text:p>0.9501</text:p>
          </table:table-cell>
          <table:table-cell table:style-name="ce8" office:value-type="float" office:value="0.7237223229783">
            <text:p>0.72372</text:p>
          </table:table-cell>
          <table:table-cell table:formula="of:=[.B38]/360" office:value-type="float" office:value="34.5055555555556">
            <text:p>34,5055555556</text:p>
          </table:table-cell>
          <table:table-cell table:formula="of:=[.C38]/100" office:value-type="percentage" office:value="0.009501033212521">
            <text:p>0,95%</text:p>
          </table:table-cell>
          <table:table-cell/>
          <table:table-cell table:style-name="ce5" office:value-type="date" office:date-value="2050-06-21">
            <text:p>21.06.2050</text:p>
          </table:table-cell>
          <table:table-cell table:style-name="ce12" office:value-type="string">
            <text:p>12422</text:p>
          </table:table-cell>
          <table:table-cell table:style-name="ce8" office:value-type="float" office:value="0.8027647364814">
            <text:p>0.80276</text:p>
          </table:table-cell>
          <table:table-cell table:style-name="ce8" office:value-type="float" office:value="0.7609375914756">
            <text:p>0.76094</text:p>
          </table:table-cell>
          <table:table-cell table:formula="of:=[.I38]/360" office:value-type="float" office:value="34.5055555555556">
            <text:p>34,5055555556</text:p>
          </table:table-cell>
          <table:table-cell table:formula="of:=[.J38]/100" office:value-type="percentage" office:value="0.008027647364814">
            <text:p>0,80%</text:p>
          </table:table-cell>
        </table:table-row>
        <table:table-row table:style-name="ro1">
          <table:table-cell office:value-type="date" office:date-value="2051-06-21">
            <text:p>21.06.2051</text:p>
          </table:table-cell>
          <table:table-cell office:value-type="string">
            <text:p>12787</text:p>
          </table:table-cell>
          <table:table-cell office:value-type="float" office:value="0.9478413708852">
            <text:p>0.94784</text:p>
          </table:table-cell>
          <table:table-cell office:value-type="float" office:value="0.7174470737405">
            <text:p>0.71745</text:p>
          </table:table-cell>
          <table:table-cell table:formula="of:=[.B39]/360" office:value-type="float" office:value="35.5194444444444">
            <text:p>35,5194444444</text:p>
          </table:table-cell>
          <table:table-cell table:formula="of:=[.C39]/100" office:value-type="percentage" office:value="0.009478413708852">
            <text:p>0,95%</text:p>
          </table:table-cell>
          <table:table-cell/>
          <table:table-cell office:value-type="date" office:date-value="2051-06-21">
            <text:p>21.06.2051</text:p>
          </table:table-cell>
          <table:table-cell office:value-type="string">
            <text:p>12787</text:p>
          </table:table-cell>
          <table:table-cell office:value-type="float" office:value="0.8034663124345">
            <text:p>0.80347</text:p>
          </table:table-cell>
          <table:table-cell office:value-type="float" office:value="0.7546679991578">
            <text:p>0.75467</text:p>
          </table:table-cell>
          <table:table-cell table:formula="of:=[.I39]/360" office:value-type="float" office:value="35.5194444444444">
            <text:p>35,5194444444</text:p>
          </table:table-cell>
          <table:table-cell table:formula="of:=[.J39]/100" office:value-type="percentage" office:value="0.008034663124345">
            <text:p>0,80%</text:p>
          </table:table-cell>
        </table:table-row>
        <table:table-row table:style-name="ro1"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945308461608">
            <text:p>0.94531</text:p>
          </table:table-cell>
          <table:table-cell table:style-name="ce8" office:value-type="float" office:value="0.7113094360676">
            <text:p>0.71131</text:p>
          </table:table-cell>
          <table:table-cell table:formula="of:=[.B40]/360" office:value-type="float" office:value="36.5361111111111">
            <text:p>36,5361111111</text:p>
          </table:table-cell>
          <table:table-cell table:formula="of:=[.C40]/100" office:value-type="percentage" office:value="0.00945308461608">
            <text:p>0,95%</text:p>
          </table:table-cell>
          <table:table-cell/>
          <table:table-cell table:style-name="ce5" office:value-type="date" office:date-value="2052-06-21">
            <text:p>21.06.2052</text:p>
          </table:table-cell>
          <table:table-cell table:style-name="ce12" office:value-type="string">
            <text:p>13153</text:p>
          </table:table-cell>
          <table:table-cell table:style-name="ce8" office:value-type="float" office:value="0.8037933150431">
            <text:p>0.80379</text:p>
          </table:table-cell>
          <table:table-cell table:style-name="ce8" office:value-type="float" office:value="0.7485241014566">
            <text:p>0.74852</text:p>
          </table:table-cell>
          <table:table-cell table:formula="of:=[.I40]/360" office:value-type="float" office:value="36.5361111111111">
            <text:p>36,5361111111</text:p>
          </table:table-cell>
          <table:table-cell table:formula="of:=[.J40]/100" office:value-type="percentage" office:value="0.008037933150431">
            <text:p>0,80%</text:p>
          </table:table-cell>
        </table:table-row>
        <table:table-row table:style-name="ro1">
          <table:table-cell office:value-type="date" office:date-value="2053-06-21">
            <text:p>21.06.2053</text:p>
          </table:table-cell>
          <table:table-cell office:value-type="string">
            <text:p>13518</text:p>
          </table:table-cell>
          <table:table-cell office:value-type="float" office:value="0.9424231966677">
            <text:p>0.94242</text:p>
          </table:table-cell>
          <table:table-cell office:value-type="float" office:value="0.7053703885194">
            <text:p>0.70537</text:p>
          </table:table-cell>
          <table:table-cell table:formula="of:=[.B41]/360" office:value-type="float" office:value="37.55">
            <text:p>37,55</text:p>
          </table:table-cell>
          <table:table-cell table:formula="of:=[.C41]/100" office:value-type="percentage" office:value="0.009424231966677">
            <text:p>0,94%</text:p>
          </table:table-cell>
          <table:table-cell/>
          <table:table-cell office:value-type="date" office:date-value="2053-06-21">
            <text:p>21.06.2053</text:p>
          </table:table-cell>
          <table:table-cell office:value-type="string">
            <text:p>13518</text:p>
          </table:table-cell>
          <table:table-cell office:value-type="float" office:value="0.8036383639211">
            <text:p>0.80364</text:p>
          </table:table-cell>
          <table:table-cell office:value-type="float" office:value="0.7425742435334">
            <text:p>0.74257</text:p>
          </table:table-cell>
          <table:table-cell table:formula="of:=[.I41]/360" office:value-type="float" office:value="37.55">
            <text:p>37,55</text:p>
          </table:table-cell>
          <table:table-cell table:formula="of:=[.J41]/100" office:value-type="percentage" office:value="0.008036383639211">
            <text:p>0,80%</text:p>
          </table:table-cell>
        </table:table-row>
        <table:table-row table:style-name="ro1"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8" office:value-type="float" office:value="0.9390840395306">
            <text:p>0.93908</text:p>
          </table:table-cell>
          <table:table-cell table:style-name="ce8" office:value-type="float" office:value="0.6996420699815">
            <text:p>0.69964</text:p>
          </table:table-cell>
          <table:table-cell table:formula="of:=[.B42]/360" office:value-type="float" office:value="38.5638888888889">
            <text:p>38,5638888889</text:p>
          </table:table-cell>
          <table:table-cell table:formula="of:=[.C42]/100" office:value-type="percentage" office:value="0.009390840395306">
            <text:p>0,94%</text:p>
          </table:table-cell>
          <table:table-cell/>
          <table:table-cell table:style-name="ce5" office:value-type="date" office:date-value="2054-06-21">
            <text:p>21.06.2054</text:p>
          </table:table-cell>
          <table:table-cell table:style-name="ce12" office:value-type="string">
            <text:p>13883</text:p>
          </table:table-cell>
          <table:table-cell table:style-name="ce14" office:value-type="float" office:value="0.8028975615675">
            <text:p>0.8029</text:p>
          </table:table-cell>
          <table:table-cell table:style-name="ce8" office:value-type="float" office:value="0.7368381356405">
            <text:p>0.73684</text:p>
          </table:table-cell>
          <table:table-cell table:formula="of:=[.I42]/360" office:value-type="float" office:value="38.5638888888889">
            <text:p>38,5638888889</text:p>
          </table:table-cell>
          <table:table-cell table:formula="of:=[.J42]/100" office:value-type="percentage" office:value="0.008028975615675">
            <text:p>0,80%</text:p>
          </table:table-cell>
        </table:table-row>
        <table:table-row table:style-name="ro1">
          <table:table-cell office:value-type="date" office:date-value="2055-06-21">
            <text:p>21.06.2055</text:p>
          </table:table-cell>
          <table:table-cell office:value-type="string">
            <text:p>14248</text:p>
          </table:table-cell>
          <table:table-cell table:style-name="ce15" office:value-type="float" office:value="0.9351959694708">
            <text:p>0.9352</text:p>
          </table:table-cell>
          <table:table-cell office:value-type="float" office:value="0.6941553393611">
            <text:p>0.69416</text:p>
          </table:table-cell>
          <table:table-cell table:formula="of:=[.B43]/360" office:value-type="float" office:value="39.5777777777778">
            <text:p>39,5777777778</text:p>
          </table:table-cell>
          <table:table-cell table:formula="of:=[.C43]/100" office:value-type="percentage" office:value="0.009351959694708">
            <text:p>0,94%</text:p>
          </table:table-cell>
          <table:table-cell/>
          <table:table-cell office:value-type="date" office:date-value="2055-06-21">
            <text:p>21.06.2055</text:p>
          </table:table-cell>
          <table:table-cell office:value-type="string">
            <text:p>14248</text:p>
          </table:table-cell>
          <table:table-cell office:value-type="float" office:value="0.8014655551588">
            <text:p>0.80147</text:p>
          </table:table-cell>
          <table:table-cell office:value-type="float" office:value="0.7313544741583">
            <text:p>0.73135</text:p>
          </table:table-cell>
          <table:table-cell table:formula="of:=[.I43]/360" office:value-type="float" office:value="39.5777777777778">
            <text:p>39,5777777778</text:p>
          </table:table-cell>
          <table:table-cell table:formula="of:=[.J43]/100" office:value-type="percentage" office:value="0.008014655551588">
            <text:p>0,80%</text:p>
          </table:table-cell>
        </table:table-row>
        <table:table-row table:style-name="ro1"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9306505776627">
            <text:p>0.93065</text:p>
          </table:table-cell>
          <table:table-cell table:style-name="ce8" office:value-type="float" office:value="0.688928909229">
            <text:p>0.68893</text:p>
          </table:table-cell>
          <table:table-cell table:formula="of:=[.B44]/360" office:value-type="float" office:value="40.5944444444444">
            <text:p>40,5944444444</text:p>
          </table:table-cell>
          <table:table-cell table:formula="of:=[.C44]/100" office:value-type="percentage" office:value="0.009306505776627">
            <text:p>0,93%</text:p>
          </table:table-cell>
          <table:table-cell/>
          <table:table-cell table:style-name="ce5" office:value-type="date" office:date-value="2056-06-21">
            <text:p>21.06.2056</text:p>
          </table:table-cell>
          <table:table-cell table:style-name="ce12" office:value-type="string">
            <text:p>14614</text:p>
          </table:table-cell>
          <table:table-cell table:style-name="ce8" office:value-type="float" office:value="0.7992296954472">
            <text:p>0.79923</text:p>
          </table:table-cell>
          <table:table-cell table:style-name="ce8" office:value-type="float" office:value="0.7261501756511">
            <text:p>0.72615</text:p>
          </table:table-cell>
          <table:table-cell table:formula="of:=[.I44]/360" office:value-type="float" office:value="40.5944444444444">
            <text:p>40,5944444444</text:p>
          </table:table-cell>
          <table:table-cell table:formula="of:=[.J44]/100" office:value-type="percentage" office:value="0.007992296954472">
            <text:p>0,80%</text:p>
          </table:table-cell>
        </table:table-row>
        <table:table-row table:style-name="ro1">
          <table:table-cell office:value-type="date" office:date-value="2057-06-21">
            <text:p>21.06.2057</text:p>
          </table:table-cell>
          <table:table-cell office:value-type="string">
            <text:p>14979</text:p>
          </table:table-cell>
          <table:table-cell table:style-name="ce15" office:value-type="float" office:value="0.9254002467499">
            <text:p>0.9254</text:p>
          </table:table-cell>
          <table:table-cell office:value-type="float" office:value="0.6840193657863">
            <text:p>0.68402</text:p>
          </table:table-cell>
          <table:table-cell table:formula="of:=[.B45]/360" office:value-type="float" office:value="41.6083333333333">
            <text:p>41,6083333333</text:p>
          </table:table-cell>
          <table:table-cell table:formula="of:=[.C45]/100" office:value-type="percentage" office:value="0.009254002467499">
            <text:p>0,93%</text:p>
          </table:table-cell>
          <table:table-cell/>
          <table:table-cell office:value-type="date" office:date-value="2057-06-21">
            <text:p>21.06.2057</text:p>
          </table:table-cell>
          <table:table-cell office:value-type="string">
            <text:p>14979</text:p>
          </table:table-cell>
          <table:table-cell office:value-type="float" office:value="0.7961293164194">
            <text:p>0.79613</text:p>
          </table:table-cell>
          <table:table-cell office:value-type="float" office:value="0.7212868400529">
            <text:p>0.72129</text:p>
          </table:table-cell>
          <table:table-cell table:formula="of:=[.I45]/360" office:value-type="float" office:value="41.6083333333333">
            <text:p>41,6083333333</text:p>
          </table:table-cell>
          <table:table-cell table:formula="of:=[.J45]/100" office:value-type="percentage" office:value="0.007961293164194">
            <text:p>0,80%</text:p>
          </table:table-cell>
        </table:table-row>
        <table:table-row table:style-name="ro1"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91948458212">
            <text:p>0.91948</text:p>
          </table:table-cell>
          <table:table-cell table:style-name="ce8" office:value-type="float" office:value="0.6794061280441">
            <text:p>0.67941</text:p>
          </table:table-cell>
          <table:table-cell table:formula="of:=[.B46]/360" office:value-type="float" office:value="42.6222222222222">
            <text:p>42,6222222222</text:p>
          </table:table-cell>
          <table:table-cell table:formula="of:=[.C46]/100" office:value-type="percentage" office:value="0.0091948458212">
            <text:p>0,92%</text:p>
          </table:table-cell>
          <table:table-cell/>
          <table:table-cell table:style-name="ce5" office:value-type="date" office:date-value="2058-06-21">
            <text:p>21.06.2058</text:p>
          </table:table-cell>
          <table:table-cell table:style-name="ce12" office:value-type="string">
            <text:p>15344</text:p>
          </table:table-cell>
          <table:table-cell table:style-name="ce8" office:value-type="float" office:value="0.7922169094775">
            <text:p>0.79222</text:p>
          </table:table-cell>
          <table:table-cell table:style-name="ce8" office:value-type="float" office:value="0.7167451320068">
            <text:p>0.71675</text:p>
          </table:table-cell>
          <table:table-cell table:formula="of:=[.I46]/360" office:value-type="float" office:value="42.6222222222222">
            <text:p>42,6222222222</text:p>
          </table:table-cell>
          <table:table-cell table:formula="of:=[.J46]/100" office:value-type="percentage" office:value="0.007922169094775">
            <text:p>0,79%</text:p>
          </table:table-cell>
        </table:table-row>
        <table:table-row table:style-name="ro1">
          <table:table-cell office:value-type="date" office:date-value="2059-06-21">
            <text:p>21.06.2059</text:p>
          </table:table-cell>
          <table:table-cell office:value-type="string">
            <text:p>15709</text:p>
          </table:table-cell>
          <table:table-cell office:value-type="float" office:value="0.9129774647608">
            <text:p>0.91298</text:p>
          </table:table-cell>
          <table:table-cell office:value-type="float" office:value="0.6750756684505">
            <text:p>0.67508</text:p>
          </table:table-cell>
          <table:table-cell table:formula="of:=[.B47]/360" office:value-type="float" office:value="43.6361111111111">
            <text:p>43,6361111111</text:p>
          </table:table-cell>
          <table:table-cell table:formula="of:=[.C47]/100" office:value-type="percentage" office:value="0.009129774647608">
            <text:p>0,91%</text:p>
          </table:table-cell>
          <table:table-cell/>
          <table:table-cell office:value-type="date" office:date-value="2059-06-21">
            <text:p>21.06.2059</text:p>
          </table:table-cell>
          <table:table-cell office:value-type="string">
            <text:p>15709</text:p>
          </table:table-cell>
          <table:table-cell office:value-type="float" office:value="0.787582645047">
            <text:p>0.78758</text:p>
          </table:table-cell>
          <table:table-cell office:value-type="float" office:value="0.7125090794276">
            <text:p>0.71251</text:p>
          </table:table-cell>
          <table:table-cell table:formula="of:=[.I47]/360" office:value-type="float" office:value="43.6361111111111">
            <text:p>43,6361111111</text:p>
          </table:table-cell>
          <table:table-cell table:formula="of:=[.J47]/100" office:value-type="percentage" office:value="0.00787582645047">
            <text:p>0,79%</text:p>
          </table:table-cell>
        </table:table-row>
        <table:table-row table:style-name="ro1"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8" office:value-type="float" office:value="0.9059328867402">
            <text:p>0.90593</text:p>
          </table:table-cell>
          <table:table-cell table:style-name="ce16" office:value-type="float" office:value="0.6710022617156">
            <text:p>0.671</text:p>
          </table:table-cell>
          <table:table-cell table:formula="of:=[.B48]/360" office:value-type="float" office:value="44.6527777777778">
            <text:p>44,6527777778</text:p>
          </table:table-cell>
          <table:table-cell table:formula="of:=[.C48]/100" office:value-type="percentage" office:value="0.009059328867402">
            <text:p>0,91%</text:p>
          </table:table-cell>
          <table:table-cell/>
          <table:table-cell table:style-name="ce5" office:value-type="date" office:date-value="2060-06-21">
            <text:p>21.06.2060</text:p>
          </table:table-cell>
          <table:table-cell table:style-name="ce12" office:value-type="string">
            <text:p>16075</text:p>
          </table:table-cell>
          <table:table-cell table:style-name="ce14" office:value-type="float" office:value="0.7823014812797">
            <text:p>0.7823</text:p>
          </table:table-cell>
          <table:table-cell table:style-name="ce8" office:value-type="float" office:value="0.7085503579516">
            <text:p>0.70855</text:p>
          </table:table-cell>
          <table:table-cell table:formula="of:=[.I48]/360" office:value-type="float" office:value="44.6527777777778">
            <text:p>44,6527777778</text:p>
          </table:table-cell>
          <table:table-cell table:formula="of:=[.J48]/100" office:value-type="percentage" office:value="0.007823014812797">
            <text:p>0,78%</text:p>
          </table:table-cell>
        </table:table-row>
        <table:table-row table:style-name="ro1">
          <table:table-cell office:value-type="date" office:date-value="2061-06-21">
            <text:p>21.06.2061</text:p>
          </table:table-cell>
          <table:table-cell office:value-type="string">
            <text:p>16440</text:p>
          </table:table-cell>
          <table:table-cell office:value-type="float" office:value="0.8984633927786">
            <text:p>0.89846</text:p>
          </table:table-cell>
          <table:table-cell office:value-type="float" office:value="0.6671917732452">
            <text:p>0.66719</text:p>
          </table:table-cell>
          <table:table-cell table:formula="of:=[.B49]/360" office:value-type="float" office:value="45.6666666666667">
            <text:p>45,6666666667</text:p>
          </table:table-cell>
          <table:table-cell table:formula="of:=[.C49]/100" office:value-type="percentage" office:value="0.008984633927786">
            <text:p>0,90%</text:p>
          </table:table-cell>
          <table:table-cell/>
          <table:table-cell office:value-type="date" office:date-value="2061-06-21">
            <text:p>21.06.2061</text:p>
          </table:table-cell>
          <table:table-cell office:value-type="string">
            <text:p>16440</text:p>
          </table:table-cell>
          <table:table-cell office:value-type="float" office:value="0.7764926534009">
            <text:p>0.77649</text:p>
          </table:table-cell>
          <table:table-cell office:value-type="float" office:value="0.7048707681226">
            <text:p>0.70487</text:p>
          </table:table-cell>
          <table:table-cell table:formula="of:=[.I49]/360" office:value-type="float" office:value="45.6666666666667">
            <text:p>45,6666666667</text:p>
          </table:table-cell>
          <table:table-cell table:formula="of:=[.J49]/100" office:value-type="percentage" office:value="0.007764926534009">
            <text:p>0,78%</text:p>
          </table:table-cell>
        </table:table-row>
        <table:table-row table:style-name="ro1"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8906242914644">
            <text:p>0.89062</text:p>
          </table:table-cell>
          <table:table-cell table:style-name="ce8" office:value-type="float" office:value="0.6636149554625">
            <text:p>0.66361</text:p>
          </table:table-cell>
          <table:table-cell table:formula="of:=[.B50]/360" office:value-type="float" office:value="46.6805555555556">
            <text:p>46,6805555556</text:p>
          </table:table-cell>
          <table:table-cell table:formula="of:=[.C50]/100" office:value-type="percentage" office:value="0.008906242914644">
            <text:p>0,89%</text:p>
          </table:table-cell>
          <table:table-cell/>
          <table:table-cell table:style-name="ce5" office:value-type="date" office:date-value="2062-06-21">
            <text:p>21.06.2062</text:p>
          </table:table-cell>
          <table:table-cell table:style-name="ce12" office:value-type="string">
            <text:p>16805</text:p>
          </table:table-cell>
          <table:table-cell table:style-name="ce8" office:value-type="float" office:value="0.7702327263524">
            <text:p>0.77023</text:p>
          </table:table-cell>
          <table:table-cell table:style-name="ce8" office:value-type="float" office:value="0.7014374229025">
            <text:p>0.70144</text:p>
          </table:table-cell>
          <table:table-cell table:formula="of:=[.I50]/360" office:value-type="float" office:value="46.6805555555556">
            <text:p>46,6805555556</text:p>
          </table:table-cell>
          <table:table-cell table:formula="of:=[.J50]/100" office:value-type="percentage" office:value="0.007702327263524">
            <text:p>0,77%</text:p>
          </table:table-cell>
        </table:table-row>
        <table:table-row table:style-name="ro1">
          <table:table-cell office:value-type="date" office:date-value="2063-06-21">
            <text:p>21.06.2063</text:p>
          </table:table-cell>
          <table:table-cell office:value-type="string">
            <text:p>17170</text:p>
          </table:table-cell>
          <table:table-cell office:value-type="float" office:value="0.8824894637856">
            <text:p>0.88249</text:p>
          </table:table-cell>
          <table:table-cell office:value-type="float" office:value="0.6602526495375">
            <text:p>0.66025</text:p>
          </table:table-cell>
          <table:table-cell table:formula="of:=[.B51]/360" office:value-type="float" office:value="47.6944444444444">
            <text:p>47,6944444444</text:p>
          </table:table-cell>
          <table:table-cell table:formula="of:=[.C51]/100" office:value-type="percentage" office:value="0.008824894637856">
            <text:p>0,88%</text:p>
          </table:table-cell>
          <table:table-cell/>
          <table:table-cell office:value-type="date" office:date-value="2063-06-21">
            <text:p>21.06.2063</text:p>
          </table:table-cell>
          <table:table-cell office:value-type="string">
            <text:p>17170</text:p>
          </table:table-cell>
          <table:table-cell office:value-type="float" office:value="0.7636118705596">
            <text:p>0.76361</text:p>
          </table:table-cell>
          <table:table-cell office:value-type="float" office:value="0.6982267360217">
            <text:p>0.69823</text:p>
          </table:table-cell>
          <table:table-cell table:formula="of:=[.I51]/360" office:value-type="float" office:value="47.6944444444444">
            <text:p>47,6944444444</text:p>
          </table:table-cell>
          <table:table-cell table:formula="of:=[.J51]/100" office:value-type="percentage" office:value="0.007636118705596">
            <text:p>0,76%</text:p>
          </table:table-cell>
        </table:table-row>
        <table:table-row table:style-name="ro1"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8" office:value-type="float" office:value="0.8741096587536">
            <text:p>0.87411</text:p>
          </table:table-cell>
          <table:table-cell table:style-name="ce8" office:value-type="float" office:value="0.6570758569595">
            <text:p>0.65708</text:p>
          </table:table-cell>
          <table:table-cell table:formula="of:=[.B52]/360" office:value-type="float" office:value="48.7111111111111">
            <text:p>48,7111111111</text:p>
          </table:table-cell>
          <table:table-cell table:formula="of:=[.C52]/100" office:value-type="percentage" office:value="0.008741096587536">
            <text:p>0,87%</text:p>
          </table:table-cell>
          <table:table-cell/>
          <table:table-cell table:style-name="ce5" office:value-type="date" office:date-value="2064-06-21">
            <text:p>21.06.2064</text:p>
          </table:table-cell>
          <table:table-cell table:style-name="ce12" office:value-type="string">
            <text:p>17536</text:p>
          </table:table-cell>
          <table:table-cell table:style-name="ce14" office:value-type="float" office:value="0.7567010860816">
            <text:p>0.7567</text:p>
          </table:table-cell>
          <table:table-cell table:style-name="ce8" office:value-type="float" office:value="0.6952051995079">
            <text:p>0.69521</text:p>
          </table:table-cell>
          <table:table-cell table:formula="of:=[.I52]/360" office:value-type="float" office:value="48.7111111111111">
            <text:p>48,7111111111</text:p>
          </table:table-cell>
          <table:table-cell table:formula="of:=[.J52]/100" office:value-type="percentage" office:value="0.007567010860816">
            <text:p>0,76%</text:p>
          </table:table-cell>
        </table:table-row>
        <table:table-row table:style-name="ro1">
          <table:table-cell office:value-type="date" office:date-value="2065-06-21">
            <text:p>21.06.2065</text:p>
          </table:table-cell>
          <table:table-cell office:value-type="string">
            <text:p>17901</text:p>
          </table:table-cell>
          <table:table-cell table:style-name="ce15" office:value-type="float" office:value="0.865604717411">
            <text:p>0.8656</text:p>
          </table:table-cell>
          <table:table-cell office:value-type="float" office:value="0.6540799059117">
            <text:p>0.65408</text:p>
          </table:table-cell>
          <table:table-cell table:formula="of:=[.B53]/360" office:value-type="float" office:value="49.725">
            <text:p>49,725</text:p>
          </table:table-cell>
          <table:table-cell table:formula="of:=[.C53]/100" office:value-type="percentage" office:value="0.00865604717411">
            <text:p>0,87%</text:p>
          </table:table-cell>
          <table:table-cell/>
          <table:table-cell office:value-type="date" office:date-value="2065-06-21">
            <text:p>21.06.2065</text:p>
          </table:table-cell>
          <table:table-cell office:value-type="string">
            <text:p>17901</text:p>
          </table:table-cell>
          <table:table-cell office:value-type="float" office:value="0.7496285131749">
            <text:p>0.74963</text:p>
          </table:table-cell>
          <table:table-cell office:value-type="float" office:value="0.6923618359255">
            <text:p>0.69236</text:p>
          </table:table-cell>
          <table:table-cell table:formula="of:=[.I53]/360" office:value-type="float" office:value="49.725">
            <text:p>49,725</text:p>
          </table:table-cell>
          <table:table-cell table:formula="of:=[.J53]/100" office:value-type="percentage" office:value="0.007496285131749">
            <text:p>0,75%</text:p>
          </table:table-cell>
        </table:table-row>
        <table:table-row table:style-name="ro1"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8570258950805">
            <text:p>0.85703</text:p>
          </table:table-cell>
          <table:table-cell table:style-name="ce8" office:value-type="float" office:value="0.6512324528197">
            <text:p>0.65123</text:p>
          </table:table-cell>
          <table:table-cell table:formula="of:=[.B54]/360" office:value-type="float" office:value="50.7388888888889">
            <text:p>50,7388888889</text:p>
          </table:table-cell>
          <table:table-cell table:formula="of:=[.C54]/100" office:value-type="percentage" office:value="0.008570258950805">
            <text:p>0,86%</text:p>
          </table:table-cell>
          <table:table-cell/>
          <table:table-cell table:style-name="ce5" office:value-type="date" office:date-value="2066-06-21">
            <text:p>21.06.2066</text:p>
          </table:table-cell>
          <table:table-cell table:style-name="ce12" office:value-type="string">
            <text:p>18266</text:p>
          </table:table-cell>
          <table:table-cell table:style-name="ce8" office:value-type="float" office:value="0.7424657698427">
            <text:p>0.74247</text:p>
          </table:table-cell>
          <table:table-cell table:style-name="ce8" office:value-type="float" office:value="0.6896587635018">
            <text:p>0.68966</text:p>
          </table:table-cell>
          <table:table-cell table:formula="of:=[.I54]/360" office:value-type="float" office:value="50.7388888888889">
            <text:p>50,7388888889</text:p>
          </table:table-cell>
          <table:table-cell table:formula="of:=[.J54]/100" office:value-type="percentage" office:value="0.007424657698427">
            <text:p>0,74%</text:p>
          </table:table-cell>
        </table:table-row>
        <table:table-row table:style-name="ro1" table:number-rows-repeated="9"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Default" table:number-columns-repeated="6"/>
        </table:table-row>
        <table:table-row table:style-name="ro1"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percentage-style style:name="N112">
      <number:number number:decimal-places="4" number:min-integer-digits="1"/>
      <number:text>%</number:text>
    </number:percentag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12.06.2017</text:date>, <text:time>09:5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4:20:02.46</meta:creation-date>
    <dc:date>2017-06-12T09:52:43.73</dc:date>
    <meta:editing-duration>PT3H29M7S</meta:editing-duration>
    <meta:editing-cycles>4</meta:editing-cycles>
    <meta:generator>OpenOffice/4.1.3$Win32 OpenOffice.org_project/413m1$Build-9783</meta:generator>
    <meta:document-statistic meta:table-count="3" meta:cell-count="24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7.005cm" svg:height="11.609cm" xlink:href=".." xlink:type="simple" chart:class="chart:scatter" chart:style-name="ch1">
        <chart:legend chart:legend-position="end" svg:x="14.523cm" svg:y="5.505cm" style:legend-expansion="high" chart:style-name="ch2"/>
        <chart:plot-area chart:style-name="ch3" table:cell-range-address="Smile_17_06_2016.F56:Smile_17_06_2016.N56 Smile_17_06_2016.F59:Smile_17_06_2016.N59" svg:x="0.79cm" svg:y="1.063cm" svg:width="13.053cm" svg:height="9.894cm">
          <chartooo:coordinate-region svg:x="0.883cm" svg:y="1.063cm" svg:width="12.773cm" svg:height="9.247cm"/>
          <chart:axis chart:dimension="x" chart:name="primary-x" chart:style-name="ch4"/>
          <chart:axis chart:dimension="y" chart:name="primary-y" chart:style-name="ch5"/>
          <chart:series chart:style-name="ch6" chart:values-cell-range-address="Smile_17_06_2016.F59:Smile_17_06_2016.N59" chart:class="chart:scatter">
            <chart:domain table:cell-range-address="Smile_17_06_2016.F56:Smile_17_06_2016.N5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mile_17_06_2016.F56:Smile_17_06_2016.N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mile_17_06_2016.F59:Smile_17_06_2016.N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503cm" svg:height="14.518cm" xlink:href=".." xlink:type="simple" chart:class="chart:scatter" chart:style-name="ch1">
        <chart:legend chart:legend-position="end" svg:x="13.994cm" svg:y="6.96cm" style:legend-expansion="high" chart:style-name="ch2"/>
        <chart:plot-area chart:style-name="ch3" table:cell-range-address="Smile_17_06_2016.A57:Smile_17_06_2016.B63" svg:x="0.78cm" svg:y="1.295cm" svg:width="12.555cm" svg:height="12.513cm">
          <chartooo:coordinate-region svg:x="1.401cm" svg:y="1.494cm" svg:width="11.934cm" svg:height="12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mile_17_06_2016.B57:Smile_17_06_2016.B63" chart:class="chart:scatter">
            <chart:domain table:cell-range-address="Smile_17_06_2016.A57:Smile_17_06_2016.A6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mile_17_06_2016.A57:Smile_17_06_2016.A63</svg:desc>
                </draw:g>
              </table:table-cell>
              <table:table-cell office:value-type="float" office:value="NaN">
                <text:p>NaN</text:p>
                <draw:g>
                  <svg:desc>Smile_17_06_2016.B57:Smile_17_06_2016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2.43cm" svg:height="12.925cm" xlink:href=".." xlink:type="simple" chart:class="chart:scatter" chart:style-name="ch1">
        <chart:legend chart:legend-position="end" svg:x="9.922cm" svg:y="6.163cm" style:legend-expansion="high" chart:style-name="ch2"/>
        <chart:plot-area chart:style-name="ch3" table:cell-range-address="Smile_17_06_2016.A57:Smile_17_06_2016.B63" svg:x="0.698cm" svg:y="1.167cm" svg:width="8.728cm" svg:height="11.08cm">
          <chartooo:coordinate-region svg:x="0.698cm" svg:y="1.167cm" svg:width="8.728cm" svg:height="11.08cm"/>
          <chart:axis chart:dimension="x" chart:name="primary-x" chart:style-name="ch4"/>
          <chart:axis chart:dimension="y" chart:name="primary-y" chart:style-name="ch4"/>
          <chart:series chart:style-name="ch5" chart:values-cell-range-address="Smile_17_06_2016.B57:Smile_17_06_2016.B63" chart:class="chart:scatter">
            <chart:domain table:cell-range-address="Smile_17_06_2016.A57:Smile_17_06_2016.A63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mile_17_06_2016.A57:Smile_17_06_2016.A63</svg:desc>
                </draw:g>
              </table:table-cell>
              <table:table-cell office:value-type="float" office:value="NaN">
                <text:p>NaN</text:p>
                <draw:g>
                  <svg:desc>Smile_17_06_2016.B57:Smile_17_06_2016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